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pple-system" svg:font-family="apple-system, BlinkMacSystemFont, 'Segoe UI', Roboto, Oxygen, Ubuntu, Cantarell, 'Fira Sans', 'Droid Sans', 'Helvetica Neue', sans-serif"/>
    <style:font-face style:name="trebuchet ms" svg:font-family="'trebuchet ms', geneva, sans-serif"/>
    <style:font-face style:name="Liberation Serif" svg:font-family="'Liberation Serif'" style:font-family-generic="roman" style:font-pitch="variable"/>
    <style:font-face style:name="Adobe 黑体 Std R" svg:font-family="'Adobe 黑体 Std 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="Adobe 黑体 Std R" fo:font-size="12pt" style:font-name-asian="Adobe 黑体 Std R" style:font-size-asian="12pt" style:language-asian="zh" style:country-asian="TW" style:font-size-complex="12pt"/>
    </style:style>
    <style:style style:name="P2" style:family="paragraph" style:parent-style-name="Text_20_body">
      <style:text-properties fo:font-variant="normal" fo:text-transform="none" fo:color="#383838" style:font-name="Adobe 黑体 Std R" fo:font-size="12pt" fo:letter-spacing="normal" style:font-name-asian="Adobe 黑体 Std R" style:font-size-asian="12pt" style:language-asian="zh" style:country-asian="TW" style:font-size-complex="12pt"/>
    </style:style>
    <style:style style:name="P3" style:family="paragraph" style:parent-style-name="Text_20_body">
      <style:text-properties style:font-name="Adobe 黑体 Std R" fo:font-size="12pt" style:font-name-asian="Adobe 黑体 Std R" style:font-size-asian="12pt" style:font-size-complex="12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838" style:font-name="Adobe 黑体 Std R" fo:font-size="12pt" fo:letter-spacing="normal" style:font-name-asian="Adobe 黑体 Std R" style:font-size-asian="12pt" style:font-style-asian="normal" style:font-weight-asian="normal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838" style:font-name="Adobe 黑体 Std R" fo:font-size="12pt" fo:letter-spacing="normal" style:font-name-asian="Adobe 黑体 Std R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838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838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838" style:font-name="Adobe 黑体 Std R" fo:font-size="11pt" fo:letter-spacing="normal" style:font-name-asian="Adobe 黑体 Std R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838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800000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2d5c6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dobe 黑体 Std R" fo:font-size="12pt" style:font-name-asian="Adobe 黑体 Std R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dobe 黑体 Std R" fo:font-size="12pt" fo:language="en" fo:country="US" style:font-name-asian="Adobe 黑体 Std R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dobe 黑体 Std R" fo:font-size="10pt" style:font-name-asian="Adobe 黑体 Std R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dobe 黑体 Std R" fo:font-size="11pt" style:font-name-asian="Adobe 黑体 Std R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Adobe 黑体 Std R" fo:font-size="11pt" fo:language="en" fo:country="US" style:font-name-asian="Adobe 黑体 Std R" style:font-size-asian="11pt" style:font-size-complex="11pt"/>
    </style:style>
    <style:style style:name="P19" style:family="paragraph" style:parent-style-name="Standard">
      <style:text-properties style:font-name="Adobe 黑体 Std R" fo:font-size="12pt" style:font-name-asian="Adobe 黑体 Std R" style:font-size-asian="12pt" style:language-asian="zh" style:country-asian="TW" style:font-size-complex="12pt"/>
    </style:style>
    <style:style style:name="P20" style:family="paragraph" style:parent-style-name="Horizontal_20_Line">
      <style:text-properties style:font-name="Adobe 黑体 Std R" fo:font-size="12pt" style:font-name-asian="Adobe 黑体 Std R" style:font-size-asian="12pt" style:font-size-complex="12pt"/>
    </style:style>
    <style:style style:name="T1" style:family="text">
      <style:text-properties fo:language="en" fo:country="US" fo:font-style="normal" fo:font-weight="normal"/>
    </style:style>
    <style:style style:name="T2" style:family="text">
      <style:text-properties style:font-style-asian="normal" style:font-weight-asian="normal"/>
    </style:style>
    <style:style style:name="T3" style:family="text">
      <style:text-properties style:font-name="apple-system" fo:language="en" fo:country="US" fo:font-style="normal" fo:font-weight="normal"/>
    </style:style>
    <style:style style:name="T4" style:family="text">
      <style:text-properties style:font-name="apple-system" fo:font-size="9.5pt" fo:language="en" fo:country="US" fo:font-style="normal" fo:font-weight="normal"/>
    </style:style>
    <style:style style:name="T5" style:family="text">
      <style:text-properties style:font-name="trebuchet ms" fo:language="en" fo:country="US" fo:font-style="normal" fo:font-weight="normal"/>
    </style:style>
    <style:style style:name="T6" style:family="text">
      <style:text-properties style:font-name="trebuchet ms" fo:font-size="9.5pt" fo:language="en" fo:country="US" fo:font-style="normal" fo:font-weight="normal"/>
    </style:style>
    <style:style style:name="T7" style:family="text">
      <style:text-properties style:font-name-asian="apple-system" style:font-style-asian="normal" style:font-weight-asian="normal"/>
    </style:style>
    <style:style style:name="T8" style:family="text">
      <style:text-properties style:font-name-asian="apple-system" style:font-size-asian="9.5pt" style:font-style-asian="normal" style:font-weight-asian="normal"/>
    </style:style>
    <style:style style:name="T9" style:family="text">
      <style:text-properties style:font-name-asian="trebuchet ms" style:font-style-asian="normal" style:font-weight-asian="normal"/>
    </style:style>
    <style:style style:name="T10" style:family="text">
      <style:text-properties style:font-name-asian="trebuchet ms" style:font-size-asian="9.5pt" style:font-style-asian="normal" style:font-weight-asian="normal"/>
    </style:style>
    <style:style style:name="T11" style:family="text">
      <style:text-properties fo:font-variant="normal" fo:text-transform="none" fo:color="#383838" style:font-name="apple-system" fo:font-size="9.5pt" fo:letter-spacing="normal" fo:font-style="normal" fo:font-weight="normal"/>
    </style:style>
    <style:style style:name="T12" style:family="text">
      <style:text-properties fo:font-variant="normal" fo:text-transform="none" fo:color="#383838" style:font-name="apple-system" fo:font-size="9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383838" style:font-name="apple-system" fo:font-size="9.5pt" fo:letter-spacing="normal" fo:language="en" fo:country="US" fo:font-style="normal" fo:font-weight="normal"/>
    </style:style>
    <style:style style:name="T14" style:family="text">
      <style:text-properties fo:font-variant="normal" fo:text-transform="none" fo:color="#383838" style:font-name="apple-system" fo:letter-spacing="normal" fo:font-style="normal" fo:font-weight="normal"/>
    </style:style>
    <style:style style:name="T15" style:family="text">
      <style:text-properties fo:font-variant="normal" fo:text-transform="none" fo:color="#383838" style:font-name="apple-system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383838" style:font-name="apple-system" fo:letter-spacing="normal" fo:language="en" fo:country="US" fo:font-style="normal" fo:font-weight="normal"/>
    </style:style>
    <style:style style:name="T17" style:family="text">
      <style:text-properties fo:font-variant="normal" fo:text-transform="none" fo:color="#383838" style:font-name="apple-system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383838" style:font-name="apple-system" fo:font-size="12pt" fo:letter-spacing="normal" fo:font-style="normal" fo:font-weight="normal" style:font-size-asian="12pt" style:font-size-complex="12pt" loext:padding="0cm" loext:border="none"/>
    </style:style>
    <style:style style:name="T19" style:family="text">
      <style:text-properties fo:font-variant="normal" fo:text-transform="none" fo:color="#383838" style:font-name="apple-system" fo:font-size="12pt" fo:letter-spacing="normal" fo:language="en" fo:country="US" fo:font-style="normal" fo:font-weight="normal" style:font-size-asian="12pt" style:font-size-complex="12pt"/>
    </style:style>
    <style:style style:name="T20" style:family="text">
      <style:text-properties fo:font-variant="normal" fo:text-transform="none" fo:color="#383838" fo:letter-spacing="normal"/>
    </style:style>
    <style:style style:name="T21" style:family="text">
      <style:text-properties fo:font-variant="normal" fo:text-transform="none" fo:color="#383838" fo:letter-spacing="normal" style:font-name-asian="trebuchet ms" style:font-size-asian="9.5pt" style:language-asian="en" style:country-asian="US" style:font-style-asian="normal" style:font-weight-asian="normal"/>
    </style:style>
    <style:style style:name="T22" style:family="text">
      <style:text-properties fo:font-variant="normal" fo:text-transform="none" fo:color="#383838" fo:letter-spacing="normal" style:font-name-asian="trebuchet ms" style:language-asian="en" style:country-asian="US" style:font-style-asian="normal" style:font-weight-asian="normal"/>
    </style:style>
    <style:style style:name="T23" style:family="text">
      <style:text-properties fo:font-variant="normal" fo:text-transform="none" fo:color="#383838" fo:letter-spacing="normal" style:font-name-asian="apple-system" style:font-size-asian="9.5pt" style:font-style-asian="normal" style:font-weight-asian="normal"/>
    </style:style>
    <style:style style:name="T24" style:family="text">
      <style:text-properties fo:font-variant="normal" fo:text-transform="none" fo:color="#383838" fo:letter-spacing="normal" style:font-name-asian="apple-system" style:font-size-asian="9.5pt" style:font-style-asian="normal" style:font-weight-asian="normal" loext:padding="0cm" loext:border="none"/>
    </style:style>
    <style:style style:name="T25" style:family="text">
      <style:text-properties fo:font-variant="normal" fo:text-transform="none" fo:color="#383838" fo:letter-spacing="normal" style:font-name-asian="apple-system" style:font-style-asian="normal" style:font-weight-asian="normal"/>
    </style:style>
    <style:style style:name="T26" style:family="text">
      <style:text-properties fo:font-variant="normal" fo:text-transform="none" fo:color="#383838" fo:letter-spacing="normal" style:font-name-asian="apple-system" style:font-style-asian="normal" style:font-weight-asian="normal" loext:padding="0cm" loext:border="none"/>
    </style:style>
    <style:style style:name="T27" style:family="text">
      <style:text-properties fo:font-variant="normal" fo:text-transform="none" fo:color="#383838" fo:letter-spacing="normal" loext:padding="0cm" loext:border="none"/>
    </style:style>
    <style:style style:name="T28" style:family="text">
      <style:text-properties fo:font-variant="normal" fo:text-transform="none" fo:color="#383838" fo:letter-spacing="normal" fo:language="en" fo:country="US" fo:font-style="normal" fo:font-weight="normal"/>
    </style:style>
    <style:style style:name="T29" style:family="text">
      <style:text-properties fo:font-variant="normal" fo:text-transform="none" fo:color="#383838" fo:letter-spacing="normal" style:font-style-asian="normal" style:font-weight-asian="normal"/>
    </style:style>
    <style:style style:name="T30" style:family="text">
      <style:text-properties fo:font-variant="normal" fo:text-transform="none" fo:color="#383838" style:font-name="trebuchet ms" fo:font-size="9.5pt" fo:letter-spacing="normal" fo:language="en" fo:country="US" fo:font-style="normal" fo:font-weight="normal"/>
    </style:style>
    <style:style style:name="T31" style:family="text">
      <style:text-properties fo:font-variant="normal" fo:text-transform="none" fo:color="#383838" style:font-name="trebuchet ms" fo:font-size="9.5pt" fo:letter-spacing="normal" fo:language="en" fo:country="US" fo:font-style="normal" fo:font-weight="normal" loext:padding="0cm" loext:border="none"/>
    </style:style>
    <style:style style:name="T32" style:family="text">
      <style:text-properties fo:font-variant="normal" fo:text-transform="none" fo:color="#383838" style:font-name="trebuchet ms" fo:letter-spacing="normal" fo:language="en" fo:country="US" fo:font-style="normal" fo:font-weight="normal"/>
    </style:style>
    <style:style style:name="T33" style:family="text">
      <style:text-properties fo:font-variant="normal" fo:text-transform="none" fo:color="#383838" style:font-name="trebuchet ms" fo:letter-spacing="normal" fo:language="en" fo:country="US" fo:font-style="normal" fo:font-weight="normal" loext:padding="0cm" loext:border="none"/>
    </style:style>
    <style:style style:name="T34" style:family="text">
      <style:text-properties fo:font-variant="normal" fo:text-transform="none" fo:color="#383838" style:font-name="trebuchet ms" fo:font-size="12pt" fo:letter-spacing="normal" fo:language="en" fo:country="US" fo:font-style="normal" fo:font-weight="normal" style:font-size-asian="12pt" style:font-size-complex="12pt"/>
    </style:style>
    <style:style style:name="T35" style:family="text">
      <style:text-properties fo:font-variant="normal" fo:text-transform="none" fo:color="#383838" style:font-name="trebuchet ms" fo:font-size="12pt" fo:letter-spacing="normal" fo:language="en" fo:country="US" fo:font-style="normal" fo:font-weight="normal" style:font-size-asian="12pt" style:font-size-complex="12pt" loext:padding="0cm" loext:border="none"/>
    </style:style>
    <style:style style:name="T36" style:family="text">
      <style:text-properties fo:font-variant="normal" fo:text-transform="none" fo:color="#383838" fo:font-size="12pt" fo:letter-spacing="normal" style:font-size-asian="12pt" style:font-size-complex="12pt"/>
    </style:style>
    <style:style style:name="T37" style:family="text">
      <style:text-properties fo:font-variant="normal" fo:text-transform="none" fo:color="#383838" fo:font-size="12pt" fo:letter-spacing="normal" style:font-size-asian="12pt" style:font-size-complex="12pt" loext:padding="0cm" loext:border="none"/>
    </style:style>
    <style:style style:name="T38" style:family="text">
      <style:text-properties fo:font-variant="normal" fo:text-transform="none" fo:color="#383838" fo:font-size="12pt" fo:letter-spacing="normal" style:font-size-asian="12pt" style:language-asian="en" style:country-asian="US" style:font-style-asian="normal" style:font-weight-asian="normal" style:font-size-complex="12pt"/>
    </style:style>
    <style:style style:name="T39" style:family="text">
      <style:text-properties fo:font-variant="normal" fo:text-transform="none" fo:color="#383838" fo:font-size="12pt" fo:letter-spacing="normal" style:font-size-asian="12pt" style:font-style-asian="normal" style:font-weight-asian="normal" style:font-size-complex="12pt"/>
    </style:style>
    <style:style style:name="T40" style:family="text">
      <style:text-properties fo:font-variant="normal" fo:text-transform="none" fo:color="#383838" fo:font-size="12pt" fo:letter-spacing="normal" style:font-size-asian="12pt" style:font-style-asian="normal" style:font-weight-asian="normal" style:font-size-complex="12pt" loext:padding="0cm" loext:border="none"/>
    </style:style>
    <style:style style:name="T41" style:family="text">
      <style:text-properties fo:font-variant="normal" fo:text-transform="none" fo:color="#383838" fo:font-size="12pt" fo:letter-spacing="normal" style:font-name-asian="trebuchet ms" style:font-size-asian="12pt" style:language-asian="en" style:country-asian="US" style:font-style-asian="normal" style:font-weight-asian="normal" style:font-size-complex="12pt"/>
    </style:style>
    <style:style style:name="T42" style:family="text">
      <style:text-properties fo:font-variant="normal" fo:text-transform="none" fo:color="#383838" fo:font-size="12pt" fo:letter-spacing="normal" style:font-name-asian="apple-system" style:font-size-asian="12pt" style:font-style-asian="normal" style:font-weight-asian="normal" style:font-size-complex="12pt"/>
    </style:style>
    <style:style style:name="T43" style:family="text">
      <style:text-properties fo:font-variant="normal" fo:text-transform="none" fo:color="#383838" fo:font-size="12pt" fo:letter-spacing="normal" style:font-name-asian="apple-system" style:font-size-asian="12pt" style:font-style-asian="normal" style:font-weight-asian="normal" style:font-size-complex="12pt" loext:padding="0cm" loext:border="none"/>
    </style:style>
    <style:style style:name="T44" style:family="text">
      <style:text-properties fo:font-variant="normal" fo:text-transform="none" fo:color="#383838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383838" fo:font-size="12pt" fo:letter-spacing="normal" fo:font-style="normal" fo:font-weight="normal" style:font-size-asian="12pt" style:font-size-complex="12pt" loext:padding="0cm" loext:border="none"/>
    </style:style>
    <style:style style:name="T46" style:family="text">
      <style:text-properties fo:font-variant="normal" fo:text-transform="none" fo:color="#383838" fo:font-size="12pt" fo:letter-spacing="normal" fo:language="en" fo:country="US" fo:font-style="normal" fo:font-weight="normal" style:font-size-asian="12pt" style:font-size-complex="12pt"/>
    </style:style>
    <style:style style:name="T47" style:family="text">
      <style:text-properties fo:font-variant="normal" fo:text-transform="none" fo:color="#383838" fo:font-size="12pt" fo:letter-spacing="normal" fo:language="en" fo:country="US" fo:font-style="normal" fo:font-weight="normal" style:font-size-asian="12pt" style:font-size-complex="12pt" loext:padding="0cm" loext:border="none"/>
    </style:style>
    <style:style style:name="T48" style:family="text">
      <style:text-properties fo:font-variant="normal" fo:text-transform="none" fo:color="#383838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T49" style:family="text">
      <style:text-properties fo:font-variant="normal" fo:text-transform="none" fo:color="#383838" style:font-name="Adobe 黑体 Std R" fo:font-size="12pt" fo:letter-spacing="normal" fo:font-style="normal" fo:font-weight="normal" style:font-name-asian="Adobe 黑体 Std R" style:font-size-asian="12pt" style:font-size-complex="12pt" loext:padding="0cm" loext:border="none"/>
    </style:style>
    <style:style style:name="T50" style:family="text">
      <style:text-properties fo:font-variant="normal" fo:text-transform="none" fo:color="#383838" style:font-name="Adobe 黑体 Std R" fo:font-size="12pt" fo:letter-spacing="normal" style:font-name-asian="Adobe 黑体 Std R" style:font-size-asian="12pt" style:font-size-complex="12pt"/>
    </style:style>
    <style:style style:name="T51" style:family="text">
      <style:text-properties fo:font-variant="normal" fo:text-transform="none" fo:color="#383838" style:font-name="Adobe 黑体 Std R" fo:font-size="12pt" fo:letter-spacing="normal" style:font-name-asian="Adobe 黑体 Std R" style:font-size-asian="12pt" style:font-size-complex="12pt" loext:padding="0cm" loext:border="none"/>
    </style:style>
    <style:style style:name="T52" style:family="text">
      <style:text-properties fo:font-variant="normal" fo:text-transform="none" fo:color="#383838" style:font-name="Adobe 黑体 Std R" fo:font-size="12pt" fo:letter-spacing="normal" style:font-name-asian="Adobe 黑体 Std R" style:font-size-asian="12pt" style:language-asian="en" style:country-asian="US" style:font-style-asian="normal" style:font-weight-asian="normal" style:font-size-complex="12pt"/>
    </style:style>
    <style:style style:name="T53" style:family="text">
      <style:text-properties fo:font-variant="normal" fo:text-transform="none" fo:color="#383838" style:font-name="Adobe 黑体 Std R" fo:font-size="12pt" fo:letter-spacing="normal" style:font-name-asian="Adobe 黑体 Std R" style:font-size-asian="12pt" style:font-style-asian="normal" style:font-weight-asian="normal" style:font-size-complex="12pt"/>
    </style:style>
    <style:style style:name="T54" style:family="text">
      <style:text-properties fo:font-variant="normal" fo:text-transform="none" fo:color="#383838" style:font-name="Adobe 黑体 Std R" fo:font-size="12pt" fo:letter-spacing="normal" style:font-name-asian="Adobe 黑体 Std R" style:font-size-asian="12pt" style:font-style-asian="normal" style:font-weight-asian="normal" style:font-size-complex="12pt" loext:padding="0cm" loext:border="none"/>
    </style:style>
    <style:style style:name="T55" style:family="text">
      <style:text-properties fo:font-variant="normal" fo:text-transform="none" fo:color="#383838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56" style:family="text">
      <style:text-properties fo:font-variant="normal" fo:text-transform="none" fo:color="#383838" style:font-name="Adobe 黑体 Std R" fo:font-size="12pt" fo:letter-spacing="normal" fo:language="en" fo:country="US" fo:font-style="normal" fo:font-weight="normal" style:font-name-asian="Adobe 黑体 Std R" style:font-size-asian="12pt" style:font-size-complex="12pt" loext:padding="0cm" loext:border="none"/>
    </style:style>
    <style:style style:name="T57" style:family="text">
      <style:text-properties fo:font-variant="normal" fo:text-transform="none" fo:color="#383838" style:font-name="Adobe 黑体 Std R" fo:letter-spacing="normal" fo:font-style="normal" fo:font-weight="normal" style:font-name-asian="Adobe 黑体 Std R"/>
    </style:style>
    <style:style style:name="T58" style:family="text">
      <style:text-properties fo:font-variant="normal" fo:text-transform="none" fo:color="#383838" style:font-name="Adobe 黑体 Std R" fo:letter-spacing="normal" fo:font-style="normal" fo:font-weight="normal" style:font-name-asian="Adobe 黑体 Std R" loext:padding="0cm" loext:border="none"/>
    </style:style>
    <style:style style:name="T59" style:family="text">
      <style:text-properties fo:font-variant="normal" fo:text-transform="none" fo:color="#383838" style:font-name="Adobe 黑体 Std R" fo:letter-spacing="normal" style:font-name-asian="Adobe 黑体 Std R"/>
    </style:style>
    <style:style style:name="T60" style:family="text">
      <style:text-properties fo:font-variant="normal" fo:text-transform="none" fo:color="#383838" style:font-name="Adobe 黑体 Std R" fo:letter-spacing="normal" style:font-name-asian="Adobe 黑体 Std R" style:language-asian="en" style:country-asian="US" style:font-style-asian="normal" style:font-weight-asian="normal"/>
    </style:style>
    <style:style style:name="T61" style:family="text">
      <style:text-properties fo:font-variant="normal" fo:text-transform="none" fo:color="#383838" style:font-name="Adobe 黑体 Std R" fo:letter-spacing="normal" style:font-name-asian="Adobe 黑体 Std R" style:font-style-asian="normal" style:font-weight-asian="normal"/>
    </style:style>
    <style:style style:name="T62" style:family="text">
      <style:text-properties fo:font-variant="normal" fo:text-transform="none" fo:color="#383838" style:font-name="Adobe 黑体 Std R" fo:letter-spacing="normal" style:font-name-asian="Adobe 黑体 Std R" loext:padding="0cm" loext:border="none"/>
    </style:style>
    <style:style style:name="T63" style:family="text">
      <style:text-properties fo:font-variant="normal" fo:text-transform="none" fo:color="#383838" style:font-name="Adobe 黑体 Std R" fo:letter-spacing="normal" fo:language="en" fo:country="US" fo:font-style="normal" fo:font-weight="normal" style:font-name-asian="Adobe 黑体 Std R"/>
    </style:style>
    <style:style style:name="T64" style:family="text">
      <style:text-properties fo:font-variant="normal" fo:text-transform="none" fo:color="#383838" style:font-name="Adobe 黑体 Std R" fo:letter-spacing="normal" fo:language="en" fo:country="US" fo:font-style="normal" fo:font-weight="normal" style:font-name-asian="Adobe 黑体 Std R" loext:padding="0cm" loext:border="none"/>
    </style:style>
    <style:style style:name="T65" style:family="text">
      <style:text-properties fo:font-variant="normal" fo:text-transform="none" fo:color="#383838" style:font-name="Adobe 黑体 Std R" fo:font-size="10pt" fo:letter-spacing="normal" fo:font-style="normal" fo:font-weight="normal" style:font-name-asian="Adobe 黑体 Std R" style:font-size-asian="10pt" style:font-size-complex="10pt"/>
    </style:style>
    <style:style style:name="T66" style:family="text">
      <style:text-properties fo:font-variant="normal" fo:text-transform="none" fo:color="#383838" style:font-name="Adobe 黑体 Std R" fo:font-size="10pt" fo:letter-spacing="normal" style:font-name-asian="Adobe 黑体 Std R" style:font-size-asian="10pt" style:font-size-complex="10pt"/>
    </style:style>
    <style:style style:name="T67" style:family="text">
      <style:text-properties fo:font-variant="normal" fo:text-transform="none" fo:color="#383838" style:font-name="Adobe 黑体 Std R" fo:font-size="11pt" fo:letter-spacing="normal" fo:font-style="normal" fo:font-weight="normal" style:font-name-asian="Adobe 黑体 Std R" style:font-size-asian="11pt" style:font-size-complex="11pt"/>
    </style:style>
    <style:style style:name="T68" style:family="text">
      <style:text-properties fo:font-variant="normal" fo:text-transform="none" fo:color="#383838" style:font-name="Adobe 黑体 Std R" fo:font-size="11pt" fo:letter-spacing="normal" fo:font-style="normal" fo:font-weight="normal" style:font-name-asian="Adobe 黑体 Std R" style:font-size-asian="11pt" style:font-size-complex="11pt" loext:padding="0cm" loext:border="none"/>
    </style:style>
    <style:style style:name="T69" style:family="text">
      <style:text-properties fo:font-variant="normal" fo:text-transform="none" fo:color="#383838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70" style:family="text">
      <style:text-properties fo:font-variant="normal" fo:text-transform="none" fo:color="#383838" style:font-name="Adobe 黑体 Std R" fo:font-size="11pt" fo:letter-spacing="normal" fo:language="en" fo:country="US" fo:font-style="normal" fo:font-weight="normal" style:font-name-asian="Adobe 黑体 Std R" style:font-size-asian="11pt" style:font-size-complex="11pt" loext:padding="0cm" loext:border="none"/>
    </style:style>
    <style:style style:name="T71" style:family="text">
      <style:text-properties fo:font-variant="normal" fo:text-transform="none" fo:color="#383838" style:font-name="Adobe 黑体 Std R" fo:font-size="11pt" fo:letter-spacing="normal" style:font-name-asian="Adobe 黑体 Std R" style:font-size-asian="11pt" style:font-size-complex="11pt"/>
    </style:style>
    <style:style style:name="T72" style:family="text">
      <style:text-properties fo:font-variant="normal" fo:text-transform="none" fo:color="#383838" style:font-name="Adobe 黑体 Std R" fo:font-size="11pt" fo:letter-spacing="normal" style:font-name-asian="Adobe 黑体 Std R" style:font-size-asian="11pt" style:font-size-complex="11pt" loext:padding="0cm" loext:border="none"/>
    </style:style>
    <style:style style:name="T73" style:family="text">
      <style:text-properties fo:font-variant="normal" fo:text-transform="none" fo:color="#383838" style:font-name="Adobe 黑体 Std R" fo:font-size="11pt" fo:letter-spacing="normal" style:font-name-asian="Adobe 黑体 Std R" style:font-size-asian="11pt" style:language-asian="en" style:country-asian="US" style:font-style-asian="normal" style:font-weight-asian="normal" style:font-size-complex="11pt"/>
    </style:style>
    <style:style style:name="T74" style:family="text">
      <style:text-properties fo:font-variant="normal" fo:text-transform="none" fo:color="#383838" style:font-name="Adobe 黑体 Std R" fo:font-size="11pt" fo:letter-spacing="normal" style:font-name-asian="Adobe 黑体 Std R" style:font-size-asian="11pt" style:font-style-asian="normal" style:font-weight-asian="normal" style:font-size-complex="11pt"/>
    </style:style>
    <style:style style:name="T75" style:family="text">
      <style:text-properties fo:font-variant="normal" fo:text-transform="none" fo:color="#ff0000" style:font-name="apple-system" fo:font-size="9.5pt" fo:letter-spacing="normal" fo:font-style="normal" fo:font-weight="normal"/>
    </style:style>
    <style:style style:name="T76" style:family="text">
      <style:text-properties fo:font-variant="normal" fo:text-transform="none" fo:color="#ff0000" style:font-name="apple-system" fo:letter-spacing="normal" fo:font-style="normal" fo:font-weight="normal"/>
    </style:style>
    <style:style style:name="T77" style:family="text">
      <style:text-properties fo:font-variant="normal" fo:text-transform="none" fo:color="#ff0000" style:font-name="apple-system" fo:font-size="12pt" fo:letter-spacing="normal" fo:font-style="normal" fo:font-weight="normal" style:font-size-asian="12pt" style:font-size-complex="12pt"/>
    </style:style>
    <style:style style:name="T78" style:family="text">
      <style:text-properties fo:font-variant="normal" fo:text-transform="none" fo:color="#ff0000" style:font-name="trebuchet ms" fo:font-size="9.5pt" fo:letter-spacing="normal" fo:language="en" fo:country="US" fo:font-style="normal" fo:font-weight="normal"/>
    </style:style>
    <style:style style:name="T79" style:family="text">
      <style:text-properties fo:font-variant="normal" fo:text-transform="none" fo:color="#ff0000" style:font-name="trebuchet ms" fo:letter-spacing="normal" fo:language="en" fo:country="US" fo:font-style="normal" fo:font-weight="normal"/>
    </style:style>
    <style:style style:name="T80" style:family="text">
      <style:text-properties fo:font-variant="normal" fo:text-transform="none" fo:color="#ff0000" style:font-name="trebuchet ms" fo:font-size="12pt" fo:letter-spacing="normal" fo:language="en" fo:country="US" fo:font-style="normal" fo:font-weight="normal" style:font-size-asian="12pt" style:font-size-complex="12pt"/>
    </style:style>
    <style:style style:name="T81" style:family="text">
      <style:text-properties fo:font-variant="normal" fo:text-transform="none" fo:color="#ff0000" fo:letter-spacing="normal" style:font-name-asian="apple-system" style:font-size-asian="9.5pt" style:font-style-asian="normal" style:font-weight-asian="normal"/>
    </style:style>
    <style:style style:name="T82" style:family="text">
      <style:text-properties fo:font-variant="normal" fo:text-transform="none" fo:color="#ff0000" fo:letter-spacing="normal" style:font-name-asian="apple-system" style:font-style-asian="normal" style:font-weight-asian="normal"/>
    </style:style>
    <style:style style:name="T83" style:family="text">
      <style:text-properties fo:font-variant="normal" fo:text-transform="none" fo:color="#ff0000" fo:font-size="12pt" fo:letter-spacing="normal" style:font-name-asian="apple-system" style:font-size-asian="12pt" style:font-style-asian="normal" style:font-weight-asian="normal" style:font-size-complex="12pt"/>
    </style:style>
    <style:style style:name="T84" style:family="text">
      <style:text-properties fo:font-variant="normal" fo:text-transform="none" fo:color="#ff0000" fo:font-size="12pt" fo:letter-spacing="normal" fo:font-style="normal" fo:font-weight="normal" style:font-size-asian="12pt" style:font-size-complex="12pt"/>
    </style:style>
    <style:style style:name="T85" style:family="text">
      <style:text-properties fo:font-variant="normal" fo:text-transform="none" fo:color="#ff0000" fo:font-size="12pt" fo:letter-spacing="normal" fo:language="en" fo:country="US" fo:font-style="normal" fo:font-weight="normal" style:font-size-asian="12pt" style:font-size-complex="12pt"/>
    </style:style>
    <style:style style:name="T86" style:family="text">
      <style:text-properties fo:font-variant="normal" fo:text-transform="none" fo:color="#ff0000" fo:font-size="12pt" fo:letter-spacing="normal" style:font-size-asian="12pt" style:font-style-asian="normal" style:font-weight-asian="normal" style:font-size-complex="12pt"/>
    </style:style>
    <style:style style:name="T87" style:family="text">
      <style:text-properties fo:font-variant="normal" fo:text-transform="none" fo:color="#ff0000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T88" style:family="text">
      <style:text-properties fo:font-variant="normal" fo:text-transform="none" fo:color="#ff0000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89" style:family="text">
      <style:text-properties fo:font-variant="normal" fo:text-transform="none" fo:color="#ff0000" style:font-name="Adobe 黑体 Std R" fo:font-size="12pt" fo:letter-spacing="normal" style:font-name-asian="Adobe 黑体 Std R" style:font-size-asian="12pt" style:font-style-asian="normal" style:font-weight-asian="normal" style:font-size-complex="12pt"/>
    </style:style>
    <style:style style:name="T90" style:family="text">
      <style:text-properties fo:font-variant="normal" fo:text-transform="none" fo:color="#ff0000" style:font-name="Adobe 黑体 Std R" fo:letter-spacing="normal" fo:font-style="normal" fo:font-weight="normal" style:font-name-asian="Adobe 黑体 Std R"/>
    </style:style>
    <style:style style:name="T91" style:family="text">
      <style:text-properties fo:font-variant="normal" fo:text-transform="none" fo:color="#ff0000" style:font-name="Adobe 黑体 Std R" fo:letter-spacing="normal" fo:language="en" fo:country="US" fo:font-style="normal" fo:font-weight="normal" style:font-name-asian="Adobe 黑体 Std R"/>
    </style:style>
    <style:style style:name="T92" style:family="text">
      <style:text-properties fo:font-variant="normal" fo:text-transform="none" fo:color="#ff0000" style:font-name="Adobe 黑体 Std R" fo:letter-spacing="normal" style:font-name-asian="Adobe 黑体 Std R" style:font-style-asian="normal" style:font-weight-asian="normal"/>
    </style:style>
    <style:style style:name="T93" style:family="text">
      <style:text-properties fo:font-variant="normal" fo:text-transform="none" fo:color="#ff0000" style:font-name="Adobe 黑体 Std R" fo:font-size="10pt" fo:letter-spacing="normal" fo:font-style="normal" fo:font-weight="normal" style:font-name-asian="Adobe 黑体 Std R" style:font-size-asian="10pt" style:font-size-complex="10pt"/>
    </style:style>
    <style:style style:name="T94" style:family="text">
      <style:text-properties fo:font-variant="normal" fo:text-transform="none" fo:color="#ff0000" style:font-name="Adobe 黑体 Std R" fo:font-size="11pt" fo:letter-spacing="normal" fo:font-style="normal" fo:font-weight="normal" style:font-name-asian="Adobe 黑体 Std R" style:font-size-asian="11pt" style:font-size-complex="11pt"/>
    </style:style>
    <style:style style:name="T95" style:family="text">
      <style:text-properties fo:font-variant="normal" fo:text-transform="none" fo:color="#ff0000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96" style:family="text">
      <style:text-properties fo:font-variant="normal" fo:text-transform="none" fo:color="#ff0000" style:font-name="Adobe 黑体 Std R" fo:font-size="11pt" fo:letter-spacing="normal" style:font-name-asian="Adobe 黑体 Std R" style:font-size-asian="11pt" style:font-style-asian="normal" style:font-weight-asian="normal" style:font-size-complex="11pt"/>
    </style:style>
    <style:style style:name="T97" style:family="text">
      <style:text-properties fo:font-variant="normal" fo:text-transform="none" fo:color="#0000ff" style:font-name="trebuchet ms" fo:font-size="9.5pt" fo:letter-spacing="normal" fo:language="en" fo:country="US" fo:font-style="normal" fo:font-weight="normal"/>
    </style:style>
    <style:style style:name="T98" style:family="text">
      <style:text-properties fo:font-variant="normal" fo:text-transform="none" fo:color="#0000ff" style:font-name="trebuchet ms" fo:font-size="9.5pt" fo:letter-spacing="normal" fo:font-style="normal" fo:font-weight="normal"/>
    </style:style>
    <style:style style:name="T99" style:family="text">
      <style:text-properties fo:font-variant="normal" fo:text-transform="none" fo:color="#0000ff" style:font-name="trebuchet ms" fo:letter-spacing="normal" fo:language="en" fo:country="US" fo:font-style="normal" fo:font-weight="normal"/>
    </style:style>
    <style:style style:name="T100" style:family="text">
      <style:text-properties fo:font-variant="normal" fo:text-transform="none" fo:color="#0000ff" style:font-name="trebuchet ms" fo:letter-spacing="normal" fo:font-style="normal" fo:font-weight="normal"/>
    </style:style>
    <style:style style:name="T101" style:family="text">
      <style:text-properties fo:font-variant="normal" fo:text-transform="none" fo:color="#0000ff" style:font-name="trebuchet ms" fo:font-size="12pt" fo:letter-spacing="normal" fo:language="en" fo:country="US" fo:font-style="normal" fo:font-weight="normal" style:font-size-asian="12pt" style:font-size-complex="12pt"/>
    </style:style>
    <style:style style:name="T102" style:family="text">
      <style:text-properties fo:font-variant="normal" fo:text-transform="none" fo:color="#0000ff" style:font-name="trebuchet ms" fo:font-size="12pt" fo:letter-spacing="normal" fo:font-style="normal" fo:font-weight="normal" style:font-size-asian="12pt" style:font-size-complex="12pt"/>
    </style:style>
    <style:style style:name="T103" style:family="text">
      <style:text-properties fo:font-variant="normal" fo:text-transform="none" fo:color="#0000ff" style:font-name="apple-system" fo:font-size="9.5pt" fo:letter-spacing="normal" fo:font-style="normal" fo:font-weight="normal"/>
    </style:style>
    <style:style style:name="T104" style:family="text">
      <style:text-properties fo:font-variant="normal" fo:text-transform="none" fo:color="#0000ff" style:font-name="apple-system" fo:letter-spacing="normal" fo:font-style="normal" fo:font-weight="normal"/>
    </style:style>
    <style:style style:name="T105" style:family="text">
      <style:text-properties fo:font-variant="normal" fo:text-transform="none" fo:color="#0000ff" style:font-name="apple-system" fo:font-size="12pt" fo:letter-spacing="normal" fo:font-style="normal" fo:font-weight="normal" style:font-size-asian="12pt" style:font-size-complex="12pt"/>
    </style:style>
    <style:style style:name="T106" style:family="text">
      <style:text-properties fo:font-variant="normal" fo:text-transform="none" fo:color="#0000ff" fo:letter-spacing="normal"/>
    </style:style>
    <style:style style:name="T107" style:family="text">
      <style:text-properties fo:font-variant="normal" fo:text-transform="none" fo:color="#0000ff" fo:font-size="12pt" fo:letter-spacing="normal" style:font-size-asian="12pt" style:font-size-complex="12pt"/>
    </style:style>
    <style:style style:name="T108" style:family="text">
      <style:text-properties fo:font-variant="normal" fo:text-transform="none" fo:color="#0000ff" fo:font-size="12pt" fo:letter-spacing="normal" fo:language="en" fo:country="US" fo:font-style="normal" fo:font-weight="normal" style:font-size-asian="12pt" style:font-size-complex="12pt"/>
    </style:style>
    <style:style style:name="T109" style:family="text">
      <style:text-properties fo:font-variant="normal" fo:text-transform="none" fo:color="#0000ff" fo:font-size="12pt" fo:letter-spacing="normal" fo:font-style="normal" fo:font-weight="normal" style:font-size-asian="12pt" style:font-size-complex="12pt"/>
    </style:style>
    <style:style style:name="T110" style:family="text">
      <style:text-properties fo:font-variant="normal" fo:text-transform="none" fo:color="#0000ff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111" style:family="text">
      <style:text-properties fo:font-variant="normal" fo:text-transform="none" fo:color="#0000ff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T112" style:family="text">
      <style:text-properties fo:font-variant="normal" fo:text-transform="none" fo:color="#0000ff" style:font-name="Adobe 黑体 Std R" fo:font-size="12pt" fo:letter-spacing="normal" style:font-name-asian="Adobe 黑体 Std R" style:font-size-asian="12pt" style:font-size-complex="12pt"/>
    </style:style>
    <style:style style:name="T113" style:family="text">
      <style:text-properties fo:font-variant="normal" fo:text-transform="none" fo:color="#0000ff" style:font-name="Adobe 黑体 Std R" fo:letter-spacing="normal" fo:font-style="normal" fo:font-weight="normal" style:font-name-asian="Adobe 黑体 Std R"/>
    </style:style>
    <style:style style:name="T114" style:family="text">
      <style:text-properties fo:font-variant="normal" fo:text-transform="none" fo:color="#0000ff" style:font-name="Adobe 黑体 Std R" fo:letter-spacing="normal" fo:language="en" fo:country="US" fo:font-style="normal" fo:font-weight="normal" style:font-name-asian="Adobe 黑体 Std R"/>
    </style:style>
    <style:style style:name="T115" style:family="text">
      <style:text-properties fo:font-variant="normal" fo:text-transform="none" fo:color="#0000ff" style:font-name="Adobe 黑体 Std R" fo:letter-spacing="normal" style:font-name-asian="Adobe 黑体 Std R"/>
    </style:style>
    <style:style style:name="T116" style:family="text">
      <style:text-properties fo:font-variant="normal" fo:text-transform="none" fo:color="#0000ff" style:font-name="Adobe 黑体 Std R" fo:font-size="11pt" fo:letter-spacing="normal" fo:font-style="normal" fo:font-weight="normal" style:font-name-asian="Adobe 黑体 Std R" style:font-size-asian="11pt" style:font-size-complex="11pt"/>
    </style:style>
    <style:style style:name="T117" style:family="text">
      <style:text-properties fo:font-variant="normal" fo:text-transform="none" fo:color="#0000ff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118" style:family="text">
      <style:text-properties fo:font-variant="normal" fo:text-transform="none" fo:color="#0000ff" style:font-name="Adobe 黑体 Std R" fo:font-size="11pt" fo:letter-spacing="normal" style:font-name-asian="Adobe 黑体 Std R" style:font-size-asian="11pt" style:font-size-complex="11pt"/>
    </style:style>
    <style:style style:name="T119" style:family="text">
      <style:text-properties fo:font-variant="normal" fo:text-transform="none" fo:color="#000000" style:font-name="trebuchet ms" fo:font-size="9.5pt" fo:letter-spacing="normal" fo:language="en" fo:country="US" fo:font-style="normal" fo:font-weight="normal"/>
    </style:style>
    <style:style style:name="T120" style:family="text">
      <style:text-properties fo:font-variant="normal" fo:text-transform="none" fo:color="#000000" style:font-name="trebuchet ms" fo:font-size="9.5pt" fo:letter-spacing="normal" fo:language="en" fo:country="US" fo:font-style="normal" fo:font-weight="normal" loext:padding="0cm" loext:border="none"/>
    </style:style>
    <style:style style:name="T121" style:family="text">
      <style:text-properties fo:font-variant="normal" fo:text-transform="none" fo:color="#000000" style:font-name="trebuchet ms" fo:letter-spacing="normal" fo:language="en" fo:country="US" fo:font-style="normal" fo:font-weight="normal"/>
    </style:style>
    <style:style style:name="T122" style:family="text">
      <style:text-properties fo:font-variant="normal" fo:text-transform="none" fo:color="#000000" style:font-name="trebuchet ms" fo:letter-spacing="normal" fo:language="en" fo:country="US" fo:font-style="normal" fo:font-weight="normal" loext:padding="0cm" loext:border="none"/>
    </style:style>
    <style:style style:name="T123" style:family="text">
      <style:text-properties fo:font-variant="normal" fo:text-transform="none" fo:color="#000000" style:font-name="trebuchet ms" fo:font-size="12pt" fo:letter-spacing="normal" fo:language="en" fo:country="US" fo:font-style="normal" fo:font-weight="normal" style:font-size-asian="12pt" style:font-size-complex="12pt"/>
    </style:style>
    <style:style style:name="T124" style:family="text">
      <style:text-properties fo:font-variant="normal" fo:text-transform="none" fo:color="#000000" style:font-name="trebuchet ms" fo:font-size="12pt" fo:letter-spacing="normal" fo:language="en" fo:country="US" fo:font-style="normal" fo:font-weight="normal" style:font-size-asian="12pt" style:font-size-complex="12pt" loext:padding="0cm" loext:border="none"/>
    </style:style>
    <style:style style:name="T125" style:family="text">
      <style:text-properties fo:font-variant="normal" fo:text-transform="none" fo:color="#000000" fo:letter-spacing="normal" style:font-name-asian="trebuchet ms" style:font-size-asian="9.5pt" style:language-asian="en" style:country-asian="US" style:font-style-asian="normal" style:font-weight-asian="normal"/>
    </style:style>
    <style:style style:name="T126" style:family="text">
      <style:text-properties fo:font-variant="normal" fo:text-transform="none" fo:color="#000000" fo:letter-spacing="normal" style:font-name-asian="trebuchet ms" style:font-size-asian="9.5pt" style:language-asian="en" style:country-asian="US" style:font-style-asian="normal" style:font-weight-asian="normal" loext:padding="0cm" loext:border="none"/>
    </style:style>
    <style:style style:name="T127" style:family="text">
      <style:text-properties fo:font-variant="normal" fo:text-transform="none" fo:color="#000000" fo:letter-spacing="normal" style:font-name-asian="trebuchet ms" style:language-asian="en" style:country-asian="US" style:font-style-asian="normal" style:font-weight-asian="normal"/>
    </style:style>
    <style:style style:name="T128" style:family="text">
      <style:text-properties fo:font-variant="normal" fo:text-transform="none" fo:color="#000000" fo:letter-spacing="normal" style:font-name-asian="trebuchet ms" style:language-asian="en" style:country-asian="US" style:font-style-asian="normal" style:font-weight-asian="normal" loext:padding="0cm" loext:border="none"/>
    </style:style>
    <style:style style:name="T129" style:family="text">
      <style:text-properties fo:font-variant="normal" fo:text-transform="none" fo:color="#000000" fo:letter-spacing="normal" style:font-name-asian="apple-system" style:font-size-asian="9.5pt" style:font-style-asian="normal" style:font-weight-asian="normal"/>
    </style:style>
    <style:style style:name="T130" style:family="text">
      <style:text-properties fo:font-variant="normal" fo:text-transform="none" fo:color="#000000" fo:letter-spacing="normal" style:font-name-asian="apple-system" style:font-style-asian="normal" style:font-weight-asian="normal"/>
    </style:style>
    <style:style style:name="T131" style:family="text">
      <style:text-properties fo:font-variant="normal" fo:text-transform="none" fo:color="#000000" style:font-name="apple-system" fo:font-size="9.5pt" fo:letter-spacing="normal" fo:font-style="normal" fo:font-weight="normal"/>
    </style:style>
    <style:style style:name="T132" style:family="text">
      <style:text-properties fo:font-variant="normal" fo:text-transform="none" fo:color="#000000" style:font-name="apple-system" fo:letter-spacing="normal" fo:font-style="normal" fo:font-weight="normal"/>
    </style:style>
    <style:style style:name="T133" style:family="text">
      <style:text-properties fo:font-variant="normal" fo:text-transform="none" fo:color="#000000" style:font-name="apple-system" fo:font-size="12pt" fo:letter-spacing="normal" fo:font-style="normal" fo:font-weight="normal" style:font-size-asian="12pt" style:font-size-complex="12pt"/>
    </style:style>
    <style:style style:name="T134" style:family="text">
      <style:text-properties fo:font-variant="normal" fo:text-transform="none" fo:color="#000000" fo:font-size="12pt" fo:letter-spacing="normal" style:font-name-asian="trebuchet ms" style:font-size-asian="12pt" style:language-asian="en" style:country-asian="US" style:font-style-asian="normal" style:font-weight-asian="normal" style:font-size-complex="12pt"/>
    </style:style>
    <style:style style:name="T135" style:family="text">
      <style:text-properties fo:font-variant="normal" fo:text-transform="none" fo:color="#000000" fo:font-size="12pt" fo:letter-spacing="normal" style:font-name-asian="trebuchet ms" style:font-size-asian="12pt" style:language-asian="en" style:country-asian="US" style:font-style-asian="normal" style:font-weight-asian="normal" style:font-size-complex="12pt" loext:padding="0cm" loext:border="none"/>
    </style:style>
    <style:style style:name="T136" style:family="text">
      <style:text-properties fo:font-variant="normal" fo:text-transform="none" fo:color="#000000" fo:font-size="12pt" fo:letter-spacing="normal" style:font-name-asian="apple-system" style:font-size-asian="12pt" style:font-style-asian="normal" style:font-weight-asian="normal" style:font-size-complex="12pt"/>
    </style:style>
    <style:style style:name="T137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font-size-complex="12pt"/>
    </style:style>
    <style:style style:name="T138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font-size-complex="12pt" loext:padding="0cm" loext:border="none"/>
    </style:style>
    <style:style style:name="T139" style:family="text">
      <style:text-properties fo:font-variant="normal" fo:text-transform="none" fo:color="#000000" fo:font-size="12pt" fo:letter-spacing="normal" style:font-size-asian="12pt" style:language-asian="en" style:country-asian="US" style:font-style-asian="normal" style:font-weight-asian="normal" style:font-size-complex="12pt"/>
    </style:style>
    <style:style style:name="T140" style:family="text">
      <style:text-properties fo:font-variant="normal" fo:text-transform="none" fo:color="#000000" fo:font-size="12pt" fo:letter-spacing="normal" style:font-size-asian="12pt" style:language-asian="en" style:country-asian="US" style:font-style-asian="normal" style:font-weight-asian="normal" style:font-size-complex="12pt" loext:padding="0cm" loext:border="none"/>
    </style:style>
    <style:style style:name="T141" style:family="text">
      <style:text-properties fo:font-variant="normal" fo:text-transform="none" fo:color="#000000" fo:font-size="12pt" fo:letter-spacing="normal" style:font-size-asian="12pt" style:font-style-asian="normal" style:font-weight-asian="normal" style:font-size-complex="12pt"/>
    </style:style>
    <style:style style:name="T142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3" style:family="text">
      <style:text-properties fo:font-variant="normal" fo:text-transform="none" fo:color="#000000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144" style:family="text">
      <style:text-properties fo:font-variant="normal" fo:text-transform="none" fo:color="#000000" style:font-name="Adobe 黑体 Std R" fo:font-size="12pt" fo:letter-spacing="normal" fo:language="en" fo:country="US" fo:font-style="normal" fo:font-weight="normal" style:font-name-asian="Adobe 黑体 Std R" style:font-size-asian="12pt" style:font-size-complex="12pt" loext:padding="0cm" loext:border="none"/>
    </style:style>
    <style:style style:name="T145" style:family="text">
      <style:text-properties fo:font-variant="normal" fo:text-transform="none" fo:color="#000000" style:font-name="Adobe 黑体 Std R" fo:font-size="12pt" fo:letter-spacing="normal" style:font-name-asian="Adobe 黑体 Std R" style:font-size-asian="12pt" style:language-asian="en" style:country-asian="US" style:font-style-asian="normal" style:font-weight-asian="normal" style:font-size-complex="12pt"/>
    </style:style>
    <style:style style:name="T146" style:family="text">
      <style:text-properties fo:font-variant="normal" fo:text-transform="none" fo:color="#000000" style:font-name="Adobe 黑体 Std R" fo:font-size="12pt" fo:letter-spacing="normal" style:font-name-asian="Adobe 黑体 Std R" style:font-size-asian="12pt" style:language-asian="en" style:country-asian="US" style:font-style-asian="normal" style:font-weight-asian="normal" style:font-size-complex="12pt" loext:padding="0cm" loext:border="none"/>
    </style:style>
    <style:style style:name="T147" style:family="text">
      <style:text-properties fo:font-variant="normal" fo:text-transform="none" fo:color="#000000" style:font-name="Adobe 黑体 Std R" fo:font-size="12pt" fo:letter-spacing="normal" style:font-name-asian="Adobe 黑体 Std R" style:font-size-asian="12pt" style:font-style-asian="normal" style:font-weight-asian="normal" style:font-size-complex="12pt"/>
    </style:style>
    <style:style style:name="T148" style:family="text">
      <style:text-properties fo:font-variant="normal" fo:text-transform="none" fo:color="#000000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T149" style:family="text">
      <style:text-properties fo:font-variant="normal" fo:text-transform="none" fo:color="#000000" style:font-name="Adobe 黑体 Std R" fo:letter-spacing="normal" fo:font-style="normal" fo:font-weight="normal" style:font-name-asian="Adobe 黑体 Std R"/>
    </style:style>
    <style:style style:name="T150" style:family="text">
      <style:text-properties fo:font-variant="normal" fo:text-transform="none" fo:color="#000000" style:font-name="Adobe 黑体 Std R" fo:letter-spacing="normal" style:font-name-asian="Adobe 黑体 Std R" style:font-style-asian="normal" style:font-weight-asian="normal"/>
    </style:style>
    <style:style style:name="T151" style:family="text">
      <style:text-properties fo:font-variant="normal" fo:text-transform="none" fo:color="#000000" style:font-name="Adobe 黑体 Std R" fo:letter-spacing="normal" style:font-name-asian="Adobe 黑体 Std R" style:language-asian="en" style:country-asian="US" style:font-style-asian="normal" style:font-weight-asian="normal"/>
    </style:style>
    <style:style style:name="T152" style:family="text">
      <style:text-properties fo:font-variant="normal" fo:text-transform="none" fo:color="#000000" style:font-name="Adobe 黑体 Std R" fo:letter-spacing="normal" fo:language="en" fo:country="US" fo:font-style="normal" fo:font-weight="normal" style:font-name-asian="Adobe 黑体 Std R"/>
    </style:style>
    <style:style style:name="T153" style:family="text">
      <style:text-properties fo:font-variant="normal" fo:text-transform="none" fo:color="#000000" style:font-name="Adobe 黑体 Std R" fo:font-size="11pt" fo:letter-spacing="normal" fo:font-style="normal" fo:font-weight="normal" style:font-name-asian="Adobe 黑体 Std R" style:font-size-asian="11pt" style:font-size-complex="11pt"/>
    </style:style>
    <style:style style:name="T154" style:family="text">
      <style:text-properties fo:font-variant="normal" fo:text-transform="none" fo:color="#000000" style:font-name="Adobe 黑体 Std R" fo:font-size="11pt" fo:letter-spacing="normal" style:font-name-asian="Adobe 黑体 Std R" style:font-size-asian="11pt" style:font-style-asian="normal" style:font-weight-asian="normal" style:font-size-complex="11pt"/>
    </style:style>
    <style:style style:name="T155" style:family="text">
      <style:text-properties fo:font-variant="normal" fo:text-transform="none" fo:color="#000000" style:font-name="Adobe 黑体 Std R" fo:font-size="11pt" fo:letter-spacing="normal" style:font-name-asian="Adobe 黑体 Std R" style:font-size-asian="11pt" style:language-asian="en" style:country-asian="US" style:font-style-asian="normal" style:font-weight-asian="normal" style:font-size-complex="11pt"/>
    </style:style>
    <style:style style:name="T156" style:family="text">
      <style:text-properties fo:font-variant="normal" fo:text-transform="none" fo:color="#000000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157" style:family="text">
      <style:text-properties fo:font-variant="normal" fo:text-transform="none" fo:color="#800000" style:font-name="trebuchet ms" fo:font-size="9.5pt" fo:letter-spacing="normal" fo:language="en" fo:country="US" fo:font-style="normal" fo:font-weight="normal"/>
    </style:style>
    <style:style style:name="T158" style:family="text">
      <style:text-properties fo:font-variant="normal" fo:text-transform="none" fo:color="#800000" style:font-name="trebuchet ms" fo:letter-spacing="normal" fo:language="en" fo:country="US" fo:font-style="normal" fo:font-weight="normal"/>
    </style:style>
    <style:style style:name="T159" style:family="text">
      <style:text-properties fo:font-variant="normal" fo:text-transform="none" fo:color="#800000" style:font-name="trebuchet ms" fo:font-size="12pt" fo:letter-spacing="normal" fo:language="en" fo:country="US" fo:font-style="normal" fo:font-weight="normal" style:font-size-asian="12pt" style:font-size-complex="12pt"/>
    </style:style>
    <style:style style:name="T160" style:family="text">
      <style:text-properties fo:font-variant="normal" fo:text-transform="none" fo:color="#800000" fo:letter-spacing="normal"/>
    </style:style>
    <style:style style:name="T161" style:family="text">
      <style:text-properties fo:font-variant="normal" fo:text-transform="none" fo:color="#800000" style:font-name="apple-system" fo:font-size="9.5pt" fo:letter-spacing="normal" fo:font-style="normal" fo:font-weight="normal"/>
    </style:style>
    <style:style style:name="T162" style:family="text">
      <style:text-properties fo:font-variant="normal" fo:text-transform="none" fo:color="#800000" style:font-name="apple-system" fo:letter-spacing="normal" fo:font-style="normal" fo:font-weight="normal"/>
    </style:style>
    <style:style style:name="T163" style:family="text">
      <style:text-properties fo:font-variant="normal" fo:text-transform="none" fo:color="#800000" style:font-name="apple-system" fo:font-size="12pt" fo:letter-spacing="normal" fo:font-style="normal" fo:font-weight="normal" style:font-size-asian="12pt" style:font-size-complex="12pt"/>
    </style:style>
    <style:style style:name="T164" style:family="text">
      <style:text-properties fo:font-variant="normal" fo:text-transform="none" fo:color="#800000" fo:font-size="12pt" fo:letter-spacing="normal" style:font-size-asian="12pt" style:font-size-complex="12pt"/>
    </style:style>
    <style:style style:name="T165" style:family="text">
      <style:text-properties fo:font-variant="normal" fo:text-transform="none" fo:color="#800000" fo:font-size="12pt" fo:letter-spacing="normal" fo:language="en" fo:country="US" fo:font-style="normal" fo:font-weight="normal" style:font-size-asian="12pt" style:font-size-complex="12pt"/>
    </style:style>
    <style:style style:name="T166" style:family="text">
      <style:text-properties fo:font-variant="normal" fo:text-transform="none" fo:color="#800000" fo:font-size="12pt" fo:letter-spacing="normal" fo:font-style="normal" fo:font-weight="normal" style:font-size-asian="12pt" style:font-size-complex="12pt"/>
    </style:style>
    <style:style style:name="T167" style:family="text">
      <style:text-properties fo:font-variant="normal" fo:text-transform="none" fo:color="#800000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168" style:family="text">
      <style:text-properties fo:font-variant="normal" fo:text-transform="none" fo:color="#800000" style:font-name="Adobe 黑体 Std R" fo:font-size="12pt" fo:letter-spacing="normal" style:font-name-asian="Adobe 黑体 Std R" style:font-size-asian="12pt" style:font-size-complex="12pt"/>
    </style:style>
    <style:style style:name="T169" style:family="text">
      <style:text-properties fo:font-variant="normal" fo:text-transform="none" fo:color="#800000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T170" style:family="text">
      <style:text-properties fo:font-variant="normal" fo:text-transform="none" fo:color="#800000" style:font-name="Adobe 黑体 Std R" fo:letter-spacing="normal" fo:language="en" fo:country="US" fo:font-style="normal" fo:font-weight="normal" style:font-name-asian="Adobe 黑体 Std R"/>
    </style:style>
    <style:style style:name="T171" style:family="text">
      <style:text-properties fo:font-variant="normal" fo:text-transform="none" fo:color="#800000" style:font-name="Adobe 黑体 Std R" fo:letter-spacing="normal" fo:font-style="normal" fo:font-weight="normal" style:font-name-asian="Adobe 黑体 Std R"/>
    </style:style>
    <style:style style:name="T172" style:family="text">
      <style:text-properties fo:font-variant="normal" fo:text-transform="none" fo:color="#800000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173" style:family="text">
      <style:text-properties fo:font-variant="normal" fo:text-transform="none" fo:color="#800000" style:font-name="Adobe 黑体 Std R" fo:font-size="11pt" fo:letter-spacing="normal" fo:font-style="normal" fo:font-weight="normal" style:font-name-asian="Adobe 黑体 Std R" style:font-size-asian="11pt" style:font-size-complex="11pt"/>
    </style:style>
    <style:style style:name="T174" style:family="text">
      <style:text-properties fo:font-variant="normal" fo:text-transform="none" fo:color="#008000" style:font-name="trebuchet ms" fo:font-size="9.5pt" fo:letter-spacing="normal" fo:language="en" fo:country="US" fo:font-style="normal" fo:font-weight="normal"/>
    </style:style>
    <style:style style:name="T175" style:family="text">
      <style:text-properties fo:font-variant="normal" fo:text-transform="none" fo:color="#008000" style:font-name="trebuchet ms" fo:letter-spacing="normal" fo:language="en" fo:country="US" fo:font-style="normal" fo:font-weight="normal"/>
    </style:style>
    <style:style style:name="T176" style:family="text">
      <style:text-properties fo:font-variant="normal" fo:text-transform="none" fo:color="#008000" style:font-name="trebuchet ms" fo:font-size="12pt" fo:letter-spacing="normal" fo:language="en" fo:country="US" fo:font-style="normal" fo:font-weight="normal" style:font-size-asian="12pt" style:font-size-complex="12pt"/>
    </style:style>
    <style:style style:name="T177" style:family="text">
      <style:text-properties fo:font-variant="normal" fo:text-transform="none" fo:color="#008000" style:font-name="apple-system" fo:font-size="9.5pt" fo:letter-spacing="normal" fo:font-style="normal" fo:font-weight="normal"/>
    </style:style>
    <style:style style:name="T178" style:family="text">
      <style:text-properties fo:font-variant="normal" fo:text-transform="none" fo:color="#008000" style:font-name="apple-system" fo:letter-spacing="normal" fo:font-style="normal" fo:font-weight="normal"/>
    </style:style>
    <style:style style:name="T179" style:family="text">
      <style:text-properties fo:font-variant="normal" fo:text-transform="none" fo:color="#008000" style:font-name="apple-system" fo:font-size="12pt" fo:letter-spacing="normal" fo:font-style="normal" fo:font-weight="normal" style:font-size-asian="12pt" style:font-size-complex="12pt"/>
    </style:style>
    <style:style style:name="T180" style:family="text">
      <style:text-properties fo:font-variant="normal" fo:text-transform="none" fo:color="#008000" fo:font-size="12pt" fo:letter-spacing="normal" fo:language="en" fo:country="US" fo:font-style="normal" fo:font-weight="normal" style:font-size-asian="12pt" style:font-size-complex="12pt"/>
    </style:style>
    <style:style style:name="T181" style:family="text">
      <style:text-properties fo:font-variant="normal" fo:text-transform="none" fo:color="#008000" fo:font-size="12pt" fo:letter-spacing="normal" fo:font-style="normal" fo:font-weight="normal" style:font-size-asian="12pt" style:font-size-complex="12pt"/>
    </style:style>
    <style:style style:name="T182" style:family="text">
      <style:text-properties fo:font-variant="normal" fo:text-transform="none" fo:color="#008000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183" style:family="text">
      <style:text-properties fo:font-variant="normal" fo:text-transform="none" fo:color="#008000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T184" style:family="text">
      <style:text-properties fo:font-variant="normal" fo:text-transform="none" fo:color="#008000" style:font-name="Adobe 黑体 Std R" fo:letter-spacing="normal" fo:language="en" fo:country="US" fo:font-style="normal" fo:font-weight="normal" style:font-name-asian="Adobe 黑体 Std R"/>
    </style:style>
    <style:style style:name="T185" style:family="text">
      <style:text-properties fo:font-variant="normal" fo:text-transform="none" fo:color="#008000" style:font-name="Adobe 黑体 Std R" fo:letter-spacing="normal" fo:font-style="normal" fo:font-weight="normal" style:font-name-asian="Adobe 黑体 Std R"/>
    </style:style>
    <style:style style:name="T186" style:family="text">
      <style:text-properties fo:font-variant="normal" fo:text-transform="none" fo:color="#008000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187" style:family="text">
      <style:text-properties fo:font-variant="normal" fo:text-transform="none" fo:color="#008000" style:font-name="Adobe 黑体 Std R" fo:font-size="11pt" fo:letter-spacing="normal" fo:font-style="normal" fo:font-weight="normal" style:font-name-asian="Adobe 黑体 Std R" style:font-size-asian="11pt" style:font-size-complex="11pt"/>
    </style:style>
    <style:style style:name="T188" style:family="text">
      <style:text-properties fo:font-variant="normal" fo:text-transform="none" fo:color="#339966" style:font-name="trebuchet ms" fo:font-size="9.5pt" fo:letter-spacing="normal" fo:language="en" fo:country="US" fo:font-style="normal" fo:font-weight="normal"/>
    </style:style>
    <style:style style:name="T189" style:family="text">
      <style:text-properties fo:font-variant="normal" fo:text-transform="none" fo:color="#339966" style:font-name="trebuchet ms" fo:letter-spacing="normal" fo:language="en" fo:country="US" fo:font-style="normal" fo:font-weight="normal"/>
    </style:style>
    <style:style style:name="T190" style:family="text">
      <style:text-properties fo:font-variant="normal" fo:text-transform="none" fo:color="#339966" style:font-name="trebuchet ms" fo:font-size="12pt" fo:letter-spacing="normal" fo:language="en" fo:country="US" fo:font-style="normal" fo:font-weight="normal" style:font-size-asian="12pt" style:font-size-complex="12pt"/>
    </style:style>
    <style:style style:name="T191" style:family="text">
      <style:text-properties fo:font-variant="normal" fo:text-transform="none" fo:color="#339966" fo:font-size="12pt" fo:letter-spacing="normal" fo:language="en" fo:country="US" fo:font-style="normal" fo:font-weight="normal" style:font-size-asian="12pt" style:font-size-complex="12pt"/>
    </style:style>
    <style:style style:name="T192" style:family="text">
      <style:text-properties fo:font-variant="normal" fo:text-transform="none" fo:color="#339966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193" style:family="text">
      <style:text-properties fo:font-variant="normal" fo:text-transform="none" fo:color="#ff00ff" style:font-name="trebuchet ms" fo:font-size="9.5pt" fo:letter-spacing="normal" fo:language="en" fo:country="US" fo:font-style="normal" fo:font-weight="normal"/>
    </style:style>
    <style:style style:name="T194" style:family="text">
      <style:text-properties fo:font-variant="normal" fo:text-transform="none" fo:color="#ff00ff" style:font-name="trebuchet ms" fo:font-size="9.5pt" fo:letter-spacing="normal" fo:font-style="normal" fo:font-weight="normal"/>
    </style:style>
    <style:style style:name="T195" style:family="text">
      <style:text-properties fo:font-variant="normal" fo:text-transform="none" fo:color="#ff00ff" style:font-name="trebuchet ms" fo:letter-spacing="normal" fo:language="en" fo:country="US" fo:font-style="normal" fo:font-weight="normal"/>
    </style:style>
    <style:style style:name="T196" style:family="text">
      <style:text-properties fo:font-variant="normal" fo:text-transform="none" fo:color="#ff00ff" style:font-name="trebuchet ms" fo:letter-spacing="normal" fo:font-style="normal" fo:font-weight="normal"/>
    </style:style>
    <style:style style:name="T197" style:family="text">
      <style:text-properties fo:font-variant="normal" fo:text-transform="none" fo:color="#ff00ff" style:font-name="trebuchet ms" fo:font-size="12pt" fo:letter-spacing="normal" fo:language="en" fo:country="US" fo:font-style="normal" fo:font-weight="normal" style:font-size-asian="12pt" style:font-size-complex="12pt"/>
    </style:style>
    <style:style style:name="T198" style:family="text">
      <style:text-properties fo:font-variant="normal" fo:text-transform="none" fo:color="#ff00ff" style:font-name="trebuchet ms" fo:font-size="12pt" fo:letter-spacing="normal" fo:font-style="normal" fo:font-weight="normal" style:font-size-asian="12pt" style:font-size-complex="12pt"/>
    </style:style>
    <style:style style:name="T199" style:family="text">
      <style:text-properties fo:font-variant="normal" fo:text-transform="none" fo:color="#ff00ff" style:font-name="apple-system" fo:font-size="9.5pt" fo:letter-spacing="normal" fo:font-style="normal" fo:font-weight="normal"/>
    </style:style>
    <style:style style:name="T200" style:family="text">
      <style:text-properties fo:font-variant="normal" fo:text-transform="none" fo:color="#ff00ff" style:font-name="apple-system" fo:letter-spacing="normal" fo:font-style="normal" fo:font-weight="normal"/>
    </style:style>
    <style:style style:name="T201" style:family="text">
      <style:text-properties fo:font-variant="normal" fo:text-transform="none" fo:color="#ff00ff" style:font-name="apple-system" fo:font-size="12pt" fo:letter-spacing="normal" fo:font-style="normal" fo:font-weight="normal" style:font-size-asian="12pt" style:font-size-complex="12pt"/>
    </style:style>
    <style:style style:name="T202" style:family="text">
      <style:text-properties fo:font-variant="normal" fo:text-transform="none" fo:color="#ff00ff" fo:font-size="12pt" fo:letter-spacing="normal" fo:language="en" fo:country="US" fo:font-style="normal" fo:font-weight="normal" style:font-size-asian="12pt" style:font-size-complex="12pt"/>
    </style:style>
    <style:style style:name="T203" style:family="text">
      <style:text-properties fo:font-variant="normal" fo:text-transform="none" fo:color="#ff00ff" fo:font-size="12pt" fo:letter-spacing="normal" fo:font-style="normal" fo:font-weight="normal" style:font-size-asian="12pt" style:font-size-complex="12pt"/>
    </style:style>
    <style:style style:name="T204" style:family="text">
      <style:text-properties fo:font-variant="normal" fo:text-transform="none" fo:color="#ff00ff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205" style:family="text">
      <style:text-properties fo:font-variant="normal" fo:text-transform="none" fo:color="#ff00ff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T206" style:family="text">
      <style:text-properties fo:font-variant="normal" fo:text-transform="none" fo:color="#ff00ff" style:font-name="Adobe 黑体 Std R" fo:letter-spacing="normal" fo:language="en" fo:country="US" fo:font-style="normal" fo:font-weight="normal" style:font-name-asian="Adobe 黑体 Std R"/>
    </style:style>
    <style:style style:name="T207" style:family="text">
      <style:text-properties fo:font-variant="normal" fo:text-transform="none" fo:color="#ff00ff" style:font-name="Adobe 黑体 Std R" fo:letter-spacing="normal" fo:font-style="normal" fo:font-weight="normal" style:font-name-asian="Adobe 黑体 Std R"/>
    </style:style>
    <style:style style:name="T208" style:family="text">
      <style:text-properties fo:font-variant="normal" fo:text-transform="none" fo:color="#ff00ff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209" style:family="text">
      <style:text-properties fo:font-variant="normal" fo:text-transform="none" fo:color="#ff00ff" style:font-name="Adobe 黑体 Std R" fo:font-size="11pt" fo:letter-spacing="normal" fo:font-style="normal" fo:font-weight="normal" style:font-name-asian="Adobe 黑体 Std R" style:font-size-asian="11pt" style:font-size-complex="11pt"/>
    </style:style>
    <style:style style:name="T210" style:family="text">
      <style:text-properties fo:font-variant="normal" fo:text-transform="none" fo:color="#993300" style:font-name="apple-system" fo:font-size="9.5pt" fo:letter-spacing="normal" fo:font-style="normal" fo:font-weight="normal"/>
    </style:style>
    <style:style style:name="T211" style:family="text">
      <style:text-properties fo:font-variant="normal" fo:text-transform="none" fo:color="#993300" style:font-name="apple-system" fo:letter-spacing="normal" fo:font-style="normal" fo:font-weight="normal"/>
    </style:style>
    <style:style style:name="T212" style:family="text">
      <style:text-properties fo:font-variant="normal" fo:text-transform="none" fo:color="#993300" style:font-name="apple-system" fo:font-size="12pt" fo:letter-spacing="normal" fo:font-style="normal" fo:font-weight="normal" style:font-size-asian="12pt" style:font-size-complex="12pt"/>
    </style:style>
    <style:style style:name="T213" style:family="text">
      <style:text-properties fo:font-variant="normal" fo:text-transform="none" fo:color="#993300" style:font-name="trebuchet ms" fo:font-size="9.5pt" fo:letter-spacing="normal" fo:language="en" fo:country="US" fo:font-style="normal" fo:font-weight="normal"/>
    </style:style>
    <style:style style:name="T214" style:family="text">
      <style:text-properties fo:font-variant="normal" fo:text-transform="none" fo:color="#993300" style:font-name="trebuchet ms" fo:letter-spacing="normal" fo:language="en" fo:country="US" fo:font-style="normal" fo:font-weight="normal"/>
    </style:style>
    <style:style style:name="T215" style:family="text">
      <style:text-properties fo:font-variant="normal" fo:text-transform="none" fo:color="#993300" style:font-name="trebuchet ms" fo:font-size="12pt" fo:letter-spacing="normal" fo:language="en" fo:country="US" fo:font-style="normal" fo:font-weight="normal" style:font-size-asian="12pt" style:font-size-complex="12pt"/>
    </style:style>
    <style:style style:name="T216" style:family="text">
      <style:text-properties fo:font-variant="normal" fo:text-transform="none" fo:color="#993300" fo:letter-spacing="normal"/>
    </style:style>
    <style:style style:name="T217" style:family="text">
      <style:text-properties fo:font-variant="normal" fo:text-transform="none" fo:color="#993300" fo:font-size="12pt" fo:letter-spacing="normal" style:font-size-asian="12pt" style:font-size-complex="12pt"/>
    </style:style>
    <style:style style:name="T218" style:family="text">
      <style:text-properties fo:font-variant="normal" fo:text-transform="none" fo:color="#993300" fo:font-size="12pt" fo:letter-spacing="normal" fo:font-style="normal" fo:font-weight="normal" style:font-size-asian="12pt" style:font-size-complex="12pt"/>
    </style:style>
    <style:style style:name="T219" style:family="text">
      <style:text-properties fo:font-variant="normal" fo:text-transform="none" fo:color="#993300" fo:font-size="12pt" fo:letter-spacing="normal" fo:language="en" fo:country="US" fo:font-style="normal" fo:font-weight="normal" style:font-size-asian="12pt" style:font-size-complex="12pt"/>
    </style:style>
    <style:style style:name="T220" style:family="text">
      <style:text-properties fo:font-variant="normal" fo:text-transform="none" fo:color="#993300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T221" style:family="text">
      <style:text-properties fo:font-variant="normal" fo:text-transform="none" fo:color="#993300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222" style:family="text">
      <style:text-properties fo:font-variant="normal" fo:text-transform="none" fo:color="#993300" style:font-name="Adobe 黑体 Std R" fo:font-size="12pt" fo:letter-spacing="normal" style:font-name-asian="Adobe 黑体 Std R" style:font-size-asian="12pt" style:font-size-complex="12pt"/>
    </style:style>
    <style:style style:name="T223" style:family="text">
      <style:text-properties fo:font-variant="normal" fo:text-transform="none" fo:color="#993300" style:font-name="Adobe 黑体 Std R" fo:letter-spacing="normal" fo:font-style="normal" fo:font-weight="normal" style:font-name-asian="Adobe 黑体 Std R"/>
    </style:style>
    <style:style style:name="T224" style:family="text">
      <style:text-properties fo:font-variant="normal" fo:text-transform="none" fo:color="#993300" style:font-name="Adobe 黑体 Std R" fo:letter-spacing="normal" fo:language="en" fo:country="US" fo:font-style="normal" fo:font-weight="normal" style:font-name-asian="Adobe 黑体 Std R"/>
    </style:style>
    <style:style style:name="T225" style:family="text">
      <style:text-properties fo:font-variant="normal" fo:text-transform="none" fo:color="#993300" style:font-name="Adobe 黑体 Std R" fo:font-size="11pt" fo:letter-spacing="normal" fo:font-style="normal" fo:font-weight="normal" style:font-name-asian="Adobe 黑体 Std R" style:font-size-asian="11pt" style:font-size-complex="11pt"/>
    </style:style>
    <style:style style:name="T226" style:family="text">
      <style:text-properties fo:font-variant="normal" fo:text-transform="none" fo:color="#993300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227" style:family="text">
      <style:text-properties fo:font-variant="normal" fo:text-transform="none" fo:color="#3366ff" style:font-name="apple-system" fo:font-size="9.5pt" fo:letter-spacing="normal" fo:font-style="normal" fo:font-weight="normal"/>
    </style:style>
    <style:style style:name="T228" style:family="text">
      <style:text-properties fo:font-variant="normal" fo:text-transform="none" fo:color="#3366ff" style:font-name="apple-system" fo:letter-spacing="normal" fo:font-style="normal" fo:font-weight="normal"/>
    </style:style>
    <style:style style:name="T229" style:family="text">
      <style:text-properties fo:font-variant="normal" fo:text-transform="none" fo:color="#3366ff" style:font-name="apple-system" fo:font-size="12pt" fo:letter-spacing="normal" fo:font-style="normal" fo:font-weight="normal" style:font-size-asian="12pt" style:font-size-complex="12pt"/>
    </style:style>
    <style:style style:name="T230" style:family="text">
      <style:text-properties fo:font-variant="normal" fo:text-transform="none" fo:color="#3366ff" style:font-name="trebuchet ms" fo:font-size="9.5pt" fo:letter-spacing="normal" fo:language="en" fo:country="US" fo:font-style="normal" fo:font-weight="normal"/>
    </style:style>
    <style:style style:name="T231" style:family="text">
      <style:text-properties fo:font-variant="normal" fo:text-transform="none" fo:color="#3366ff" style:font-name="trebuchet ms" fo:letter-spacing="normal" fo:language="en" fo:country="US" fo:font-style="normal" fo:font-weight="normal"/>
    </style:style>
    <style:style style:name="T232" style:family="text">
      <style:text-properties fo:font-variant="normal" fo:text-transform="none" fo:color="#3366ff" style:font-name="trebuchet ms" fo:font-size="12pt" fo:letter-spacing="normal" fo:language="en" fo:country="US" fo:font-style="normal" fo:font-weight="normal" style:font-size-asian="12pt" style:font-size-complex="12pt"/>
    </style:style>
    <style:style style:name="T233" style:family="text">
      <style:text-properties fo:font-variant="normal" fo:text-transform="none" fo:color="#3366ff" fo:letter-spacing="normal"/>
    </style:style>
    <style:style style:name="T234" style:family="text">
      <style:text-properties fo:font-variant="normal" fo:text-transform="none" fo:color="#3366ff" fo:font-size="12pt" fo:letter-spacing="normal" style:font-size-asian="12pt" style:font-size-complex="12pt"/>
    </style:style>
    <style:style style:name="T235" style:family="text">
      <style:text-properties fo:font-variant="normal" fo:text-transform="none" fo:color="#3366ff" fo:font-size="12pt" fo:letter-spacing="normal" fo:font-style="normal" fo:font-weight="normal" style:font-size-asian="12pt" style:font-size-complex="12pt"/>
    </style:style>
    <style:style style:name="T236" style:family="text">
      <style:text-properties fo:font-variant="normal" fo:text-transform="none" fo:color="#3366ff" fo:font-size="12pt" fo:letter-spacing="normal" fo:language="en" fo:country="US" fo:font-style="normal" fo:font-weight="normal" style:font-size-asian="12pt" style:font-size-complex="12pt"/>
    </style:style>
    <style:style style:name="T237" style:family="text">
      <style:text-properties fo:font-variant="normal" fo:text-transform="none" fo:color="#3366ff" style:font-name="Adobe 黑体 Std R" fo:font-size="12pt" fo:letter-spacing="normal" fo:font-style="normal" fo:font-weight="normal" style:font-name-asian="Adobe 黑体 Std R" style:font-size-asian="12pt" style:font-size-complex="12pt"/>
    </style:style>
    <style:style style:name="T238" style:family="text">
      <style:text-properties fo:font-variant="normal" fo:text-transform="none" fo:color="#3366ff" style:font-name="Adobe 黑体 Std R" fo:font-size="12pt" fo:letter-spacing="normal" fo:language="en" fo:country="US" fo:font-style="normal" fo:font-weight="normal" style:font-name-asian="Adobe 黑体 Std R" style:font-size-asian="12pt" style:font-size-complex="12pt"/>
    </style:style>
    <style:style style:name="T239" style:family="text">
      <style:text-properties fo:font-variant="normal" fo:text-transform="none" fo:color="#3366ff" style:font-name="Adobe 黑体 Std R" fo:font-size="12pt" fo:letter-spacing="normal" style:font-name-asian="Adobe 黑体 Std R" style:font-size-asian="12pt" style:font-size-complex="12pt"/>
    </style:style>
    <style:style style:name="T240" style:family="text">
      <style:text-properties fo:font-variant="normal" fo:text-transform="none" fo:color="#3366ff" style:font-name="Adobe 黑体 Std R" fo:letter-spacing="normal" fo:font-style="normal" fo:font-weight="normal" style:font-name-asian="Adobe 黑体 Std R"/>
    </style:style>
    <style:style style:name="T241" style:family="text">
      <style:text-properties fo:font-variant="normal" fo:text-transform="none" fo:color="#3366ff" style:font-name="Adobe 黑体 Std R" fo:letter-spacing="normal" fo:language="en" fo:country="US" fo:font-style="normal" fo:font-weight="normal" style:font-name-asian="Adobe 黑体 Std R"/>
    </style:style>
    <style:style style:name="T242" style:family="text">
      <style:text-properties fo:font-variant="normal" fo:text-transform="none" fo:color="#3366ff" style:font-name="Adobe 黑体 Std R" fo:letter-spacing="normal" style:font-name-asian="Adobe 黑体 Std R"/>
    </style:style>
    <style:style style:name="T243" style:family="text">
      <style:text-properties fo:font-variant="normal" fo:text-transform="none" fo:color="#3366ff" style:font-name="Adobe 黑体 Std R" fo:font-size="11pt" fo:letter-spacing="normal" fo:font-style="normal" fo:font-weight="normal" style:font-name-asian="Adobe 黑体 Std R" style:font-size-asian="11pt" style:font-size-complex="11pt"/>
    </style:style>
    <style:style style:name="T244" style:family="text">
      <style:text-properties fo:font-variant="normal" fo:text-transform="none" fo:color="#3366ff" style:font-name="Adobe 黑体 Std R" fo:font-size="11pt" fo:letter-spacing="normal" fo:language="en" fo:country="US" fo:font-style="normal" fo:font-weight="normal" style:font-name-asian="Adobe 黑体 Std R" style:font-size-asian="11pt" style:font-size-complex="11pt"/>
    </style:style>
    <style:style style:name="T245" style:family="text">
      <style:text-properties fo:font-variant="normal" fo:text-transform="none" fo:color="#3366ff" style:font-name="Adobe 黑体 Std R" fo:font-size="11pt" fo:letter-spacing="normal" style:font-name-asian="Adobe 黑体 Std R" style:font-size-asian="11pt" style:font-size-complex="11pt"/>
    </style:style>
    <style:style style:name="T246" style:family="text">
      <style:text-properties fo:font-size="12pt" style:font-size-asian="12pt" style:font-size-complex="12pt"/>
    </style:style>
    <style:style style:name="T247" style:family="text">
      <style:text-properties style:font-name="Adobe 黑体 Std R" style:font-name-asian="Adobe 黑体 Std R"/>
    </style:style>
    <style:style style:name="T248" style:family="text">
      <style:text-properties style:font-name="Adobe 黑体 Std R" fo:font-size="12pt" style:font-name-asian="Adobe 黑体 Std R" style:font-size-asian="12pt" style:font-size-complex="12pt"/>
    </style:style>
    <style:style style:name="T249" style:family="text">
      <style:text-properties style:font-name="Adobe 黑体 Std R" fo:font-size="10pt" style:font-name-asian="Adobe 黑体 Std R" style:font-size-asian="10pt" style:font-size-complex="10pt"/>
    </style:style>
    <style:style style:name="T250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ase Templates </text:span><text:span text:style-name="T2">基本樣板</text:span></text:p>
      <text:p text:style-name="P5">如果您想重複使用一個通用樣板，請按以下方式進行通知</text:p>
      <text:p text:style-name="P6"><text:span text:style-name="T2">預設檔案位於 </text:span><text:span text:style-name="T1">resources / views / alerts / templates / default.blade.php </text:span><text:span text:style-name="T2">中察看以下內容</text:span><text:span text:style-name="T1">:</text:span></text:p>
      <text:p text:style-name="P16"/>
      <text:p text:style-name="P4"><text:span text:style-name="T65">&lt;html&gt;</text:span><text:span text:style-name="T249"><text:line-break/></text:span><text:span text:style-name="T66">        </text:span><text:span text:style-name="T65">&lt;head&gt;</text:span><text:span text:style-name="T249"><text:line-break/></text:span><text:span text:style-name="T66">                </text:span><text:span text:style-name="T65">&lt;title&gt;LibreNMS Alert&lt;/title&gt;</text:span><text:span text:style-name="T249"><text:line-break/></text:span><text:span text:style-name="T66">        </text:span><text:span text:style-name="T65">&lt;/head&gt;</text:span><text:span text:style-name="T249"><text:line-break/></text:span><text:span text:style-name="T66">        </text:span><text:span text:style-name="T65">&lt;body&gt;</text:span><text:span text:style-name="T249"><text:line-break/></text:span><text:span text:style-name="T66">                </text:span><text:span text:style-name="T65">&lt;div class="container"&gt;</text:span><text:span text:style-name="T249"><text:line-break/></text:span><text:span text:style-name="T66">                    </text:span><text:span text:style-name="Strong_20_Emphasis"><text:span text:style-name="T93">@yield('content')</text:span></text:span><text:span text:style-name="T249"><text:line-break/></text:span><text:span text:style-name="T66">                </text:span><text:span text:style-name="T65">&lt;/div&gt;</text:span><text:span text:style-name="T249"><text:line-break/></text:span><text:span text:style-name="T66">        </text:span><text:span text:style-name="T65">&lt;/body&gt;</text:span><text:span text:style-name="T249"><text:line-break/></text:span><text:span text:style-name="T65">&lt;/html&gt;</text:span></text:p>
      <text:p text:style-name="P16"/>
      <text:p text:style-name="P6"><text:span text:style-name="T2">重要的部分是</text:span><text:span text:style-name="T1">@yield (‘ content’)</text:span></text:p>
      <text:p text:style-name="P6"><text:span text:style-name="T2">你可以使用純字檔或 </text:span><text:span text:style-name="T1">html </text:span><text:span text:style-name="T2">作為每個 </text:span><text:span text:style-name="T1">Alert </text:span><text:span text:style-name="T2">樣板，這將形成你的通用樣板的基礎，隨意在目錄中制作許多需要的樣板。在您的警報樣板中只需使用</text:span></text:p>
      <text:p text:style-name="P7">@extends('alerts.templates.default')</text:p>
      <text:p text:style-name="P7">@section('content')</text:p>
      <text:p text:style-name="P6">    <text:span text:style-name="T1">{{ $alert-&gt;title }}</text:span></text:p>
      <text:p text:style-name="P6">    <text:span text:style-name="T1">Severity: {{ $alert-&gt;severity }}</text:span></text:p>
      <text:p text:style-name="P6">    <text:span text:style-name="T1">...</text:span></text:p>
      <text:p text:style-name="P8">@endsection</text:p>
      <text:p text:style-name="P14"/>
      <text:p text:style-name="P14"><text:soft-page-break/><text:span text:style-name="T28">Examples </text:span><text:span text:style-name="T29">例子</text:span></text:p>
      <text:p text:style-name="P6"><text:span text:style-name="T1">Default Template</text:span><text:span text:style-name="T2">預設樣板</text:span></text:p>
      <text:p text:style-name="P20"/>
      <text:p text:style-name="P14"/>
      <text:p text:style-name="P12"><text:span text:style-name="Strong_20_Emphasis"><text:span text:style-name="T110">{{</text:span></text:span><text:span text:style-name="T55"> </text:span><text:span text:style-name="Strong_20_Emphasis"><text:span text:style-name="T88">$alert-&gt;title</text:span></text:span><text:span text:style-name="T55"> </text:span><text:span text:style-name="Strong_20_Emphasis"><text:span text:style-name="T110">}}     </text:span></text:span><text:span text:style-name="Strong_20_Emphasis"><text:span text:style-name="T143">## </text:span></text:span><text:span text:style-name="Strong_20_Emphasis"><text:span text:style-name="T145">警報標題</text:span></text:span></text:p>
      <text:p text:style-name="P12"><text:span text:style-name="T55">Severity: </text:span><text:span text:style-name="Strong_20_Emphasis"><text:span text:style-name="T110">{{</text:span></text:span><text:span text:style-name="Strong_20_Emphasis"><text:span text:style-name="T88"> $alert-&gt;severity</text:span></text:span><text:span text:style-name="T55"> </text:span><text:span text:style-name="Strong_20_Emphasis"><text:span text:style-name="T110">}}     </text:span></text:span><text:span text:style-name="Strong_20_Emphasis"><text:span text:style-name="T143">##</text:span></text:span><text:span text:style-name="Strong_20_Emphasis"><text:span text:style-name="T145">警報等報</text:span></text:span></text:p>
      <text:p text:style-name="P12"><text:span text:style-name="Strong_20_Emphasis"><text:span text:style-name="T167">@if</text:span></text:span><text:span text:style-name="T55"> (</text:span><text:span text:style-name="Strong_20_Emphasis"><text:span text:style-name="T182">$alert-&gt;state == 0</text:span></text:span><text:span text:style-name="T55">) Time elapsed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elapsed</text:span></text:span><text:span text:style-name="T55"> </text:span><text:span text:style-name="Strong_20_Emphasis"><text:span text:style-name="T110">}}</text:span></text:span><text:span text:style-name="Strong_20_Emphasis"><text:span text:style-name="T55"> </text:span></text:span><text:span text:style-name="Strong_20_Emphasis"><text:span text:style-name="T167">@endif   </text:span></text:span><text:span text:style-name="Strong_20_Emphasis"><text:span text:style-name="T143">## </text:span></text:span><text:span text:style-name="Strong_20_Emphasis"><text:span text:style-name="T145">顯示經過的時間</text:span></text:span></text:p>
      <text:p text:style-name="P12"><text:span text:style-name="T55">Timestamp: </text:span><text:span text:style-name="Strong_20_Emphasis"><text:span text:style-name="T110">{{</text:span></text:span><text:span text:style-name="T55"> </text:span><text:span text:style-name="Strong_20_Emphasis"><text:span text:style-name="T88">$alert-&gt;timestamp</text:span></text:span><text:span text:style-name="Strong_20_Emphasis"><text:span text:style-name="T110"> }}  </text:span></text:span><text:span text:style-name="Strong_20_Emphasis"><text:span text:style-name="T143">##</text:span></text:span><text:span text:style-name="Strong_20_Emphasis"><text:span text:style-name="T145">註記時間點</text:span></text:span></text:p>
      <text:p text:style-name="P12"><text:span text:style-name="T55">Unique-ID: </text:span><text:span text:style-name="Strong_20_Emphasis"><text:span text:style-name="T110">{{</text:span></text:span><text:span text:style-name="Strong_20_Emphasis"><text:span text:style-name="T88"> $alert-&gt;uid</text:span></text:span><text:span text:style-name="T55"> </text:span><text:span text:style-name="Strong_20_Emphasis"><text:span text:style-name="T110">}}     </text:span></text:span><text:span text:style-name="Strong_20_Emphasis"><text:span text:style-name="T143">##</text:span></text:span><text:span text:style-name="Strong_20_Emphasis"><text:span text:style-name="T145">機器 </text:span></text:span><text:span text:style-name="Strong_20_Emphasis"><text:span text:style-name="T143">uid</text:span></text:span></text:p>
      <text:p text:style-name="P13"><text:span text:style-name="T55">Rule: </text:span><text:span text:style-name="Strong_20_Emphasis"><text:span text:style-name="T167">@if (</text:span></text:span><text:span text:style-name="Strong_20_Emphasis"><text:span text:style-name="T182">$alert-&gt;name</text:span></text:span><text:span text:style-name="T55">) </text:span><text:span text:style-name="Strong_20_Emphasis"><text:span text:style-name="T110">{{</text:span></text:span><text:span text:style-name="Strong_20_Emphasis"><text:span text:style-name="T88"> $alert-&gt;name</text:span></text:span><text:span text:style-name="T55"> </text:span><text:span text:style-name="Strong_20_Emphasis"><text:span text:style-name="T110">}} </text:span></text:span><text:span text:style-name="Strong_20_Emphasis"><text:span text:style-name="T167">@else</text:span></text:span><text:span text:style-name="T55"> </text:span><text:span text:style-name="Strong_20_Emphasis"><text:span text:style-name="T110">{{</text:span></text:span><text:span text:style-name="T55"> </text:span><text:span text:style-name="Strong_20_Emphasis"><text:span text:style-name="T88">$alert-&gt;rule</text:span></text:span><text:span text:style-name="T55"> </text:span><text:span text:style-name="Strong_20_Emphasis"><text:span text:style-name="T110">}}</text:span></text:span><text:span text:style-name="T55"> </text:span><text:span text:style-name="Strong_20_Emphasis"><text:span text:style-name="T167">@endif  </text:span></text:span></text:p>
      <text:p text:style-name="P13"><text:span text:style-name="Strong_20_Emphasis"><text:span text:style-name="T143">## </text:span></text:span><text:span text:style-name="Strong_20_Emphasis"><text:span text:style-name="T145">顯示警報名稱或規則</text:span></text:span></text:p>
      <text:p text:style-name="P12"><text:span text:style-name="Strong_20_Emphasis"><text:span text:style-name="T167">@if</text:span></text:span><text:span text:style-name="T55"> (</text:span><text:span text:style-name="Strong_20_Emphasis"><text:span text:style-name="T182">$alert-&gt;faults</text:span></text:span><text:span text:style-name="T55">) Faults:  </text:span><text:span text:style-name="Strong_20_Emphasis"><text:span text:style-name="T143">## </text:span></text:span><text:span text:style-name="Strong_20_Emphasis"><text:span text:style-name="T145">輸出 </text:span></text:span><text:span text:style-name="Strong_20_Emphasis"><text:span text:style-name="T143">faults date || True or False</text:span></text:span></text:p>
      <text:p text:style-name="P12"><text:span text:style-name="Strong_20_Emphasis"><text:span text:style-name="T168">     </text:span></text:span><text:span text:style-name="Strong_20_Emphasis"><text:span text:style-name="T167">@foreach</text:span></text:span><text:span text:style-name="T55"> (</text:span><text:span text:style-name="Strong_20_Emphasis"><text:span text:style-name="T182">$alert-&gt;faults as $key =&gt; $value</text:span></text:span><text:span text:style-name="T55">)   </text:span><text:span text:style-name="Strong_20_Emphasis"><text:span text:style-name="T55">##</text:span></text:span><text:span text:style-name="Strong_20_Emphasis"><text:span text:style-name="T52">持續 資料代入 </text:span></text:span><text:span text:style-name="Strong_20_Emphasis"><text:span text:style-name="T55">key  </text:span></text:span><text:span text:style-name="Strong_20_Emphasis"><text:span text:style-name="T52">直到 小於 </text:span></text:span><text:span text:style-name="Strong_20_Emphasis"><text:span text:style-name="T55">value </text:span></text:span></text:p>
      <text:p text:style-name="P12"><text:span text:style-name="T50">           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192">$key</text:span></text:span><text:span text:style-name="T55"> </text:span><text:span text:style-name="Strong_20_Emphasis"><text:span text:style-name="T110">}}</text:span></text:span><text:span text:style-name="T55">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204">$value['string']</text:span></text:span><text:span text:style-name="T55"> </text:span><text:span text:style-name="Strong_20_Emphasis"><text:span text:style-name="T110">}}  </text:span></text:span><text:span text:style-name="Strong_20_Emphasis"><text:span text:style-name="T143">## </text:span></text:span><text:span text:style-name="Strong_20_Emphasis"><text:span text:style-name="T145">迴圈 顯示 </text:span></text:span><text:span text:style-name="Strong_20_Emphasis"><text:span text:style-name="T143">key&lt;faults&gt; </text:span></text:span><text:span text:style-name="Strong_20_Emphasis"><text:span text:style-name="T145">與 </text:span></text:span><text:span text:style-name="Strong_20_Emphasis"><text:span text:style-name="T143">value &lt;</text:span></text:span><text:span text:style-name="Strong_20_Emphasis"><text:span text:style-name="T145">字串</text:span></text:span><text:span text:style-name="Strong_20_Emphasis"><text:span text:style-name="T143">&gt;</text:span></text:span><text:span text:style-name="Strong_20_Emphasis"><text:span text:style-name="T145">的 </text:span></text:span><text:span text:style-name="Strong_20_Emphasis"><text:span text:style-name="T143">date </text:span></text:span></text:p>
      <text:p text:style-name="P12"><text:span text:style-name="Strong_20_Emphasis"><text:span text:style-name="T168">     </text:span></text:span><text:span text:style-name="Strong_20_Emphasis"><text:span text:style-name="T167">@endforeach</text:span></text:span></text:p>
      <text:p text:style-name="P12"><text:span text:style-name="Strong_20_Emphasis"><text:span text:style-name="T167">@endif</text:span></text:span></text:p>
      <text:p text:style-name="P8">Alert sent to:</text:p>
      <text:p text:style-name="P13"><text:span text:style-name="Strong_20_Emphasis"><text:span text:style-name="T167">@foreach</text:span></text:span><text:span text:style-name="T55"> (</text:span><text:span text:style-name="Strong_20_Emphasis"><text:span text:style-name="T182">$alert-&gt;contacts as $key =&gt; $value</text:span></text:span><text:span text:style-name="T55">)   </text:span></text:p>
      <text:p text:style-name="P13"><text:span text:style-name="Strong_20_Emphasis"><text:span text:style-name="T55">## </text:span></text:span><text:span text:style-name="Strong_20_Emphasis"><text:span text:style-name="T52">迴圈顯示 </text:span></text:span><text:span text:style-name="Strong_20_Emphasis"><text:span text:style-name="T55">value&lt;</text:span></text:span><text:span text:style-name="Strong_20_Emphasis"><text:span text:style-name="T52">聯絡人 名稱</text:span></text:span><text:span text:style-name="Strong_20_Emphasis"><text:span text:style-name="T55">&gt; key&lt;email&gt;</text:span></text:span></text:p>
      <text:p text:style-name="P12"><text:span text:style-name="T50">    </text:span><text:span text:style-name="Strong_20_Emphasis"><text:span text:style-name="T110">{{</text:span></text:span><text:span text:style-name="Strong_20_Emphasis"><text:span text:style-name="T182"> $value</text:span></text:span><text:span text:style-name="T55"> </text:span><text:span text:style-name="Strong_20_Emphasis"><text:span text:style-name="T110">}}</text:span></text:span><text:span text:style-name="T110"> </text:span><text:span text:style-name="T55">&lt;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182">$key</text:span></text:span><text:span text:style-name="T55"> </text:span><text:span text:style-name="Strong_20_Emphasis"><text:span text:style-name="T110">}}</text:span></text:span><text:span text:style-name="T55">&gt;</text:span></text:p>
      <text:p text:style-name="P12"><text:span text:style-name="Strong_20_Emphasis"><text:span text:style-name="T167">@endforeach</text:span></text:span></text:p>
      <text:p text:style-name="P14"/>
      <text:p text:style-name="P20"/>
      <text:p text:style-name="P6"><text:soft-page-break/><text:span text:style-name="T1">Ports Utilization Template </text:span><text:span text:style-name="T2">通訊埠利用率樣板</text:span></text:p>
      <text:p text:style-name="P14"/>
      <text:p text:style-name="P12"><text:span text:style-name="Strong_20_Emphasis"><text:span text:style-name="T110">{{</text:span></text:span><text:span text:style-name="Strong_20_Emphasis"><text:span text:style-name="T88"> $alert-&gt;title</text:span></text:span><text:span text:style-name="Strong_20_Emphasis"><text:span text:style-name="T55"> </text:span></text:span><text:span text:style-name="Strong_20_Emphasis"><text:span text:style-name="T110">}}  </text:span></text:span><text:span text:style-name="Strong_20_Emphasis"><text:span text:style-name="T143">## </text:span></text:span><text:span text:style-name="Strong_20_Emphasis"><text:span text:style-name="T145">警報標題</text:span></text:span></text:p>
      <text:p text:style-name="P12"><text:span text:style-name="T55">Device Name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hostname</text:span></text:span><text:span text:style-name="T55"> </text:span><text:span text:style-name="Strong_20_Emphasis"><text:span text:style-name="T110">}}  </text:span></text:span><text:span text:style-name="Strong_20_Emphasis"><text:span text:style-name="T143">## </text:span></text:span><text:span text:style-name="Strong_20_Emphasis"><text:span text:style-name="T145">主機名</text:span></text:span></text:p>
      <text:p text:style-name="P12"><text:span text:style-name="T55">Severity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severity</text:span></text:span><text:span text:style-name="Strong_20_Emphasis"><text:span text:style-name="T55"> </text:span></text:span><text:span text:style-name="Strong_20_Emphasis"><text:span text:style-name="T110">}}   </text:span></text:span><text:span text:style-name="Strong_20_Emphasis"><text:span text:style-name="T143">##</text:span></text:span><text:span text:style-name="Strong_20_Emphasis"><text:span text:style-name="T145">警報等報</text:span></text:span></text:p>
      <text:p text:style-name="P12"><text:span text:style-name="Strong_20_Emphasis"><text:span text:style-name="T167">@if</text:span></text:span><text:span text:style-name="T55"> (</text:span><text:span text:style-name="Strong_20_Emphasis"><text:span text:style-name="T182">$alert-&gt;state == 0</text:span></text:span><text:span text:style-name="T55">) Time elapsed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elapsed</text:span></text:span><text:span text:style-name="T55"> </text:span><text:span text:style-name="Strong_20_Emphasis"><text:span text:style-name="T110">}}</text:span></text:span><text:span text:style-name="Strong_20_Emphasis"><text:span text:style-name="T55"> </text:span></text:span><text:span text:style-name="Strong_20_Emphasis"><text:span text:style-name="T167">@endif   </text:span></text:span><text:span text:style-name="Strong_20_Emphasis"><text:span text:style-name="T143">## </text:span></text:span><text:span text:style-name="Strong_20_Emphasis"><text:span text:style-name="T145">顯示經過的時間</text:span></text:span></text:p>
      <text:p text:style-name="P12"><text:span text:style-name="T55">Timestamp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timestamp </text:span></text:span><text:span text:style-name="Strong_20_Emphasis"><text:span text:style-name="T110">}}  </text:span></text:span><text:span text:style-name="Strong_20_Emphasis"><text:span text:style-name="T143">##</text:span></text:span><text:span text:style-name="Strong_20_Emphasis"><text:span text:style-name="T145">註記時間點</text:span></text:span></text:p>
      <text:p text:style-name="P13"><text:span text:style-name="T55">Rule: </text:span><text:span text:style-name="Strong_20_Emphasis"><text:span text:style-name="T167">@if (</text:span></text:span><text:span text:style-name="Strong_20_Emphasis"><text:span text:style-name="T182">$alert-&gt;name</text:span></text:span><text:span text:style-name="T55">) </text:span><text:span text:style-name="Strong_20_Emphasis"><text:span text:style-name="T110">{{</text:span></text:span><text:span text:style-name="Strong_20_Emphasis"><text:span text:style-name="T88"> $alert-&gt;name</text:span></text:span><text:span text:style-name="T55"> </text:span><text:span text:style-name="Strong_20_Emphasis"><text:span text:style-name="T110">}} </text:span></text:span><text:span text:style-name="Strong_20_Emphasis"><text:span text:style-name="T167">@else</text:span></text:span><text:span text:style-name="T55"> </text:span><text:span text:style-name="Strong_20_Emphasis"><text:span text:style-name="T110">{{</text:span></text:span><text:span text:style-name="T55"> </text:span><text:span text:style-name="Strong_20_Emphasis"><text:span text:style-name="T88">$alert-&gt;rule</text:span></text:span><text:span text:style-name="T55"> </text:span><text:span text:style-name="Strong_20_Emphasis"><text:span text:style-name="T110">}}</text:span></text:span><text:span text:style-name="T55"> </text:span><text:span text:style-name="Strong_20_Emphasis"><text:span text:style-name="T167">@endif  </text:span></text:span></text:p>
      <text:p text:style-name="P13"><text:span text:style-name="Strong_20_Emphasis"><text:span text:style-name="T143">## </text:span></text:span><text:span text:style-name="Strong_20_Emphasis"><text:span text:style-name="T145">顯示警報名稱或規則</text:span></text:span></text:p>
      <text:p text:style-name="P12"><text:span text:style-name="Strong_20_Emphasis"><text:span text:style-name="T167">@foreach</text:span></text:span><text:span text:style-name="T55"> (</text:span><text:span text:style-name="Strong_20_Emphasis"><text:span text:style-name="T182">$alert-&gt;faults as $key =&gt; $value</text:span></text:span><text:span text:style-name="T55">)   </text:span><text:span text:style-name="Strong_20_Emphasis"><text:span text:style-name="T55">##</text:span></text:span><text:span text:style-name="Strong_20_Emphasis"><text:span text:style-name="T52">持續 資料代入 </text:span></text:span><text:span text:style-name="Strong_20_Emphasis"><text:span text:style-name="T55">key  </text:span></text:span><text:span text:style-name="Strong_20_Emphasis"><text:span text:style-name="T52">直到 小於 </text:span></text:span><text:span text:style-name="Strong_20_Emphasis"><text:span text:style-name="T55">value </text:span></text:span></text:p>
      <text:p text:style-name="P12"><text:span text:style-name="T50">     </text:span><text:span text:style-name="T55">Physical Interface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204">$value['ifDescr']</text:span></text:span><text:span text:style-name="Strong_20_Emphasis"><text:span text:style-name="T55"> </text:span></text:span><text:span text:style-name="Strong_20_Emphasis"><text:span text:style-name="T110">}} </text:span></text:span><text:span text:style-name="Strong_20_Emphasis"><text:span text:style-name="T143"> ##</text:span></text:span><text:span text:style-name="Strong_20_Emphasis"><text:span text:style-name="T145">顯示 實體端口</text:span></text:span></text:p>
      <text:p text:style-name="P12"><text:span text:style-name="T50">     </text:span><text:span text:style-name="T55">Interface Description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204">$value['ifAlias']</text:span></text:span><text:span text:style-name="T55"> </text:span><text:span text:style-name="Strong_20_Emphasis"><text:span text:style-name="T110">}} </text:span></text:span><text:span text:style-name="Strong_20_Emphasis"><text:span text:style-name="T143">##</text:span></text:span><text:span text:style-name="Strong_20_Emphasis"><text:span text:style-name="T145">顯示 端口描述</text:span></text:span></text:p>
      <text:p text:style-name="P13"><text:span text:style-name="T50">     </text:span><text:span text:style-name="T55">Interface Speed: </text:span><text:span text:style-name="Strong_20_Emphasis"><text:span text:style-name="T110">{{</text:span></text:span><text:span text:style-name="T55"> (</text:span><text:span text:style-name="Strong_20_Emphasis"><text:span text:style-name="T204">$value['ifSpeed']</text:span></text:span><text:span text:style-name="T55">/1000000000)</text:span><text:span text:style-name="Strong_20_Emphasis"><text:span text:style-name="T110"> }}</text:span></text:span><text:span text:style-name="T55"> Gbs  </text:span></text:p>
      <text:p text:style-name="P13"><text:span text:style-name="Strong_20_Emphasis"><text:span text:style-name="T143">##</text:span></text:span><text:span text:style-name="Strong_20_Emphasis"><text:span text:style-name="T145">顯示 端口速度</text:span></text:span><text:span text:style-name="Strong_20_Emphasis"><text:span text:style-name="T143">&lt;</text:span></text:span><text:span text:style-name="Emphasis"><text:span text:style-name="T146">輸出字串並可計算</text:span></text:span><text:span text:style-name="Emphasis"><text:span text:style-name="Strong_20_Emphasis"><text:span text:style-name="T144">&gt;</text:span></text:span></text:span></text:p>
      <text:p text:style-name="P13"><text:span text:style-name="T50">     </text:span><text:span text:style-name="T55">Inbound Utilization:</text:span><text:span text:style-name="Strong_20_Emphasis"><text:span text:style-name="T110"> {{</text:span></text:span><text:span text:style-name="T55"> ((</text:span><text:span text:style-name="Strong_20_Emphasis"><text:span text:style-name="T204">$value['ifInOctets_rate']</text:span></text:span><text:span text:style-name="T55">*8)/</text:span><text:span text:style-name="Strong_20_Emphasis"><text:span text:style-name="T204">$value['ifSpeed']</text:span></text:span><text:span text:style-name="T55">)*100</text:span><text:span text:style-name="Strong_20_Emphasis"><text:span text:style-name="T110"> }} </text:span></text:span></text:p>
      <text:p text:style-name="P13"><text:span text:style-name="Strong_20_Emphasis"><text:span text:style-name="T143">## </text:span></text:span><text:span text:style-name="Strong_20_Emphasis"><text:span text:style-name="T145">入口使用率</text:span></text:span></text:p>
      <text:p text:style-name="P13"><text:span text:style-name="T50">     </text:span><text:span text:style-name="T55">Outbound Utilization: </text:span><text:span text:style-name="Strong_20_Emphasis"><text:span text:style-name="T110">{{</text:span></text:span><text:span text:style-name="T55"> ((</text:span><text:span text:style-name="Strong_20_Emphasis"><text:span text:style-name="T204">$value['ifOutOctets_rate']</text:span></text:span><text:span text:style-name="T55">*8)/</text:span><text:span text:style-name="Strong_20_Emphasis"><text:span text:style-name="T204">$value['ifSpeed']</text:span></text:span><text:span text:style-name="T55">)*100 </text:span><text:span text:style-name="Strong_20_Emphasis"><text:span text:style-name="T110">}} </text:span></text:span></text:p>
      <text:p text:style-name="P13"><text:span text:style-name="Strong_20_Emphasis"><text:span text:style-name="T143">## </text:span></text:span><text:span text:style-name="Strong_20_Emphasis"><text:span text:style-name="T145">出口使用率</text:span></text:span></text:p>
      <text:p text:style-name="P12"><text:span text:style-name="Strong_20_Emphasis"><text:span text:style-name="T167">@endforeach</text:span></text:span></text:p>
      <text:p text:style-name="P14"/>
      <text:p text:style-name="P20"/>
      <text:p text:style-name="P3"/>
      <text:p text:style-name="P3"/>
      <text:p text:style-name="P14"><text:soft-page-break/><text:span text:style-name="T28">Storage </text:span><text:span text:style-name="T29">儲存</text:span></text:p>
      <text:p text:style-name="P12"><text:span text:style-name="Strong_20_Emphasis"><text:span text:style-name="T111">{{</text:span></text:span><text:span text:style-name="Strong_20_Emphasis"><text:span text:style-name="T87"> $alert-&gt;title</text:span></text:span><text:span text:style-name="Strong_20_Emphasis"><text:span text:style-name="T48"> </text:span></text:span><text:span text:style-name="Strong_20_Emphasis"><text:span text:style-name="T111">}}  </text:span></text:span><text:span text:style-name="Strong_20_Emphasis"><text:span text:style-name="T148">## </text:span></text:span><text:span text:style-name="Strong_20_Emphasis"><text:span text:style-name="T147">警報標題</text:span></text:span></text:p>
      <text:p text:style-name="P12"><text:span text:style-name="T48">Device Name: </text:span><text:span text:style-name="Strong_20_Emphasis"><text:span text:style-name="T111">{{</text:span></text:span><text:span text:style-name="Strong_20_Emphasis"><text:span text:style-name="T48"> </text:span></text:span><text:span text:style-name="Strong_20_Emphasis"><text:span text:style-name="T87">$alert-&gt;hostname</text:span></text:span><text:span text:style-name="T48"> </text:span><text:span text:style-name="Strong_20_Emphasis"><text:span text:style-name="T111">}}  </text:span></text:span><text:span text:style-name="Strong_20_Emphasis"><text:span text:style-name="T148">## </text:span></text:span><text:span text:style-name="Strong_20_Emphasis"><text:span text:style-name="T147">主機名</text:span></text:span></text:p>
      <text:p text:style-name="P12"><text:span text:style-name="T55">Severity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severity</text:span></text:span><text:span text:style-name="Strong_20_Emphasis"><text:span text:style-name="T55"> </text:span></text:span><text:span text:style-name="Strong_20_Emphasis"><text:span text:style-name="T110">}}   </text:span></text:span><text:span text:style-name="Strong_20_Emphasis"><text:span text:style-name="T143">##</text:span></text:span><text:span text:style-name="Strong_20_Emphasis"><text:span text:style-name="T145">警報等報</text:span></text:span></text:p>
      <text:p text:style-name="P12"><text:span text:style-name="T55">Uptime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uptime_shor</text:span></text:span><text:span text:style-name="T55">t </text:span><text:span text:style-name="Strong_20_Emphasis"><text:span text:style-name="T110">}} </text:span></text:span><text:span text:style-name="Strong_20_Emphasis"><text:span text:style-name="T143">##</text:span></text:span><text:span text:style-name="Strong_20_Emphasis"><text:span text:style-name="T145">裝置已運行時間</text:span></text:span><text:span text:style-name="Strong_20_Emphasis"><text:span text:style-name="T143">&lt;</text:span></text:span><text:span text:style-name="Strong_20_Emphasis"><text:span text:style-name="T145">短</text:span></text:span><text:span text:style-name="Strong_20_Emphasis"><text:span text:style-name="T143">&gt;</text:span></text:span></text:p>
      <text:p text:style-name="P12"><text:span text:style-name="Strong_20_Emphasis"><text:span text:style-name="T167">@if</text:span></text:span><text:span text:style-name="T55"> (</text:span><text:span text:style-name="Strong_20_Emphasis"><text:span text:style-name="T182">$alert-&gt;state == 0</text:span></text:span><text:span text:style-name="T55">) Time elapsed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elapsed</text:span></text:span><text:span text:style-name="T55"> </text:span><text:span text:style-name="Strong_20_Emphasis"><text:span text:style-name="T110">}}</text:span></text:span><text:span text:style-name="Strong_20_Emphasis"><text:span text:style-name="T55"> </text:span></text:span><text:span text:style-name="Strong_20_Emphasis"><text:span text:style-name="T167">@endif   </text:span></text:span><text:span text:style-name="Strong_20_Emphasis"><text:span text:style-name="T143">## </text:span></text:span><text:span text:style-name="Strong_20_Emphasis"><text:span text:style-name="T145">顯示經過的時間</text:span></text:span></text:p>
      <text:p text:style-name="P12"><text:span text:style-name="T55">Timestamp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timestamp </text:span></text:span><text:span text:style-name="Strong_20_Emphasis"><text:span text:style-name="T110">}}  </text:span></text:span><text:span text:style-name="Strong_20_Emphasis"><text:span text:style-name="T143">##</text:span></text:span><text:span text:style-name="Strong_20_Emphasis"><text:span text:style-name="T145">註記時間點</text:span></text:span></text:p>
      <text:p text:style-name="P12"><text:span text:style-name="T55">Location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location</text:span></text:span><text:span text:style-name="T55"> </text:span><text:span text:style-name="Strong_20_Emphasis"><text:span text:style-name="T110">}}  </text:span></text:span><text:span text:style-name="Strong_20_Emphasis"><text:span text:style-name="T143">## </text:span></text:span><text:span text:style-name="Strong_20_Emphasis"><text:span text:style-name="T145">地點</text:span></text:span></text:p>
      <text:p text:style-name="P12"><text:span text:style-name="T55">Description: </text:span><text:span text:style-name="Strong_20_Emphasis"><text:span text:style-name="T110">{{</text:span></text:span><text:span text:style-name="T110"> </text:span><text:span text:style-name="Strong_20_Emphasis"><text:span text:style-name="T88">$alert-&gt;description</text:span></text:span><text:span text:style-name="T55"> </text:span><text:span text:style-name="Strong_20_Emphasis"><text:span text:style-name="T110">}} </text:span></text:span><text:span text:style-name="Strong_20_Emphasis"><text:span text:style-name="T143">## </text:span></text:span><text:span text:style-name="Strong_20_Emphasis"><text:span text:style-name="T145">裝置的描述</text:span></text:span></text:p>
      <text:p text:style-name="P12"><text:span text:style-name="T55">Features: </text:span><text:span text:style-name="Strong_20_Emphasis"><text:span text:style-name="T110">{{</text:span></text:span><text:span text:style-name="T55"> </text:span><text:span text:style-name="Strong_20_Emphasis"><text:span text:style-name="T88">$alert-&gt;features</text:span></text:span><text:span text:style-name="T55"> </text:span><text:span text:style-name="Strong_20_Emphasis"><text:span text:style-name="T110">}}  </text:span></text:span><text:span text:style-name="Strong_20_Emphasis"><text:span text:style-name="T143">## </text:span></text:span><text:span text:style-name="Strong_20_Emphasis"><text:span text:style-name="T145">裝置的特點</text:span></text:span></text:p>
      <text:p text:style-name="P12"><text:span text:style-name="T55">Purpose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purpose</text:span></text:span><text:span text:style-name="Strong_20_Emphasis"><text:span text:style-name="T110"> }} </text:span></text:span><text:span text:style-name="Strong_20_Emphasis"><text:span text:style-name="T143">## </text:span></text:span><text:span text:style-name="Strong_20_Emphasis"><text:span text:style-name="T145">分貝？</text:span></text:span></text:p>
      <text:p text:style-name="P12"><text:span text:style-name="T55">Notes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notes</text:span></text:span><text:span text:style-name="Strong_20_Emphasis"><text:span text:style-name="T110"> }}  </text:span></text:span><text:span text:style-name="Strong_20_Emphasis"><text:span text:style-name="T143">##</text:span></text:span><text:span text:style-name="Strong_20_Emphasis"><text:span text:style-name="T145">裝置的說明</text:span></text:span></text:p>
      <text:p text:style-name="P12"><text:span text:style-name="T48">Server: </text:span><text:span text:style-name="Strong_20_Emphasis"><text:span text:style-name="T111">{{</text:span></text:span><text:span text:style-name="T48"> </text:span><text:span text:style-name="Strong_20_Emphasis"><text:span text:style-name="T87">$alert-&gt;sysName</text:span></text:span><text:span text:style-name="T48"> </text:span><text:span text:style-name="Strong_20_Emphasis"><text:span text:style-name="T111">}} </text:span></text:span><text:span text:style-name="Strong_20_Emphasis"><text:span text:style-name="T148">##</text:span></text:span><text:span text:style-name="Strong_20_Emphasis"><text:span text:style-name="T147">裝置名稱</text:span></text:span></text:p>
      <text:p text:style-name="P12"><text:span text:style-name="Strong_20_Emphasis"><text:span text:style-name="T167">@foreach</text:span></text:span><text:span text:style-name="T55"> (</text:span><text:span text:style-name="Strong_20_Emphasis"><text:span text:style-name="T182">$alert-&gt;faults as $key =&gt; $value</text:span></text:span><text:span text:style-name="T55">)   </text:span><text:span text:style-name="Strong_20_Emphasis"><text:span text:style-name="T55">##</text:span></text:span><text:span text:style-name="Strong_20_Emphasis"><text:span text:style-name="T52">持續 資料代入 </text:span></text:span><text:span text:style-name="Strong_20_Emphasis"><text:span text:style-name="T55">key  </text:span></text:span><text:span text:style-name="Strong_20_Emphasis"><text:span text:style-name="T52">直到 小於 </text:span></text:span><text:span text:style-name="Strong_20_Emphasis"><text:span text:style-name="T55">value </text:span></text:span></text:p>
      <text:p text:style-name="P12"><text:span text:style-name="T50">     </text:span><text:span text:style-name="T55">Mount Point: </text:span><text:span text:style-name="Strong_20_Emphasis"><text:span text:style-name="T110">{{</text:span></text:span><text:span text:style-name="T55"> </text:span><text:span text:style-name="Strong_20_Emphasis"><text:span text:style-name="T204">$value['storage_descr']</text:span></text:span><text:span text:style-name="T55"> </text:span><text:span text:style-name="Strong_20_Emphasis"><text:span text:style-name="T110">}}</text:span></text:span></text:p>
      <text:p text:style-name="P12"><text:span text:style-name="T50">     </text:span><text:span text:style-name="T55">Percent Utilized: </text:span><text:span text:style-name="Strong_20_Emphasis"><text:span text:style-name="T110">{{</text:span></text:span><text:span text:style-name="T55"> </text:span><text:span text:style-name="Strong_20_Emphasis"><text:span text:style-name="T204">$value['storage_perc']</text:span></text:span><text:span text:style-name="Strong_20_Emphasis"><text:span text:style-name="T55"> </text:span></text:span><text:span text:style-name="Strong_20_Emphasis"><text:span text:style-name="T110">}}</text:span></text:span></text:p>
      <text:p text:style-name="P12"><text:span text:style-name="Strong_20_Emphasis"><text:span text:style-name="T167">@endforeach</text:span></text:span></text:p>
      <text:p text:style-name="P14"/>
      <text:p text:style-name="P20"/>
      <text:p text:style-name="P3"/>
      <text:p text:style-name="P3"/>
      <text:p text:style-name="P3"/>
      <text:p text:style-name="P17"><text:soft-page-break/><text:span text:style-name="T28">Temperature Sensors </text:span><text:span text:style-name="T29">溫度感應器</text:span></text:p>
      <text:p text:style-name="P12"><text:span text:style-name="Strong_20_Emphasis"><text:span text:style-name="T116">{{</text:span></text:span><text:span text:style-name="Strong_20_Emphasis"><text:span text:style-name="T94"> $alert-&gt;title</text:span></text:span><text:span text:style-name="Strong_20_Emphasis"><text:span text:style-name="T67"> </text:span></text:span><text:span text:style-name="Strong_20_Emphasis"><text:span text:style-name="T116">}}  </text:span></text:span><text:span text:style-name="Strong_20_Emphasis"><text:span text:style-name="T153">## </text:span></text:span><text:span text:style-name="Strong_20_Emphasis"><text:span text:style-name="T154">警報標題</text:span></text:span></text:p>
      <text:p text:style-name="P12"><text:span text:style-name="T67">Device Name: </text:span><text:span text:style-name="Strong_20_Emphasis"><text:span text:style-name="T116">{{</text:span></text:span><text:span text:style-name="Strong_20_Emphasis"><text:span text:style-name="T67"> </text:span></text:span><text:span text:style-name="Strong_20_Emphasis"><text:span text:style-name="T94">$alert-&gt;hostname</text:span></text:span><text:span text:style-name="T67"> </text:span><text:span text:style-name="Strong_20_Emphasis"><text:span text:style-name="T116">}}  </text:span></text:span><text:span text:style-name="Strong_20_Emphasis"><text:span text:style-name="T153">## </text:span></text:span><text:span text:style-name="Strong_20_Emphasis"><text:span text:style-name="T154">主機名</text:span></text:span></text:p>
      <text:p text:style-name="P12"><text:span text:style-name="T69">Severity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severity</text:span></text:span><text:span text:style-name="Strong_20_Emphasis"><text:span text:style-name="T69"> </text:span></text:span><text:span text:style-name="Strong_20_Emphasis"><text:span text:style-name="T117">}}   </text:span></text:span><text:span text:style-name="Strong_20_Emphasis"><text:span text:style-name="T156">##</text:span></text:span><text:span text:style-name="Strong_20_Emphasis"><text:span text:style-name="T155">警報等報</text:span></text:span></text:p>
      <text:p text:style-name="P12"><text:span text:style-name="T69">Timestamp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timestamp </text:span></text:span><text:span text:style-name="Strong_20_Emphasis"><text:span text:style-name="T117">}}  </text:span></text:span><text:span text:style-name="Strong_20_Emphasis"><text:span text:style-name="T156">##</text:span></text:span><text:span text:style-name="Strong_20_Emphasis"><text:span text:style-name="T155">註記時間點</text:span></text:span></text:p>
      <text:p text:style-name="P12"><text:span text:style-name="T69">Uptime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uptime_shor</text:span></text:span><text:span text:style-name="T69">t </text:span><text:span text:style-name="Strong_20_Emphasis"><text:span text:style-name="T117">}} </text:span></text:span><text:span text:style-name="Strong_20_Emphasis"><text:span text:style-name="T156">##</text:span></text:span><text:span text:style-name="Strong_20_Emphasis"><text:span text:style-name="T155">裝置已運行時間</text:span></text:span><text:span text:style-name="Strong_20_Emphasis"><text:span text:style-name="T156">&lt;</text:span></text:span><text:span text:style-name="Strong_20_Emphasis"><text:span text:style-name="T155">短</text:span></text:span><text:span text:style-name="Strong_20_Emphasis"><text:span text:style-name="T156">&gt;</text:span></text:span></text:p>
      <text:p text:style-name="P12"><text:span text:style-name="Strong_20_Emphasis"><text:span text:style-name="T172">@if</text:span></text:span><text:span text:style-name="T69"> (</text:span><text:span text:style-name="Strong_20_Emphasis"><text:span text:style-name="T186">$alert-&gt;state == 0</text:span></text:span><text:span text:style-name="T69">) Time elapsed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elapsed</text:span></text:span><text:span text:style-name="T69"> </text:span><text:span text:style-name="Strong_20_Emphasis"><text:span text:style-name="T117">}}</text:span></text:span><text:span text:style-name="Strong_20_Emphasis"><text:span text:style-name="T69"> </text:span></text:span><text:span text:style-name="Strong_20_Emphasis"><text:span text:style-name="T172">@endif   </text:span></text:span><text:span text:style-name="Strong_20_Emphasis"><text:span text:style-name="T156">## </text:span></text:span><text:span text:style-name="Strong_20_Emphasis"><text:span text:style-name="T155">顯示經過的時間</text:span></text:span></text:p>
      <text:p text:style-name="P12"><text:span text:style-name="T69">Location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location</text:span></text:span><text:span text:style-name="T69"> </text:span><text:span text:style-name="Strong_20_Emphasis"><text:span text:style-name="T117">}}  </text:span></text:span><text:span text:style-name="Strong_20_Emphasis"><text:span text:style-name="T156">## </text:span></text:span><text:span text:style-name="Strong_20_Emphasis"><text:span text:style-name="T155">地點</text:span></text:span></text:p>
      <text:p text:style-name="P12"><text:span text:style-name="T69">Description: </text:span><text:span text:style-name="Strong_20_Emphasis"><text:span text:style-name="T117">{{</text:span></text:span><text:span text:style-name="T117"> </text:span><text:span text:style-name="Strong_20_Emphasis"><text:span text:style-name="T95">$alert-&gt;description</text:span></text:span><text:span text:style-name="T69"> </text:span><text:span text:style-name="Strong_20_Emphasis"><text:span text:style-name="T117">}} </text:span></text:span><text:span text:style-name="Strong_20_Emphasis"><text:span text:style-name="T156">## </text:span></text:span><text:span text:style-name="Strong_20_Emphasis"><text:span text:style-name="T155">裝置的描述</text:span></text:span></text:p>
      <text:p text:style-name="P12"><text:span text:style-name="T69">Features: </text:span><text:span text:style-name="Strong_20_Emphasis"><text:span text:style-name="T117">{{</text:span></text:span><text:span text:style-name="T69"> </text:span><text:span text:style-name="Strong_20_Emphasis"><text:span text:style-name="T95">$alert-&gt;features</text:span></text:span><text:span text:style-name="T69"> </text:span><text:span text:style-name="Strong_20_Emphasis"><text:span text:style-name="T117">}}  </text:span></text:span><text:span text:style-name="Strong_20_Emphasis"><text:span text:style-name="T156">## </text:span></text:span><text:span text:style-name="Strong_20_Emphasis"><text:span text:style-name="T155">裝置的特點</text:span></text:span></text:p>
      <text:p text:style-name="P12"><text:span text:style-name="T69">Purpose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purpose</text:span></text:span><text:span text:style-name="Strong_20_Emphasis"><text:span text:style-name="T117"> }} </text:span></text:span><text:span text:style-name="Strong_20_Emphasis"><text:span text:style-name="T156">## </text:span></text:span><text:span text:style-name="Strong_20_Emphasis"><text:span text:style-name="T155">分貝？</text:span></text:span></text:p>
      <text:p text:style-name="P12"><text:span text:style-name="T69">Notes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notes</text:span></text:span><text:span text:style-name="Strong_20_Emphasis"><text:span text:style-name="T117"> }}  </text:span></text:span><text:span text:style-name="Strong_20_Emphasis"><text:span text:style-name="T156">##</text:span></text:span><text:span text:style-name="Strong_20_Emphasis"><text:span text:style-name="T155">裝置的說明</text:span></text:span></text:p>
      <text:p text:style-name="P12"><text:span text:style-name="T67">Rule: </text:span><text:span text:style-name="Strong_20_Emphasis"><text:span text:style-name="T173">@if (</text:span></text:span><text:span text:style-name="Strong_20_Emphasis"><text:span text:style-name="T187">$alert-&gt;name</text:span></text:span><text:span text:style-name="T67">) </text:span><text:span text:style-name="Strong_20_Emphasis"><text:span text:style-name="T116">{{</text:span></text:span><text:span text:style-name="Strong_20_Emphasis"><text:span text:style-name="T94"> $alert-&gt;name</text:span></text:span><text:span text:style-name="T67"> </text:span><text:span text:style-name="Strong_20_Emphasis"><text:span text:style-name="T116">}} </text:span></text:span><text:span text:style-name="Strong_20_Emphasis"><text:span text:style-name="T173">@else</text:span></text:span><text:span text:style-name="T67"> </text:span><text:span text:style-name="Strong_20_Emphasis"><text:span text:style-name="T116">{{</text:span></text:span><text:span text:style-name="T67"> </text:span><text:span text:style-name="Strong_20_Emphasis"><text:span text:style-name="T94">$alert-&gt;rule</text:span></text:span><text:span text:style-name="T67"> </text:span><text:span text:style-name="Strong_20_Emphasis"><text:span text:style-name="T116">}}</text:span></text:span><text:span text:style-name="T67"> </text:span><text:span text:style-name="Strong_20_Emphasis"><text:span text:style-name="T173">@endif  </text:span></text:span><text:span text:style-name="Strong_20_Emphasis"><text:span text:style-name="T153">## </text:span></text:span><text:span text:style-name="Strong_20_Emphasis"><text:span text:style-name="T154">顯示警報名稱或規則</text:span></text:span></text:p>
      <text:p text:style-name="P12"><text:span text:style-name="Strong_20_Emphasis"><text:span text:style-name="T172">@if</text:span></text:span><text:span text:style-name="T172"> </text:span><text:span text:style-name="T69">(</text:span><text:span text:style-name="T95">$alert-&gt;faults</text:span><text:span text:style-name="T69">) Faults: </text:span><text:span text:style-name="Strong_20_Emphasis"><text:span text:style-name="T156">## </text:span></text:span><text:span text:style-name="Strong_20_Emphasis"><text:span text:style-name="T155">輸出 </text:span></text:span><text:span text:style-name="Strong_20_Emphasis"><text:span text:style-name="T156">faults date || True or False</text:span></text:span></text:p>
      <text:p text:style-name="P12"><text:span text:style-name="T71">     </text:span><text:span text:style-name="Strong_20_Emphasis"><text:span text:style-name="T172">@foreach</text:span></text:span><text:span text:style-name="T69"> (</text:span><text:span text:style-name="Strong_20_Emphasis"><text:span text:style-name="T186">$faults as $key =&gt; $value</text:span></text:span><text:span text:style-name="T69">)</text:span><text:span text:style-name="Strong_20_Emphasis"><text:span text:style-name="T69">##</text:span></text:span><text:span text:style-name="Strong_20_Emphasis"><text:span text:style-name="T73">持續 資料代入 </text:span></text:span><text:span text:style-name="Strong_20_Emphasis"><text:span text:style-name="T69">key  </text:span></text:span><text:span text:style-name="Strong_20_Emphasis"><text:span text:style-name="T73">直到 小於 </text:span></text:span><text:span text:style-name="Strong_20_Emphasis"><text:span text:style-name="T69">value</text:span></text:span></text:p>
      <text:p text:style-name="P12"><text:span text:style-name="T71">         </text:span><text:span text:style-name="T69">#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208">$key</text:span></text:span><text:span text:style-name="T69"> </text:span><text:span text:style-name="Strong_20_Emphasis"><text:span text:style-name="T117">}}</text:span></text:span><text:span text:style-name="T69">: Temperature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208">$value['sensor_current']</text:span></text:span><text:span text:style-name="T69"> </text:span><text:span text:style-name="Strong_20_Emphasis"><text:span text:style-name="T117">}}</text:span></text:span><text:span text:style-name="T69"> °C  </text:span><text:span text:style-name="Strong_20_Emphasis"><text:span text:style-name="T156">##</text:span></text:span><text:span text:style-name="Strong_20_Emphasis"><text:span text:style-name="T155">顯示 </text:span></text:span><text:span text:style-name="Strong_20_Emphasis"><text:span text:style-name="T156">key &lt;&gt; value &lt;</text:span></text:span><text:span text:style-name="Strong_20_Emphasis"><text:span text:style-name="T155">溫度</text:span></text:span><text:span text:style-name="Strong_20_Emphasis"><text:span text:style-name="T156">&gt;</text:span></text:span></text:p>
      <text:p text:style-name="P12"><text:span text:style-name="T71">         </text:span><text:span text:style-name="T69">** </text:span><text:span text:style-name="Strong_20_Emphasis"><text:span text:style-name="T172">@php</text:span></text:span><text:span text:style-name="T69"> </text:span><text:span text:style-name="Strong_20_Emphasis"><text:span text:style-name="T172">echo</text:span></text:span><text:span text:style-name="T69"> (</text:span><text:span text:style-name="Strong_20_Emphasis"><text:span text:style-name="T208">$value['sensor_current']</text:span></text:span><text:span text:style-name="T69"> </text:span><text:span text:style-name="Strong_20_Emphasis"><text:span text:style-name="T69">-</text:span></text:span><text:span text:style-name="T69"> </text:span><text:span text:style-name="Strong_20_Emphasis"><text:span text:style-name="T208">$value['sensor_limit']</text:span></text:span><text:span text:style-name="T69">); </text:span><text:span text:style-name="Strong_20_Emphasis"><text:span text:style-name="T172">@endphp</text:span></text:span><text:span text:style-name="T69">°C over limit  </text:span><text:span text:style-name="Strong_20_Emphasis"><text:span text:style-name="T156"> </text:span></text:span></text:p>
      <text:p text:style-name="P12"><text:span text:style-name="Strong_20_Emphasis"><text:span text:style-name="T71">          </text:span></text:span><text:span text:style-name="Strong_20_Emphasis"><text:span text:style-name="T67">## echo </text:span></text:span><text:span text:style-name="Strong_20_Emphasis"><text:span text:style-name="T74">字串運算顯示 </text:span></text:span><text:span text:style-name="Strong_20_Emphasis"><text:span text:style-name="T67">&lt;</text:span></text:span><text:span text:style-name="Strong_20_Emphasis"><text:span text:style-name="T74">目前值 </text:span></text:span><text:span text:style-name="Strong_20_Emphasis"><text:span text:style-name="T67">- </text:span></text:span><text:span text:style-name="Strong_20_Emphasis"><text:span text:style-name="T74">限制值</text:span></text:span><text:span text:style-name="Strong_20_Emphasis"><text:span text:style-name="T67">&gt; </text:span></text:span><text:span text:style-name="Strong_20_Emphasis"><text:span text:style-name="T74">顯示超出 </text:span></text:span><text:span text:style-name="Strong_20_Emphasis"><text:span text:style-name="T67">&lt;</text:span></text:span><text:span text:style-name="Strong_20_Emphasis"><text:span text:style-name="T74">數值</text:span></text:span><text:span text:style-name="Strong_20_Emphasis"><text:span text:style-name="T67">&gt; </text:span></text:span><text:span text:style-name="Strong_20_Emphasis"><text:span text:style-name="T74">度</text:span></text:span></text:p>
      <text:p text:style-name="P12"><text:span text:style-name="T71">         </text:span><text:span text:style-name="T69">Previous Measurement: </text:span><text:span text:style-name="Strong_20_Emphasis"><text:span text:style-name="T117">{{</text:span></text:span><text:span text:style-name="T69"> </text:span><text:span text:style-name="Strong_20_Emphasis"><text:span text:style-name="T208">$value['sensor_prev']</text:span></text:span><text:span text:style-name="T69"> </text:span><text:span text:style-name="Strong_20_Emphasis"><text:span text:style-name="T117">}}</text:span></text:span><text:span text:style-name="T69"> °C   </text:span><text:span text:style-name="Strong_20_Emphasis"><text:span text:style-name="T156">## </text:span></text:span><text:span text:style-name="Strong_20_Emphasis"><text:span text:style-name="T155">顯示先前測量值</text:span></text:span></text:p>
      <text:p text:style-name="P12"><text:span text:style-name="T71">         </text:span><text:span text:style-name="T69">High Temperature Limit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208">$value['sensor_limit']</text:span></text:span><text:span text:style-name="T69"> </text:span><text:span text:style-name="Strong_20_Emphasis"><text:span text:style-name="T117">}}</text:span></text:span><text:span text:style-name="T69"> °C   </text:span><text:span text:style-name="Strong_20_Emphasis"><text:span text:style-name="T156">##</text:span></text:span><text:span text:style-name="Strong_20_Emphasis"><text:span text:style-name="T155">顯示高溫極限</text:span></text:span></text:p>
      <text:p text:style-name="P12"><text:span text:style-name="T71">     </text:span><text:span text:style-name="Strong_20_Emphasis"><text:span text:style-name="T172">@endforeach</text:span></text:span></text:p>
      <text:p text:style-name="P12"><text:span text:style-name="Strong_20_Emphasis"><text:span text:style-name="T172">@endif</text:span></text:span></text:p>
      <text:p text:style-name="P17"/>
      <text:p text:style-name="P20"/>
      <text:p text:style-name="P3"/>
      <text:p text:style-name="P9"><text:soft-page-break/><text:span text:style-name="T1">Value Sensors </text:span><text:span text:style-name="T2">價值感應器</text:span></text:p>
      <text:p text:style-name="P17"/>
      <text:p text:style-name="P12"><text:span text:style-name="Strong_20_Emphasis"><text:span text:style-name="T116">{{</text:span></text:span><text:span text:style-name="Strong_20_Emphasis"><text:span text:style-name="T94"> $alert-&gt;title</text:span></text:span><text:span text:style-name="Strong_20_Emphasis"><text:span text:style-name="T67"> </text:span></text:span><text:span text:style-name="Strong_20_Emphasis"><text:span text:style-name="T116">}}  </text:span></text:span><text:span text:style-name="Strong_20_Emphasis"><text:span text:style-name="T153">## </text:span></text:span><text:span text:style-name="Strong_20_Emphasis"><text:span text:style-name="T154">警報標題</text:span></text:span></text:p>
      <text:p text:style-name="P12"><text:span text:style-name="T67">Device Name: </text:span><text:span text:style-name="Strong_20_Emphasis"><text:span text:style-name="T116">{{</text:span></text:span><text:span text:style-name="Strong_20_Emphasis"><text:span text:style-name="T67"> </text:span></text:span><text:span text:style-name="Strong_20_Emphasis"><text:span text:style-name="T94">$alert-&gt;hostname</text:span></text:span><text:span text:style-name="T67"> </text:span><text:span text:style-name="Strong_20_Emphasis"><text:span text:style-name="T116">}}  </text:span></text:span><text:span text:style-name="Strong_20_Emphasis"><text:span text:style-name="T153">## </text:span></text:span><text:span text:style-name="Strong_20_Emphasis"><text:span text:style-name="T154">主機名</text:span></text:span></text:p>
      <text:p text:style-name="P12"><text:span text:style-name="T69">Severity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severity</text:span></text:span><text:span text:style-name="Strong_20_Emphasis"><text:span text:style-name="T69"> </text:span></text:span><text:span text:style-name="Strong_20_Emphasis"><text:span text:style-name="T117">}}   </text:span></text:span><text:span text:style-name="Strong_20_Emphasis"><text:span text:style-name="T156">##</text:span></text:span><text:span text:style-name="Strong_20_Emphasis"><text:span text:style-name="T155">警報等報</text:span></text:span></text:p>
      <text:p text:style-name="P12"><text:span text:style-name="T69">Timestamp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timestamp </text:span></text:span><text:span text:style-name="Strong_20_Emphasis"><text:span text:style-name="T117">}}  </text:span></text:span><text:span text:style-name="Strong_20_Emphasis"><text:span text:style-name="T156">##</text:span></text:span><text:span text:style-name="Strong_20_Emphasis"><text:span text:style-name="T155">註記時間點</text:span></text:span></text:p>
      <text:p text:style-name="P12"><text:span text:style-name="T69">Uptime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uptime_shor</text:span></text:span><text:span text:style-name="T69">t </text:span><text:span text:style-name="Strong_20_Emphasis"><text:span text:style-name="T117">}} </text:span></text:span><text:span text:style-name="Strong_20_Emphasis"><text:span text:style-name="T156">##</text:span></text:span><text:span text:style-name="Strong_20_Emphasis"><text:span text:style-name="T155">裝置已運行時間</text:span></text:span><text:span text:style-name="Strong_20_Emphasis"><text:span text:style-name="T156">&lt;</text:span></text:span><text:span text:style-name="Strong_20_Emphasis"><text:span text:style-name="T155">短</text:span></text:span><text:span text:style-name="Strong_20_Emphasis"><text:span text:style-name="T156">&gt;</text:span></text:span></text:p>
      <text:p text:style-name="P12"><text:span text:style-name="Strong_20_Emphasis"><text:span text:style-name="T172">@if</text:span></text:span><text:span text:style-name="T69"> (</text:span><text:span text:style-name="Strong_20_Emphasis"><text:span text:style-name="T186">$alert-&gt;state == 0</text:span></text:span><text:span text:style-name="T69">) Time elapsed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elapsed</text:span></text:span><text:span text:style-name="T69"> </text:span><text:span text:style-name="Strong_20_Emphasis"><text:span text:style-name="T117">}}</text:span></text:span><text:span text:style-name="Strong_20_Emphasis"><text:span text:style-name="T69"> </text:span></text:span><text:span text:style-name="Strong_20_Emphasis"><text:span text:style-name="T172">@endif   </text:span></text:span><text:span text:style-name="Strong_20_Emphasis"><text:span text:style-name="T156">## </text:span></text:span><text:span text:style-name="Strong_20_Emphasis"><text:span text:style-name="T155">顯示經過的時間</text:span></text:span></text:p>
      <text:p text:style-name="P12"><text:span text:style-name="T69">Location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location</text:span></text:span><text:span text:style-name="T69"> </text:span><text:span text:style-name="Strong_20_Emphasis"><text:span text:style-name="T117">}}  </text:span></text:span><text:span text:style-name="Strong_20_Emphasis"><text:span text:style-name="T156">## </text:span></text:span><text:span text:style-name="Strong_20_Emphasis"><text:span text:style-name="T155">地點</text:span></text:span></text:p>
      <text:p text:style-name="P12"><text:span text:style-name="T69">Description: </text:span><text:span text:style-name="Strong_20_Emphasis"><text:span text:style-name="T117">{{</text:span></text:span><text:span text:style-name="T117"> </text:span><text:span text:style-name="Strong_20_Emphasis"><text:span text:style-name="T95">$alert-&gt;description</text:span></text:span><text:span text:style-name="T69"> </text:span><text:span text:style-name="Strong_20_Emphasis"><text:span text:style-name="T117">}} </text:span></text:span><text:span text:style-name="Strong_20_Emphasis"><text:span text:style-name="T156">## </text:span></text:span><text:span text:style-name="Strong_20_Emphasis"><text:span text:style-name="T155">裝置的描述</text:span></text:span></text:p>
      <text:p text:style-name="P12"><text:span text:style-name="T69">Features: </text:span><text:span text:style-name="Strong_20_Emphasis"><text:span text:style-name="T117">{{</text:span></text:span><text:span text:style-name="T69"> </text:span><text:span text:style-name="Strong_20_Emphasis"><text:span text:style-name="T95">$alert-&gt;features</text:span></text:span><text:span text:style-name="T69"> </text:span><text:span text:style-name="Strong_20_Emphasis"><text:span text:style-name="T117">}}  </text:span></text:span><text:span text:style-name="Strong_20_Emphasis"><text:span text:style-name="T156">## </text:span></text:span><text:span text:style-name="Strong_20_Emphasis"><text:span text:style-name="T155">裝置的特點</text:span></text:span></text:p>
      <text:p text:style-name="P12"><text:span text:style-name="T69">Purpose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purpose</text:span></text:span><text:span text:style-name="Strong_20_Emphasis"><text:span text:style-name="T117"> }} </text:span></text:span><text:span text:style-name="Strong_20_Emphasis"><text:span text:style-name="T156">## </text:span></text:span><text:span text:style-name="Strong_20_Emphasis"><text:span text:style-name="T155">分貝？</text:span></text:span></text:p>
      <text:p text:style-name="P12"><text:span text:style-name="T69">Notes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notes</text:span></text:span><text:span text:style-name="Strong_20_Emphasis"><text:span text:style-name="T117"> }}  </text:span></text:span><text:span text:style-name="Strong_20_Emphasis"><text:span text:style-name="T156">##</text:span></text:span><text:span text:style-name="Strong_20_Emphasis"><text:span text:style-name="T155">裝置的說明</text:span></text:span></text:p>
      <text:p text:style-name="P12"><text:span text:style-name="T67">Rule: </text:span><text:span text:style-name="Strong_20_Emphasis"><text:span text:style-name="T173">@if (</text:span></text:span><text:span text:style-name="Strong_20_Emphasis"><text:span text:style-name="T187">$alert-&gt;name</text:span></text:span><text:span text:style-name="T67">) </text:span><text:span text:style-name="Strong_20_Emphasis"><text:span text:style-name="T116">{{</text:span></text:span><text:span text:style-name="Strong_20_Emphasis"><text:span text:style-name="T94"> $alert-&gt;name</text:span></text:span><text:span text:style-name="T67"> </text:span><text:span text:style-name="Strong_20_Emphasis"><text:span text:style-name="T116">}} </text:span></text:span><text:span text:style-name="Strong_20_Emphasis"><text:span text:style-name="T173">@else</text:span></text:span><text:span text:style-name="T67"> </text:span><text:span text:style-name="Strong_20_Emphasis"><text:span text:style-name="T116">{{</text:span></text:span><text:span text:style-name="T67"> </text:span><text:span text:style-name="Strong_20_Emphasis"><text:span text:style-name="T94">$alert-&gt;rule</text:span></text:span><text:span text:style-name="T67"> </text:span><text:span text:style-name="Strong_20_Emphasis"><text:span text:style-name="T116">}}</text:span></text:span><text:span text:style-name="T67"> </text:span><text:span text:style-name="Strong_20_Emphasis"><text:span text:style-name="T173">@endif  </text:span></text:span><text:span text:style-name="Strong_20_Emphasis"><text:span text:style-name="T153">## </text:span></text:span><text:span text:style-name="Strong_20_Emphasis"><text:span text:style-name="T154">顯示警報名稱或規則</text:span></text:span></text:p>
      <text:p text:style-name="P12"><text:span text:style-name="Strong_20_Emphasis"><text:span text:style-name="T172">@if</text:span></text:span><text:span text:style-name="T172"> </text:span><text:span text:style-name="T69">(</text:span><text:span text:style-name="T95">$alert-&gt;faults</text:span><text:span text:style-name="T69">) Faults: </text:span><text:span text:style-name="Strong_20_Emphasis"><text:span text:style-name="T156">## </text:span></text:span><text:span text:style-name="Strong_20_Emphasis"><text:span text:style-name="T155">若 </text:span></text:span><text:span text:style-name="Strong_20_Emphasis"><text:span text:style-name="T156">faults date || True or False</text:span></text:span></text:p>
      <text:p text:style-name="P12"><text:span text:style-name="T71">     </text:span><text:span text:style-name="Strong_20_Emphasis"><text:span text:style-name="T172">@foreach</text:span></text:span><text:span text:style-name="T69"> (</text:span><text:span text:style-name="Strong_20_Emphasis"><text:span text:style-name="T186">$faults as $key =&gt; $value</text:span></text:span><text:span text:style-name="T69">)</text:span><text:span text:style-name="Strong_20_Emphasis"><text:span text:style-name="T69">##</text:span></text:span><text:span text:style-name="Strong_20_Emphasis"><text:span text:style-name="T73">持續 資料代入 </text:span></text:span><text:span text:style-name="Strong_20_Emphasis"><text:span text:style-name="T69">key  </text:span></text:span><text:span text:style-name="Strong_20_Emphasis"><text:span text:style-name="T73">直到 小於 </text:span></text:span><text:span text:style-name="Strong_20_Emphasis"><text:span text:style-name="T69">value</text:span></text:span></text:p>
      <text:p text:style-name="P12"><text:span text:style-name="T71">         </text:span><text:span text:style-name="T69">#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208">$key</text:span></text:span><text:span text:style-name="T69"> </text:span><text:span text:style-name="Strong_20_Emphasis"><text:span text:style-name="T117">}}</text:span></text:span><text:span text:style-name="T69">: Sensor: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208">$value['sensor_current']</text:span></text:span><text:span text:style-name="T69"> </text:span><text:span text:style-name="Strong_20_Emphasis"><text:span text:style-name="T117">}}</text:span></text:span><text:span text:style-name="T69"> °C  </text:span><text:span text:style-name="Strong_20_Emphasis"><text:span text:style-name="T156">##</text:span></text:span><text:span text:style-name="Strong_20_Emphasis"><text:span text:style-name="T155">顯示 </text:span></text:span><text:span text:style-name="Strong_20_Emphasis"><text:span text:style-name="T156">key &lt;&gt; value &lt;&gt;</text:span></text:span></text:p>
      <text:p text:style-name="P12"><text:span text:style-name="T71">         </text:span><text:span text:style-name="T69">** </text:span><text:span text:style-name="Strong_20_Emphasis"><text:span text:style-name="T172">@php</text:span></text:span><text:span text:style-name="T69"> </text:span><text:span text:style-name="Strong_20_Emphasis"><text:span text:style-name="T172">echo</text:span></text:span><text:span text:style-name="T69"> (</text:span><text:span text:style-name="Strong_20_Emphasis"><text:span text:style-name="T208">$value['sensor_current']</text:span></text:span><text:span text:style-name="T69"> </text:span><text:span text:style-name="Strong_20_Emphasis"><text:span text:style-name="T69">-</text:span></text:span><text:span text:style-name="T69"> </text:span><text:span text:style-name="Strong_20_Emphasis"><text:span text:style-name="T208">$value['sensor_limit']</text:span></text:span><text:span text:style-name="T69">); </text:span><text:span text:style-name="Strong_20_Emphasis"><text:span text:style-name="T172">@endphp</text:span></text:span><text:span text:style-name="T69"> over limit  </text:span><text:span text:style-name="Strong_20_Emphasis"><text:span text:style-name="T156"> </text:span></text:span></text:p>
      <text:p text:style-name="P12"><text:span text:style-name="Strong_20_Emphasis"><text:span text:style-name="T71">          </text:span></text:span><text:span text:style-name="Strong_20_Emphasis"><text:span text:style-name="T67">## echo </text:span></text:span><text:span text:style-name="Strong_20_Emphasis"><text:span text:style-name="T74">字串運算顯示 </text:span></text:span><text:span text:style-name="Strong_20_Emphasis"><text:span text:style-name="T67">&lt;</text:span></text:span><text:span text:style-name="Strong_20_Emphasis"><text:span text:style-name="T74">目前值 </text:span></text:span><text:span text:style-name="Strong_20_Emphasis"><text:span text:style-name="T67">- </text:span></text:span><text:span text:style-name="Strong_20_Emphasis"><text:span text:style-name="T74">限制值</text:span></text:span><text:span text:style-name="Strong_20_Emphasis"><text:span text:style-name="T67">&gt; </text:span></text:span><text:span text:style-name="Strong_20_Emphasis"><text:span text:style-name="T74">顯示超出 </text:span></text:span><text:span text:style-name="Strong_20_Emphasis"><text:span text:style-name="T67">&lt;</text:span></text:span><text:span text:style-name="Strong_20_Emphasis"><text:span text:style-name="T74">數值</text:span></text:span><text:span text:style-name="Strong_20_Emphasis"><text:span text:style-name="T67">&gt; </text:span></text:span></text:p>
      <text:p text:style-name="P17"/>
      <text:p text:style-name="P12"><text:span text:style-name="T71">         </text:span><text:span text:style-name="T69">Previous Measurement:</text:span><text:span text:style-name="Strong_20_Emphasis"><text:span text:style-name="T117">{{</text:span></text:span><text:span text:style-name="T69"> </text:span><text:span text:style-name="Strong_20_Emphasis"><text:span text:style-name="T208">$value['sensor_prev']</text:span></text:span><text:span text:style-name="T69"> </text:span><text:span text:style-name="Strong_20_Emphasis"><text:span text:style-name="T117">}}   </text:span></text:span><text:span text:style-name="Strong_20_Emphasis"><text:span text:style-name="T156">## </text:span></text:span><text:span text:style-name="Strong_20_Emphasis"><text:span text:style-name="T155">顯示先前測量值</text:span></text:span></text:p>
      <text:p text:style-name="P12"><text:span text:style-name="T71">         </text:span><text:span text:style-name="T69">Limit: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208">$value['sensor_limit']</text:span></text:span><text:span text:style-name="T69"> </text:span><text:span text:style-name="Strong_20_Emphasis"><text:span text:style-name="T117">}}</text:span></text:span><text:span text:style-name="T69">   </text:span><text:span text:style-name="Strong_20_Emphasis"><text:span text:style-name="T69">##</text:span></text:span><text:span text:style-name="Strong_20_Emphasis"><text:span text:style-name="T73">顯示極限值</text:span></text:span></text:p>
      <text:p text:style-name="P12"><text:span text:style-name="T71">     </text:span><text:span text:style-name="Strong_20_Emphasis"><text:span text:style-name="T172">@endforeach</text:span></text:span></text:p>
      <text:p text:style-name="P12"><text:span text:style-name="Strong_20_Emphasis"><text:span text:style-name="T172">@endif</text:span></text:span></text:p>
      <text:p text:style-name="P14"/>
      <text:p text:style-name="P14"><text:soft-page-break/><text:span text:style-name="T28">Memory Alert </text:span><text:span text:style-name="T29">記憶警報</text:span></text:p>
      <text:p text:style-name="P14"/>
      <text:p text:style-name="P12"><text:span text:style-name="Strong_20_Emphasis"><text:span text:style-name="T111">{{</text:span></text:span><text:span text:style-name="Strong_20_Emphasis"><text:span text:style-name="T87"> $alert-&gt;title</text:span></text:span><text:span text:style-name="Strong_20_Emphasis"><text:span text:style-name="T48"> </text:span></text:span><text:span text:style-name="Strong_20_Emphasis"><text:span text:style-name="T111">}}  </text:span></text:span><text:span text:style-name="Strong_20_Emphasis"><text:span text:style-name="T148">## </text:span></text:span><text:span text:style-name="Strong_20_Emphasis"><text:span text:style-name="T147">警報標題</text:span></text:span></text:p>
      <text:p text:style-name="P12"><text:span text:style-name="T48">Device Name: </text:span><text:span text:style-name="Strong_20_Emphasis"><text:span text:style-name="T111">{{</text:span></text:span><text:span text:style-name="Strong_20_Emphasis"><text:span text:style-name="T48"> </text:span></text:span><text:span text:style-name="Strong_20_Emphasis"><text:span text:style-name="T87">$alert-&gt;hostname</text:span></text:span><text:span text:style-name="T48"> </text:span><text:span text:style-name="Strong_20_Emphasis"><text:span text:style-name="T111">}}  </text:span></text:span><text:span text:style-name="Strong_20_Emphasis"><text:span text:style-name="T148">## </text:span></text:span><text:span text:style-name="Strong_20_Emphasis"><text:span text:style-name="T147">主機名</text:span></text:span></text:p>
      <text:p text:style-name="P12"><text:span text:style-name="T55">Severity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severity</text:span></text:span><text:span text:style-name="Strong_20_Emphasis"><text:span text:style-name="T55"> </text:span></text:span><text:span text:style-name="Strong_20_Emphasis"><text:span text:style-name="T110">}}   </text:span></text:span><text:span text:style-name="Strong_20_Emphasis"><text:span text:style-name="T143">##</text:span></text:span><text:span text:style-name="Strong_20_Emphasis"><text:span text:style-name="T145">警報等報</text:span></text:span></text:p>
      <text:p text:style-name="P12"><text:span text:style-name="T48">Uptime: </text:span><text:span text:style-name="Strong_20_Emphasis"><text:span text:style-name="T111">{{</text:span></text:span><text:span text:style-name="Strong_20_Emphasis"><text:span text:style-name="T48"> </text:span></text:span><text:span text:style-name="Strong_20_Emphasis"><text:span text:style-name="T87">$alert-&gt;uptime_shor</text:span></text:span><text:span text:style-name="T48">t </text:span><text:span text:style-name="Strong_20_Emphasis"><text:span text:style-name="T111">}} </text:span></text:span><text:span text:style-name="Strong_20_Emphasis"><text:span text:style-name="T148">##</text:span></text:span><text:span text:style-name="Strong_20_Emphasis"><text:span text:style-name="T147">裝置已運行時間</text:span></text:span><text:span text:style-name="Strong_20_Emphasis"><text:span text:style-name="T148">&lt;</text:span></text:span><text:span text:style-name="Strong_20_Emphasis"><text:span text:style-name="T147">短</text:span></text:span><text:span text:style-name="Strong_20_Emphasis"><text:span text:style-name="T148">&gt;</text:span></text:span></text:p>
      <text:p text:style-name="P12"><text:span text:style-name="Strong_20_Emphasis"><text:span text:style-name="T167">@if</text:span></text:span><text:span text:style-name="T55"> (</text:span><text:span text:style-name="Strong_20_Emphasis"><text:span text:style-name="T182">$alert-&gt;state == 0</text:span></text:span><text:span text:style-name="T55">) Time elapsed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elapsed</text:span></text:span><text:span text:style-name="T55"> </text:span><text:span text:style-name="Strong_20_Emphasis"><text:span text:style-name="T110">}}</text:span></text:span><text:span text:style-name="Strong_20_Emphasis"><text:span text:style-name="T55"> </text:span></text:span><text:span text:style-name="Strong_20_Emphasis"><text:span text:style-name="T167">@endif   </text:span></text:span><text:span text:style-name="Strong_20_Emphasis"><text:span text:style-name="T143">## </text:span></text:span><text:span text:style-name="Strong_20_Emphasis"><text:span text:style-name="T145">顯示經過的時間</text:span></text:span></text:p>
      <text:p text:style-name="P12"><text:span text:style-name="T55">Timestamp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timestamp </text:span></text:span><text:span text:style-name="Strong_20_Emphasis"><text:span text:style-name="T110">}}  </text:span></text:span><text:span text:style-name="Strong_20_Emphasis"><text:span text:style-name="T143">##</text:span></text:span><text:span text:style-name="Strong_20_Emphasis"><text:span text:style-name="T145">註記時間點</text:span></text:span></text:p>
      <text:p text:style-name="P12"><text:span text:style-name="T55">Location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location</text:span></text:span><text:span text:style-name="T55"> </text:span><text:span text:style-name="Strong_20_Emphasis"><text:span text:style-name="T110">}}  </text:span></text:span><text:span text:style-name="Strong_20_Emphasis"><text:span text:style-name="T143">## </text:span></text:span><text:span text:style-name="Strong_20_Emphasis"><text:span text:style-name="T145">地點</text:span></text:span></text:p>
      <text:p text:style-name="P12"><text:span text:style-name="T55">Description: </text:span><text:span text:style-name="Strong_20_Emphasis"><text:span text:style-name="T110">{{</text:span></text:span><text:span text:style-name="T110"> </text:span><text:span text:style-name="Strong_20_Emphasis"><text:span text:style-name="T88">$alert-&gt;description</text:span></text:span><text:span text:style-name="T55"> </text:span><text:span text:style-name="Strong_20_Emphasis"><text:span text:style-name="T110">}} </text:span></text:span><text:span text:style-name="Strong_20_Emphasis"><text:span text:style-name="T143">## </text:span></text:span><text:span text:style-name="Strong_20_Emphasis"><text:span text:style-name="T145">裝置的描述</text:span></text:span></text:p>
      <text:p text:style-name="P12"><text:span text:style-name="T48">Notes: </text:span><text:span text:style-name="Strong_20_Emphasis"><text:span text:style-name="T111">{{</text:span></text:span><text:span text:style-name="Strong_20_Emphasis"><text:span text:style-name="T48"> </text:span></text:span><text:span text:style-name="Strong_20_Emphasis"><text:span text:style-name="T87">$alert-&gt;notes</text:span></text:span><text:span text:style-name="Strong_20_Emphasis"><text:span text:style-name="T111"> }}  </text:span></text:span><text:span text:style-name="Strong_20_Emphasis"><text:span text:style-name="T148">##</text:span></text:span><text:span text:style-name="Strong_20_Emphasis"><text:span text:style-name="T147">裝置的說明</text:span></text:span></text:p>
      <text:p text:style-name="P12"><text:span text:style-name="T48">Server:  </text:span><text:span text:style-name="Strong_20_Emphasis"><text:span text:style-name="T111">{{</text:span></text:span><text:span text:style-name="Strong_20_Emphasis"><text:span text:style-name="T48"> </text:span></text:span><text:span text:style-name="Strong_20_Emphasis"><text:span text:style-name="T87">$alert-&gt;hostname</text:span></text:span><text:span text:style-name="T48"> </text:span><text:span text:style-name="Strong_20_Emphasis"><text:span text:style-name="T111">}}  </text:span></text:span><text:span text:style-name="Strong_20_Emphasis"><text:span text:style-name="T148">## </text:span></text:span><text:span text:style-name="Strong_20_Emphasis"><text:span text:style-name="T147">主機名</text:span></text:span></text:p>
      <text:p text:style-name="P12"><text:span text:style-name="Strong_20_Emphasis"><text:span text:style-name="T167">@foreach</text:span></text:span><text:span text:style-name="T55"> (</text:span><text:span text:style-name="Strong_20_Emphasis"><text:span text:style-name="T182">$faults as $key =&gt; $value</text:span></text:span><text:span text:style-name="T55">)</text:span><text:span text:style-name="Strong_20_Emphasis"><text:span text:style-name="T55">##</text:span></text:span><text:span text:style-name="Strong_20_Emphasis"><text:span text:style-name="T52">持續 資料代入 </text:span></text:span><text:span text:style-name="Strong_20_Emphasis"><text:span text:style-name="T55">key  </text:span></text:span><text:span text:style-name="Strong_20_Emphasis"><text:span text:style-name="T52">直到 小於 </text:span></text:span><text:span text:style-name="Strong_20_Emphasis"><text:span text:style-name="T55">value</text:span></text:span></text:p>
      <text:p text:style-name="P12"><text:span text:style-name="T50">     </text:span><text:span text:style-name="T55">Memory Description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value['mempool_descr']</text:span></text:span><text:span text:style-name="Strong_20_Emphasis"><text:span text:style-name="T55"> </text:span></text:span><text:span text:style-name="Strong_20_Emphasis"><text:span text:style-name="T110">}}</text:span></text:span></text:p>
      <text:p text:style-name="P12"><text:span text:style-name="T50">     </text:span><text:span text:style-name="T55">Percent Utilized: </text:span><text:span text:style-name="Strong_20_Emphasis"><text:span text:style-name="T110">{{</text:span></text:span><text:span text:style-name="T55"> </text:span><text:span text:style-name="Strong_20_Emphasis"><text:span text:style-name="T88">$value['mempool_perc'</text:span></text:span><text:span text:style-name="T55">] </text:span><text:span text:style-name="Strong_20_Emphasis"><text:span text:style-name="T110">}}</text:span></text:span></text:p>
      <text:p text:style-name="P12"><text:span text:style-name="Strong_20_Emphasis"><text:span text:style-name="T167">@endforeach</text:span></text:span></text:p>
      <text:p text:style-name="P14"/>
      <text:p text:style-name="P20"/>
      <text:p text:style-name="P3"/>
      <text:p text:style-name="P3"/>
      <text:p text:style-name="P3"/>
      <text:p text:style-name="P3"/>
      <text:p text:style-name="P6"><text:soft-page-break/><text:span text:style-name="T1">Advanced options  </text:span><text:span text:style-name="T2">進階選項</text:span></text:p>
      <text:p text:style-name="P6"><text:span text:style-name="T1">Conditional formatting  </text:span><text:span text:style-name="T2">條件格式</text:span></text:p>
      <text:p text:style-name="P6"><text:span text:style-name="T2">條件格式示例，將在電子郵件中察看到主機的鏈結，或者在任何其他傳送中僅察看主機名</text:span><text:span text:style-name="T1">:</text:span></text:p>
      <text:p text:style-name="P12"><text:span text:style-name="Strong_20_Emphasis"><text:span text:style-name="T225">@if</text:span></text:span><text:span text:style-name="T67"> (</text:span><text:span text:style-name="Strong_20_Emphasis"><text:span text:style-name="T209">$alert-&gt;transport</text:span></text:span><text:span text:style-name="T67"> == 'mail')     </text:span><text:span text:style-name="Strong_20_Emphasis"><text:span text:style-name="T153">##</text:span></text:span><text:span text:style-name="Strong_20_Emphasis"><text:span text:style-name="T154">告警傳送類型 等於  </text:span></text:span><text:span text:style-name="Strong_20_Emphasis"><text:span text:style-name="T153">mail</text:span></text:span></text:p>
      <text:p text:style-name="P12"><text:span text:style-name="T71">     </text:span><text:span text:style-name="Strong_20_Emphasis"><text:span text:style-name="T172">&lt;a href="</text:span></text:span><text:span text:style-name="Emphasis"><text:span text:style-name="T70">https://my.librenms.install/device/device=</text:span></text:span><text:span text:style-name="Strong_20_Emphasis"><text:span text:style-name="T117">{{</text:span></text:span><text:span text:style-name="T69"> </text:span><text:span text:style-name="Strong_20_Emphasis"><text:span text:style-name="T95">$alert-&gt;hostname</text:span></text:span><text:span text:style-name="Strong_20_Emphasis"><text:span text:style-name="T69"> </text:span></text:span><text:span text:style-name="Strong_20_Emphasis"><text:span text:style-name="T117">}}</text:span></text:span><text:span text:style-name="T69">/"</text:span><text:span text:style-name="Strong_20_Emphasis"><text:span text:style-name="T172">&gt;    </text:span></text:span><text:span text:style-name="Strong_20_Emphasis"><text:span text:style-name="T156">## url </text:span></text:span><text:span text:style-name="Strong_20_Emphasis"><text:span text:style-name="T155">連結路徑</text:span></text:span></text:p>
      <text:p text:style-name="P12"><text:span text:style-name="T71">         </text:span><text:span text:style-name="Strong_20_Emphasis"><text:span text:style-name="T117">{{</text:span></text:span><text:span text:style-name="T69"> </text:span><text:span text:style-name="Strong_20_Emphasis"><text:span text:style-name="T95">$alert-&gt;hostname</text:span></text:span><text:span text:style-name="Strong_20_Emphasis"><text:span text:style-name="T69"> </text:span></text:span><text:span text:style-name="Strong_20_Emphasis"><text:span text:style-name="T117">}}</text:span></text:span></text:p>
      <text:p text:style-name="P12"><text:span text:style-name="T71">     </text:span><text:span text:style-name="Strong_20_Emphasis"><text:span text:style-name="T226">&lt;/a&gt;</text:span></text:span></text:p>
      <text:p text:style-name="P12"><text:span text:style-name="Strong_20_Emphasis"><text:span text:style-name="T226">@else    </text:span></text:span><text:span text:style-name="Strong_20_Emphasis"><text:span text:style-name="T156">## </text:span></text:span><text:span text:style-name="Strong_20_Emphasis"><text:span text:style-name="T155">僅顯示主機名</text:span></text:span></text:p>
      <text:p text:style-name="P12"><text:span text:style-name="T71">         </text:span><text:span text:style-name="Strong_20_Emphasis"><text:span text:style-name="T117">{{</text:span></text:span><text:span text:style-name="T69"> </text:span><text:span text:style-name="Strong_20_Emphasis"><text:span text:style-name="T95">$alert-&gt;hostname</text:span></text:span><text:span text:style-name="Strong_20_Emphasis"><text:span text:style-name="T69"> </text:span></text:span><text:span text:style-name="Strong_20_Emphasis"><text:span text:style-name="T117">}}</text:span></text:span></text:p>
      <text:p text:style-name="P12"><text:span text:style-name="Strong_20_Emphasis"><text:span text:style-name="T226">@endif</text:span></text:span></text:p>
      <text:p text:style-name="P12"><text:span text:style-name="T55">Traceroute debugs Traceroute </text:span><text:span text:style-name="T53">除錯  </text:span><text:span text:style-name="Strong_20_Emphasis"><text:span text:style-name="T148">## </text:span></text:span><text:span text:style-name="Strong_20_Emphasis"><text:span text:style-name="T147">告警 狀態等於 </text:span></text:span><text:span text:style-name="Strong_20_Emphasis"><text:span text:style-name="T148">0</text:span></text:span><text:span text:style-name="Strong_20_Emphasis"><text:span text:style-name="T147">且 等於 </text:span></text:span><text:span text:style-name="Strong_20_Emphasis"><text:span text:style-name="T148">icmp </text:span></text:span><text:span text:style-name="Strong_20_Emphasis"><text:span text:style-name="T147">，顯示 </text:span></text:span><text:span text:style-name="Strong_20_Emphasis"><text:span text:style-name="T148">debug </text:span></text:span><text:span text:style-name="Strong_20_Emphasis"><text:span text:style-name="T147">中的 </text:span></text:span><text:span text:style-name="Strong_20_Emphasis"><text:span text:style-name="T148">date</text:span></text:span></text:p>
      <text:p text:style-name="P12"><text:span text:style-name="T67">@if (</text:span><text:span text:style-name="Strong_20_Emphasis"><text:span text:style-name="T67">$alert-&gt;status == 0</text:span></text:span><text:span text:style-name="T67">)</text:span></text:p>
      <text:p text:style-name="P12"><text:span text:style-name="T71">    </text:span><text:span text:style-name="T69">@if (</text:span><text:span text:style-name="Strong_20_Emphasis"><text:span text:style-name="T186">$alert-&gt;status == icmp</text:span></text:span><text:span text:style-name="T69">)</text:span></text:p>
      <text:p text:style-name="P12"><text:span text:style-name="T71">         </text:span><text:span text:style-name="Strong_20_Emphasis"><text:span text:style-name="T117">{{</text:span></text:span><text:span text:style-name="T117"> </text:span><text:span text:style-name="T208">$alert-&gt;debug['traceroute']</text:span><text:span text:style-name="T69"> </text:span><text:span text:style-name="Strong_20_Emphasis"><text:span text:style-name="T117">}}</text:span></text:span></text:p>
      <text:p text:style-name="P9">    <text:span text:style-name="T1">@endif</text:span></text:p>
      <text:p text:style-name="P10">@endif</text:p>
      <text:p text:style-name="P14"/>
      <text:p text:style-name="P6"><text:span text:style-name="T2">例子 </text:span><text:span text:style-name="T1">HTML</text:span></text:p>
      <text:p text:style-name="P6"><text:span text:style-name="T2">注意</text:span><text:span text:style-name="T1">: </text:span><text:span text:style-name="T2">要使用 </text:span><text:span text:style-name="T1">HTML </text:span><text:span text:style-name="T2">電子郵件，你必須將 </text:span><text:span text:style-name="T1">HTML </text:span><text:span text:style-name="T2">電子郵件設定為是在 </text:span><text:span text:style-name="T1">WebUI </text:span><text:span text:style-name="T2">下的全域設定提醒設定電子郵件傳送使用 </text:span><text:span text:style-name="T1">HTML </text:span><text:span text:style-name="T2">電子郵件</text:span></text:p>
      <text:p text:style-name="P12"><text:span text:style-name="T53">注意</text:span><text:span text:style-name="T55">: </text:span><text:span text:style-name="T53">要包含圖形，你必須在 </text:span><text:span text:style-name="T55">config.php </text:span><text:span text:style-name="T53">中啟用</text:span><text:span text:style-name="Emphasis"><text:span text:style-name="T54">未經授權的圖形</text:span></text:span><text:span text:style-name="T53">。</text:span><text:span text:style-name="Strong_20_Emphasis"><text:span text:style-name="Emphasis"><text:span text:style-name="T49">Allow_unauth_graphs</text:span></text:span></text:span><text:span text:style-name="T48"> </text:span><text:span text:style-name="T53">是可選的，但是更安全。</text:span></text:p>
      <text:p text:style-name="P12"><text:span text:style-name="T71">    <text:s text:c="2"/>  </text:span><text:span text:style-name="Emphasis"><text:span text:style-name="Strong_20_Emphasis"><text:span text:style-name="T68">$config['allow_unauth_graphs_cidr'] = array('127.0.0.1/32');</text:span></text:span></text:span></text:p>
      <text:p text:style-name="P12"><text:span text:style-name="Emphasis"><text:span text:style-name="Strong_20_Emphasis"><text:span text:style-name="T72">     </text:span></text:span></text:span><text:span text:style-name="Emphasis"><text:span text:style-name="Strong_20_Emphasis"><text:span text:style-name="T70">$config['allow_unauth_graphs'] = true;</text:span></text:span></text:span></text:p>
      <text:p text:style-name="P14"><text:soft-page-break/><text:span text:style-name="T28">Service Alert </text:span><text:span text:style-name="T29">服務輔助說明</text:span></text:p>
      <text:p text:style-name="P12"><text:span text:style-name="Strong_20_Emphasis"><text:span text:style-name="T243">&lt;div style="font-family:Helvetica;"&gt;</text:span></text:span></text:p>
      <text:p text:style-name="P12"><text:span text:style-name="T71">     </text:span><text:span text:style-name="Strong_20_Emphasis"><text:span text:style-name="T243">&lt;h2&gt;   </text:span></text:span><text:span text:style-name="Strong_20_Emphasis"><text:span text:style-name="T153">##</text:span></text:span><text:span text:style-name="Strong_20_Emphasis"><text:span text:style-name="T154">若 告警類型 等於 </text:span></text:span><text:span text:style-name="Strong_20_Emphasis"><text:span text:style-name="T153">1 </text:span></text:span><text:span text:style-name="Strong_20_Emphasis"><text:span text:style-name="T154">顯示 </text:span></text:span><text:span text:style-name="Strong_20_Emphasis"><text:span text:style-name="T96">嚴重程序</text:span></text:span><text:span text:style-name="Strong_20_Emphasis"><text:span text:style-name="T154"> </text:span></text:span><text:span text:style-name="Strong_20_Emphasis"><text:span text:style-name="T153">2 </text:span></text:span><text:span text:style-name="Strong_20_Emphasis"><text:span text:style-name="T154">顯示 </text:span></text:span><text:span text:style-name="Strong_20_Emphasis"><text:span text:style-name="T96">確認</text:span></text:span><text:span text:style-name="Strong_20_Emphasis"><text:span text:style-name="T154"> </text:span></text:span><text:span text:style-name="Strong_20_Emphasis"><text:span text:style-name="T153">3 </text:span></text:span><text:span text:style-name="Strong_20_Emphasis"><text:span text:style-name="T154">顯示</text:span></text:span><text:span text:style-name="Strong_20_Emphasis"><text:span text:style-name="T96"> 回覆中</text:span></text:span><text:span text:style-name="Strong_20_Emphasis"><text:span text:style-name="T154"> </text:span></text:span><text:span text:style-name="Strong_20_Emphasis"><text:span text:style-name="T153">4 </text:span></text:span><text:span text:style-name="Strong_20_Emphasis"><text:span text:style-name="T154">顯示 </text:span></text:span><text:span text:style-name="Strong_20_Emphasis"><text:span text:style-name="T96">已回覆</text:span></text:span></text:p>
      <text:p text:style-name="P12"><text:span text:style-name="T71">         </text:span><text:span text:style-name="Strong_20_Emphasis"><text:span text:style-name="T172">@if (</text:span></text:span><text:span text:style-name="Strong_20_Emphasis"><text:span text:style-name="T186">$alert-&gt;state == 1</text:span></text:span><text:span text:style-name="T69">) &lt;</text:span><text:span text:style-name="Strong_20_Emphasis"><text:span text:style-name="T244">span style="color:red;"&gt;</text:span></text:span><text:span text:style-name="Strong_20_Emphasis"><text:span text:style-name="T117">{{</text:span></text:span><text:span text:style-name="T69"> </text:span><text:span text:style-name="T95">$alert-&gt;severity</text:span><text:span text:style-name="T69"> </text:span><text:span text:style-name="Strong_20_Emphasis"><text:span text:style-name="T117">}}</text:span></text:span><text:span text:style-name="T69"> </text:span><text:span text:style-name="Strong_20_Emphasis"><text:span text:style-name="T172">@endif</text:span></text:span></text:p>
      <text:p text:style-name="P12"><text:span text:style-name="T71">         </text:span><text:span text:style-name="Strong_20_Emphasis"><text:span text:style-name="T172">@if (</text:span></text:span><text:span text:style-name="Strong_20_Emphasis"><text:span text:style-name="T186">$alert-&gt;state == 2</text:span></text:span><text:span text:style-name="T69">) </text:span><text:span text:style-name="Strong_20_Emphasis"><text:span text:style-name="T244">&lt;span style="color:goldenrod;"&gt;</text:span></text:span><text:span text:style-name="T69">acknowledged </text:span><text:span text:style-name="Strong_20_Emphasis"><text:span text:style-name="T172">@endif</text:span></text:span><text:span text:style-name="Strong_20_Emphasis"><text:span text:style-name="T244">&lt;/span&gt;</text:span></text:span></text:p>
      <text:p text:style-name="P12"><text:span text:style-name="T71">         </text:span><text:span text:style-name="T172">@if (</text:span><text:span text:style-name="Strong_20_Emphasis"><text:span text:style-name="T186">$alert-&gt;state == 3</text:span></text:span><text:span text:style-name="T69">) </text:span><text:span text:style-name="Strong_20_Emphasis"><text:span text:style-name="T244">&lt;span style="color:green;"&gt;</text:span></text:span><text:span text:style-name="T69">recovering </text:span><text:span text:style-name="T172">@endif</text:span><text:span text:style-name="Strong_20_Emphasis"><text:span text:style-name="T244">&lt;/span&gt;</text:span></text:span></text:p>
      <text:p text:style-name="P12"><text:span text:style-name="T71">         </text:span><text:span text:style-name="Strong_20_Emphasis"><text:span text:style-name="T172">@if (</text:span></text:span><text:span text:style-name="Strong_20_Emphasis"><text:span text:style-name="T186">$alert-&gt;state == 0</text:span></text:span><text:span text:style-name="T69">) </text:span><text:span text:style-name="Strong_20_Emphasis"><text:span text:style-name="T244">&lt;span style="color:green;"&gt;</text:span></text:span><text:span text:style-name="T69">recovered </text:span><text:span text:style-name="Strong_20_Emphasis"><text:span text:style-name="T172">@endif</text:span></text:span><text:span text:style-name="Strong_20_Emphasis"><text:span text:style-name="T244">&lt;/span&gt;</text:span></text:span></text:p>
      <text:p text:style-name="P12"><text:span text:style-name="T71">     </text:span><text:span text:style-name="Strong_20_Emphasis"><text:span text:style-name="T244">&lt;/h2&gt;   </text:span></text:span><text:span text:style-name="Strong_20_Emphasis"><text:span text:style-name="T156">## </text:span></text:span><text:span text:style-name="Strong_20_Emphasis"><text:span text:style-name="T155">當 </text:span></text:span><text:span text:style-name="Strong_20_Emphasis"><text:span text:style-name="T156">state==0 </text:span></text:span><text:span text:style-name="Strong_20_Emphasis"><text:span text:style-name="T155">以下顯示</text:span></text:span></text:p>
      <text:p text:style-name="P12"><text:span text:style-name="T71">             </text:span><text:span text:style-name="Strong_20_Emphasis"><text:span text:style-name="T244">&lt;b&gt;</text:span></text:span><text:span text:style-name="T69">Host:</text:span><text:span text:style-name="Strong_20_Emphasis"><text:span text:style-name="T244">&lt;/b&gt;</text:span></text:span><text:span text:style-name="Strong_20_Emphasis"><text:span text:style-name="T69"> </text:span></text:span><text:span text:style-name="Strong_20_Emphasis"><text:span text:style-name="T117">{{</text:span></text:span><text:span text:style-name="T69"> </text:span><text:span text:style-name="Strong_20_Emphasis"><text:span text:style-name="T95">$alert-&gt;hostname</text:span></text:span><text:span text:style-name="T69"> </text:span><text:span text:style-name="Strong_20_Emphasis"><text:span text:style-name="T117">}}</text:span></text:span><text:span text:style-name="Strong_20_Emphasis"><text:span text:style-name="T244">&lt;br&gt;  </text:span></text:span><text:span text:style-name="Strong_20_Emphasis"><text:span text:style-name="T156">## </text:span></text:span><text:span text:style-name="Strong_20_Emphasis"><text:span text:style-name="T155">主機名</text:span></text:span></text:p>
      <text:p text:style-name="P12"><text:span text:style-name="T71">             </text:span><text:span text:style-name="Strong_20_Emphasis"><text:span text:style-name="T244">&lt;b&gt;</text:span></text:span><text:span text:style-name="T69">Duration:</text:span><text:span text:style-name="Strong_20_Emphasis"><text:span text:style-name="T244">&lt;/b&gt;</text:span></text:span><text:span text:style-name="Strong_20_Emphasis"><text:span text:style-name="T117"> {{</text:span></text:span><text:span text:style-name="T69"> </text:span><text:span text:style-name="Strong_20_Emphasis"><text:span text:style-name="T95">$alert-&gt;elapsed</text:span></text:span><text:span text:style-name="Strong_20_Emphasis"><text:span text:style-name="T117"> }}</text:span></text:span><text:span text:style-name="Strong_20_Emphasis"><text:span text:style-name="T244">&lt;br&gt; </text:span></text:span><text:span text:style-name="Strong_20_Emphasis"><text:span text:style-name="T156">## </text:span></text:span><text:span text:style-name="Strong_20_Emphasis"><text:span text:style-name="T155">顯示經過的時間</text:span></text:span></text:p>
      <text:p text:style-name="P12"><text:span text:style-name="Strong_20_Emphasis"><text:span text:style-name="T245">     </text:span></text:span><text:span text:style-name="Strong_20_Emphasis"><text:span text:style-name="T244">&lt;br&gt;</text:span></text:span></text:p>
      <text:p text:style-name="P12"><text:span text:style-name="Strong_20_Emphasis"><text:span text:style-name="T225">@if</text:span></text:span><text:span text:style-name="T225"> </text:span><text:span text:style-name="T67">(</text:span><text:span text:style-name="Strong_20_Emphasis"><text:span text:style-name="T94">$alert-&gt;faults</text:span></text:span><text:span text:style-name="T67">)   </text:span><text:span text:style-name="Strong_20_Emphasis"><text:span text:style-name="T67">## </text:span></text:span><text:span text:style-name="Strong_20_Emphasis"><text:span text:style-name="T74">若告警出現，迴圈顯示 字串 </text:span></text:span><text:span text:style-name="Strong_20_Emphasis"><text:span text:style-name="T67">&lt;</text:span></text:span><text:span text:style-name="Strong_20_Emphasis"><text:span text:style-name="T74">服務描述</text:span></text:span><text:span text:style-name="Strong_20_Emphasis"><text:span text:style-name="T67">&gt; - &lt;</text:span></text:span><text:span text:style-name="Strong_20_Emphasis"><text:span text:style-name="T74">服務類型</text:span></text:span><text:span text:style-name="Strong_20_Emphasis"><text:span text:style-name="T67">&gt; &lt;</text:span></text:span><text:span text:style-name="Strong_20_Emphasis"><text:span text:style-name="T74">服務訊息</text:span></text:span><text:span text:style-name="Strong_20_Emphasis"><text:span text:style-name="T67">&gt;</text:span></text:span></text:p>
      <text:p text:style-name="P12"><text:span text:style-name="T71">     </text:span><text:span text:style-name="Strong_20_Emphasis"><text:span text:style-name="T172">@foreach</text:span></text:span><text:span text:style-name="T69"> (</text:span><text:span text:style-name="Strong_20_Emphasis"><text:span text:style-name="T186">$alert-&gt;faults as $key =&gt; $value</text:span></text:span><text:span text:style-name="T69">) </text:span><text:span text:style-name="Strong_20_Emphasis"><text:span text:style-name="T244">&lt;b&gt;</text:span></text:span></text:p>
      <text:p text:style-name="P12"><text:span text:style-name="T71">        </text:span><text:span text:style-name="Strong_20_Emphasis"><text:span text:style-name="T118"> </text:span></text:span><text:span text:style-name="Strong_20_Emphasis"><text:span text:style-name="T117">{{</text:span></text:span><text:span text:style-name="T69"> </text:span><text:span text:style-name="Strong_20_Emphasis"><text:span text:style-name="T208">$value['service_desc']</text:span></text:span><text:span text:style-name="T69"> </text:span><text:span text:style-name="Strong_20_Emphasis"><text:span text:style-name="T117">}} </text:span></text:span><text:span text:style-name="T156">- </text:span><text:span text:style-name="T117">{{</text:span><text:span text:style-name="T69"> </text:span><text:span text:style-name="Strong_20_Emphasis"><text:span text:style-name="T208">$value['service_type']</text:span></text:span><text:span text:style-name="T69"> }}</text:span><text:span text:style-name="Strong_20_Emphasis"><text:span text:style-name="T244">&lt;/b&gt;&lt;br&gt;</text:span></text:span></text:p>
      <text:p text:style-name="P12"><text:span text:style-name="T71">         </text:span><text:span text:style-name="Strong_20_Emphasis"><text:span text:style-name="T117">{{</text:span></text:span><text:span text:style-name="T69"> </text:span><text:span text:style-name="Strong_20_Emphasis"><text:span text:style-name="T208">$value['service_message']</text:span></text:span><text:span text:style-name="T69"> </text:span><text:span text:style-name="Strong_20_Emphasis"><text:span text:style-name="T117">}}</text:span></text:span><text:span text:style-name="Strong_20_Emphasis"><text:span text:style-name="T244">&lt;br&gt;</text:span></text:span><text:span text:style-name="Strong_20_Emphasis"><text:span text:style-name="T243">&lt;br&gt;</text:span></text:span></text:p>
      <text:p text:style-name="P12"><text:span text:style-name="T71">     </text:span><text:span text:style-name="Strong_20_Emphasis"><text:span text:style-name="T226">@endforeach</text:span></text:span></text:p>
      <text:p text:style-name="P11">@endif</text:p>
      <text:p text:style-name="P12"><text:span text:style-name="Strong_20_Emphasis"><text:span text:style-name="T244">&lt;/div&gt;</text:span></text:span></text:p>
      <text:p text:style-name="P20"/>
      <text:p text:style-name="P3"/>
      <text:p text:style-name="P3"/>
      <text:p text:style-name="P3"/>
      <text:p text:style-name="P3"/>
      <text:p text:style-name="P14"><text:soft-page-break/><text:span text:style-name="T28">Processor Alert with Graph</text:span></text:p>
      <text:p text:style-name="P12"><text:span text:style-name="Strong_20_Emphasis"><text:span text:style-name="T111">{{</text:span></text:span><text:span text:style-name="Strong_20_Emphasis"><text:span text:style-name="T87"> $alert-&gt;title</text:span></text:span><text:span text:style-name="Strong_20_Emphasis"><text:span text:style-name="T48"> </text:span></text:span><text:span text:style-name="Strong_20_Emphasis"><text:span text:style-name="T111">}}  </text:span></text:span><text:span text:style-name="Strong_20_Emphasis"><text:span text:style-name="T237">&lt;br&gt;   </text:span></text:span><text:span text:style-name="Strong_20_Emphasis"><text:span text:style-name="T148"> ## </text:span></text:span><text:span text:style-name="Strong_20_Emphasis"><text:span text:style-name="T147">警報標題</text:span></text:span></text:p>
      <text:p text:style-name="P12"><text:span text:style-name="T55">Severity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severity</text:span></text:span><text:span text:style-name="Strong_20_Emphasis"><text:span text:style-name="T55"> </text:span></text:span><text:span text:style-name="Strong_20_Emphasis"><text:span text:style-name="T110">}}   </text:span></text:span><text:span text:style-name="T55"> </text:span><text:span text:style-name="Strong_20_Emphasis"><text:span text:style-name="T238">&lt;br&gt;  </text:span></text:span><text:span text:style-name="Strong_20_Emphasis"><text:span text:style-name="T143">##</text:span></text:span><text:span text:style-name="Strong_20_Emphasis"><text:span text:style-name="T145">警報等報</text:span></text:span></text:p>
      <text:p text:style-name="P12"><text:span text:style-name="Strong_20_Emphasis"><text:span text:style-name="T167">@if</text:span></text:span><text:span text:style-name="T55"> (</text:span><text:span text:style-name="Strong_20_Emphasis"><text:span text:style-name="T182">$alert-&gt;state == 0</text:span></text:span><text:span text:style-name="T55">) Time elapsed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elapsed</text:span></text:span><text:span text:style-name="T55"> </text:span><text:span text:style-name="Strong_20_Emphasis"><text:span text:style-name="T110">}}</text:span></text:span><text:span text:style-name="Strong_20_Emphasis"><text:span text:style-name="T55"> </text:span></text:span><text:span text:style-name="Strong_20_Emphasis"><text:span text:style-name="T167">@endif   </text:span></text:span><text:span text:style-name="Strong_20_Emphasis"><text:span text:style-name="T143">## </text:span></text:span><text:span text:style-name="Strong_20_Emphasis"><text:span text:style-name="T145">顯示經過的時間</text:span></text:span></text:p>
      <text:p text:style-name="P12"><text:span text:style-name="T55">Timestamp: </text:span><text:span text:style-name="Strong_20_Emphasis"><text:span text:style-name="T110">{{</text:span></text:span><text:span text:style-name="Strong_20_Emphasis"><text:span text:style-name="T55"> </text:span></text:span><text:span text:style-name="Strong_20_Emphasis"><text:span text:style-name="T88">$alert-&gt;timestamp </text:span></text:span><text:span text:style-name="Strong_20_Emphasis"><text:span text:style-name="T110">}}  </text:span></text:span><text:span text:style-name="T55"> </text:span><text:span text:style-name="Strong_20_Emphasis"><text:span text:style-name="T238">&lt;br&gt;  </text:span></text:span><text:span text:style-name="Strong_20_Emphasis"><text:span text:style-name="T143">##</text:span></text:span><text:span text:style-name="Strong_20_Emphasis"><text:span text:style-name="T145">註記時間點</text:span></text:span></text:p>
      <text:p text:style-name="P12"><text:span text:style-name="T55">Alert-ID: </text:span><text:span text:style-name="Strong_20_Emphasis"><text:span text:style-name="T110">{{</text:span></text:span><text:span text:style-name="Strong_20_Emphasis"><text:span text:style-name="T88"> $alert-&gt;id</text:span></text:span><text:span text:style-name="Strong_20_Emphasis"><text:span text:style-name="T55"> </text:span></text:span><text:span text:style-name="Strong_20_Emphasis"><text:span text:style-name="T110">}}</text:span></text:span><text:span text:style-name="T55"> </text:span><text:span text:style-name="Strong_20_Emphasis"><text:span text:style-name="T238">&lt;br&gt;  </text:span></text:span><text:span text:style-name="Strong_20_Emphasis"><text:span text:style-name="T143">##</text:span></text:span><text:span text:style-name="Strong_20_Emphasis"><text:span text:style-name="T145">顯示告警</text:span></text:span><text:span text:style-name="Strong_20_Emphasis"><text:span text:style-name="T143">id</text:span></text:span></text:p>
      <text:p text:style-name="P13"><text:span text:style-name="T55">Rule: </text:span><text:span text:style-name="Strong_20_Emphasis"><text:span text:style-name="T167">@if (</text:span></text:span><text:span text:style-name="Strong_20_Emphasis"><text:span text:style-name="T182">$alert-&gt;name</text:span></text:span><text:span text:style-name="T55">) </text:span><text:span text:style-name="Strong_20_Emphasis"><text:span text:style-name="T110">{{</text:span></text:span><text:span text:style-name="Strong_20_Emphasis"><text:span text:style-name="T88"> $alert-&gt;name</text:span></text:span><text:span text:style-name="T55"> </text:span><text:span text:style-name="Strong_20_Emphasis"><text:span text:style-name="T110">}} </text:span></text:span><text:span text:style-name="Strong_20_Emphasis"><text:span text:style-name="T167">@else</text:span></text:span><text:span text:style-name="T55"> </text:span><text:span text:style-name="Strong_20_Emphasis"><text:span text:style-name="T110">{{</text:span></text:span><text:span text:style-name="T55"> </text:span><text:span text:style-name="Strong_20_Emphasis"><text:span text:style-name="T88">$alert-&gt;rule</text:span></text:span><text:span text:style-name="T55"> </text:span><text:span text:style-name="Strong_20_Emphasis"><text:span text:style-name="T110">}}</text:span></text:span><text:span text:style-name="T55"> </text:span><text:span text:style-name="Strong_20_Emphasis"><text:span text:style-name="T167">@endif  </text:span></text:span><text:span text:style-name="T55"> </text:span><text:span text:style-name="Strong_20_Emphasis"><text:span text:style-name="T238">&lt;br&gt; </text:span></text:span></text:p>
      <text:p text:style-name="P13"><text:span text:style-name="Strong_20_Emphasis"><text:span text:style-name="T143">## </text:span></text:span><text:span text:style-name="Strong_20_Emphasis"><text:span text:style-name="T145">顯示警報名稱或規則</text:span></text:span></text:p>
      <text:p text:style-name="P12"><text:span text:style-name="Strong_20_Emphasis"><text:span text:style-name="T221">@if</text:span></text:span><text:span text:style-name="Strong_20_Emphasis"><text:span text:style-name="T55"> </text:span></text:span><text:span text:style-name="T55">(</text:span><text:span text:style-name="T88">$alert-&gt;faults</text:span><text:span text:style-name="T55">) Faults:  </text:span><text:span text:style-name="Strong_20_Emphasis"><text:span text:style-name="T55">## </text:span></text:span><text:span text:style-name="Strong_20_Emphasis"><text:span text:style-name="T52">若告警出現，迴圈顯示 字串 </text:span></text:span><text:span text:style-name="Strong_20_Emphasis"><text:span text:style-name="T55">&lt;key&gt; : &lt;value&gt;</text:span></text:span></text:p>
      <text:p text:style-name="P12"><text:span text:style-name="T50">     </text:span><text:span text:style-name="Strong_20_Emphasis"><text:span text:style-name="T167">@foreach</text:span></text:span><text:span text:style-name="T55"> (</text:span><text:span text:style-name="Strong_20_Emphasis"><text:span text:style-name="T182">$faults as $key =&gt; $value</text:span></text:span><text:span text:style-name="T55">) </text:span><text:span text:style-name="Strong_20_Emphasis"><text:span text:style-name="T55">##</text:span></text:span><text:span text:style-name="Strong_20_Emphasis"><text:span text:style-name="T52">持續 資料代入 </text:span></text:span><text:span text:style-name="Strong_20_Emphasis"><text:span text:style-name="T55">key  </text:span></text:span><text:span text:style-name="Strong_20_Emphasis"><text:span text:style-name="T52">直到 小於 </text:span></text:span><text:span text:style-name="Strong_20_Emphasis"><text:span text:style-name="T55">value</text:span></text:span></text:p>
      <text:p text:style-name="P12"><text:span text:style-name="T50">         </text:span><text:span text:style-name="T110">{{</text:span><text:span text:style-name="T55"> </text:span><text:span text:style-name="Strong_20_Emphasis"><text:span text:style-name="T204">$key</text:span></text:span><text:span text:style-name="T55"> </text:span><text:span text:style-name="T110">}}: {{</text:span><text:span text:style-name="T55"> </text:span><text:span text:style-name="Strong_20_Emphasis"><text:span text:style-name="T204">$value['string']</text:span></text:span><text:span text:style-name="Strong_20_Emphasis"><text:span text:style-name="T55"> </text:span></text:span><text:span text:style-name="Strong_20_Emphasis"><text:span text:style-name="T110">}}</text:span></text:span><text:span text:style-name="Strong_20_Emphasis"><text:span text:style-name="T238">&lt;br&gt;</text:span></text:span></text:p>
      <text:p text:style-name="P12"><text:span text:style-name="T50">     </text:span><text:span text:style-name="Strong_20_Emphasis"><text:span text:style-name="T221">@endforeach</text:span></text:span></text:p>
      <text:p text:style-name="P12"><text:span text:style-name="T50">     </text:span><text:span text:style-name="Strong_20_Emphasis"><text:span text:style-name="T221">@if</text:span></text:span><text:span text:style-name="T55"> (</text:span><text:span text:style-name="T88">$alert-&gt;faults</text:span><text:span text:style-name="T55">) </text:span><text:span text:style-name="Strong_20_Emphasis"><text:span text:style-name="T238">&lt;b&gt;</text:span></text:span><text:span text:style-name="T55">Faults:</text:span><text:span text:style-name="Strong_20_Emphasis"><text:span text:style-name="T238">&lt;/b&gt;&lt;br&gt; </text:span></text:span><text:span text:style-name="Strong_20_Emphasis"><text:span text:style-name="T143">## </text:span></text:span><text:span text:style-name="Strong_20_Emphasis"><text:span text:style-name="T145">若告警出現，迴圈顯示 </text:span></text:span><text:span text:style-name="Strong_20_Emphasis"><text:span text:style-name="T143">cpu &lt;</text:span></text:span><text:span text:style-name="Strong_20_Emphasis"><text:span text:style-name="T145">圖片</text:span></text:span><text:span text:style-name="Strong_20_Emphasis"><text:span text:style-name="T143">&gt;&lt;</text:span></text:span><text:span text:style-name="Strong_20_Emphasis"><text:span text:style-name="T145">路徑</text:span></text:span><text:span text:style-name="Strong_20_Emphasis"><text:span text:style-name="T143">&gt;</text:span></text:span></text:p>
      <text:p text:style-name="P12"><text:span text:style-name="T50">         </text:span><text:span text:style-name="T221">@foreach</text:span><text:span text:style-name="T55"> (</text:span><text:span text:style-name="T182">$faults as $key =&gt; $value</text:span><text:span text:style-name="T55">) </text:span><text:span text:style-name="Strong_20_Emphasis"><text:span text:style-name="T55">##</text:span></text:span><text:span text:style-name="Strong_20_Emphasis"><text:span text:style-name="T52">持續 資料代入 </text:span></text:span><text:span text:style-name="Strong_20_Emphasis"><text:span text:style-name="T55">key  </text:span></text:span><text:span text:style-name="Strong_20_Emphasis"><text:span text:style-name="T52">直到 小於 </text:span></text:span><text:span text:style-name="Strong_20_Emphasis"><text:span text:style-name="T55">value</text:span></text:span></text:p>
      <text:p text:style-name="P12"><text:span text:style-name="T50">              </text:span><text:span text:style-name="T55">&lt;img src="https://server/graph.php?device=</text:span><text:span text:style-name="T110">{{</text:span><text:span text:style-name="T55"> </text:span><text:span text:style-name="Strong_20_Emphasis"><text:span text:style-name="T204">$value['device_id']</text:span></text:span><text:span text:style-name="T55"> </text:span><text:span text:style-name="T110">}}</text:span><text:span text:style-name="T55">xxxxx"&gt;</text:span><text:span text:style-name="Strong_20_Emphasis"><text:span text:style-name="T238">&lt;br&gt;</text:span></text:span></text:p>
      <text:p text:style-name="P12"><text:span text:style-name="T50">              </text:span><text:span text:style-name="T55">https://server/graphs/id=</text:span><text:span text:style-name="Strong_20_Emphasis"><text:span text:style-name="T110">{{</text:span></text:span><text:span text:style-name="Strong_20_Emphasis"><text:span text:style-name="T204"> $value['device_id']</text:span></text:span><text:span text:style-name="T55"> </text:span><text:span text:style-name="Strong_20_Emphasis"><text:span text:style-name="T110">}}</text:span></text:span><text:span text:style-name="T55">/type=device_processor/</text:span><text:span text:style-name="Strong_20_Emphasis"><text:span text:style-name="T238">&lt;br&gt;</text:span></text:span></text:p>
      <text:p text:style-name="P12"><text:span text:style-name="T50">         </text:span><text:span text:style-name="Strong_20_Emphasis"><text:span text:style-name="T221">@endforeach</text:span></text:span></text:p>
      <text:p text:style-name="P12"><text:span text:style-name="T50">     </text:span><text:span text:style-name="T55">Template: CPU alert </text:span><text:span text:style-name="Strong_20_Emphasis"><text:span text:style-name="T238">&lt;br&gt;</text:span></text:span></text:p>
      <text:p text:style-name="P12"><text:span text:style-name="Strong_20_Emphasis"><text:span text:style-name="T222">     </text:span></text:span><text:span text:style-name="Strong_20_Emphasis"><text:span text:style-name="T221">@endif</text:span></text:span></text:p>
      <text:p text:style-name="P12"><text:span text:style-name="Strong_20_Emphasis"><text:span text:style-name="T221">@endif</text:span></text:span></text:p>
      <text:p text:style-name="P15"/>
      <text:p text:style-name="P20"/>
      <text:p text:style-name="P3"/>
      <text:p text:style-name="P6"><text:soft-page-break/><text:span text:style-name="T1">MS Teams formatted default template Ms </text:span><text:span text:style-name="T2">團隊格式化的預設樣板</text:span></text:p>
      <text:p text:style-name="P12"><text:span text:style-name="Strong_20_Emphasis"><text:span text:style-name="T148">##</text:span></text:span><text:span text:style-name="Strong_20_Emphasis"><text:span text:style-name="T147">可使用 </text:span></text:span><text:span text:style-name="Strong_20_Emphasis"><text:span text:style-name="T148">php html </text:span></text:span><text:span text:style-name="Strong_20_Emphasis"><text:span text:style-name="T147">網頁格式段落調整一般文字</text:span></text:span></text:p>
      <text:p text:style-name="P13"><text:span text:style-name="Strong_20_Emphasis"><text:span text:style-name="T243">&lt;a href="https://your.librenms.url/device/device=</text:span></text:span><text:span text:style-name="Strong_20_Emphasis"><text:span text:style-name="T116">{{</text:span></text:span><text:span text:style-name="Strong_20_Emphasis"><text:span text:style-name="T243"> </text:span></text:span><text:span text:style-name="Strong_20_Emphasis"><text:span text:style-name="T94">$alert-&gt;device_id</text:span></text:span><text:span text:style-name="Strong_20_Emphasis"><text:span text:style-name="T243"> </text:span></text:span><text:span text:style-name="Strong_20_Emphasis"><text:span text:style-name="T116">}}</text:span></text:span><text:span text:style-name="Strong_20_Emphasis"><text:span text:style-name="T243">/"&gt;</text:span></text:span><text:span text:style-name="Strong_20_Emphasis"><text:span text:style-name="T116">{{</text:span></text:span><text:span text:style-name="T67"> </text:span><text:span text:style-name="Strong_20_Emphasis"><text:span text:style-name="T94">$alert-&gt;title</text:span></text:span><text:span text:style-name="Strong_20_Emphasis"><text:span text:style-name="T67"> </text:span></text:span><text:span text:style-name="Strong_20_Emphasis"><text:span text:style-name="T116">}}</text:span></text:span><text:span text:style-name="Strong_20_Emphasis"><text:span text:style-name="T243">&lt;/a&gt; </text:span></text:span></text:p>
      <text:p text:style-name="P13"><text:span text:style-name="Strong_20_Emphasis"><text:span text:style-name="T153">## </text:span></text:span><text:span text:style-name="Strong_20_Emphasis"><text:span text:style-name="T154">警報標題</text:span></text:span></text:p>
      <text:p text:style-name="P12"><text:span text:style-name="Strong_20_Emphasis"><text:span text:style-name="T244">&lt;pre&gt;&lt;strong&gt;</text:span></text:span><text:span text:style-name="T69">Device name:</text:span><text:span text:style-name="Strong_20_Emphasis"><text:span text:style-name="T244">&lt;/strong&gt;</text:span></text:span><text:span text:style-name="Strong_20_Emphasis"><text:span text:style-name="T117">{{</text:span></text:span><text:span text:style-name="T69"> </text:span><text:span text:style-name="Strong_20_Emphasis"><text:span text:style-name="T95">$alert-&gt;sysName</text:span></text:span><text:span text:style-name="T69"> </text:span><text:span text:style-name="Strong_20_Emphasis"><text:span text:style-name="T117">}} </text:span></text:span><text:span text:style-name="Strong_20_Emphasis"><text:span text:style-name="T156">##</text:span></text:span><text:span text:style-name="Strong_20_Emphasis"><text:span text:style-name="T155">裝置名稱</text:span></text:span></text:p>
      <text:p text:style-name="P12"><text:span text:style-name="Strong_20_Emphasis"><text:span text:style-name="T244">&lt;strong&gt;</text:span></text:span><text:span text:style-name="T69">Severity:</text:span><text:span text:style-name="T244">&lt;/strong&gt;</text:span><text:span text:style-name="T69">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severity</text:span></text:span><text:span text:style-name="Strong_20_Emphasis"><text:span text:style-name="T69"> </text:span></text:span><text:span text:style-name="Strong_20_Emphasis"><text:span text:style-name="T117">}}   </text:span></text:span><text:span text:style-name="Strong_20_Emphasis"><text:span text:style-name="T156">##</text:span></text:span><text:span text:style-name="Strong_20_Emphasis"><text:span text:style-name="T155">警報等報</text:span></text:span></text:p>
      <text:p text:style-name="P13"><text:span text:style-name="Strong_20_Emphasis"><text:span text:style-name="T226">@if</text:span></text:span><text:span text:style-name="T69"> (</text:span><text:span text:style-name="Strong_20_Emphasis"><text:span text:style-name="T186">$alert-&gt;state == 0</text:span></text:span><text:span text:style-name="T69">)</text:span><text:span text:style-name="Strong_20_Emphasis"><text:span text:style-name="T244">&lt;strong&gt;</text:span></text:span><text:span text:style-name="T69">Time elapsed:</text:span><text:span text:style-name="Strong_20_Emphasis"><text:span text:style-name="T244">&lt;/strong&gt;</text:span></text:span><text:span text:style-name="Strong_20_Emphasis"><text:span text:style-name="T117">{{</text:span></text:span><text:span text:style-name="T69"> </text:span><text:span text:style-name="T95">$alert-&gt;elapsed</text:span><text:span text:style-name="T69"> </text:span><text:span text:style-name="Strong_20_Emphasis"><text:span text:style-name="T117">}} </text:span></text:span><text:span text:style-name="Strong_20_Emphasis"><text:span text:style-name="T225">@endif    </text:span></text:span></text:p>
      <text:p text:style-name="P13"><text:span text:style-name="Strong_20_Emphasis"><text:span text:style-name="T153">## </text:span></text:span><text:span text:style-name="Strong_20_Emphasis"><text:span text:style-name="T154">顯示經過的時間</text:span></text:span></text:p>
      <text:p text:style-name="P12"><text:span text:style-name="T71">     </text:span><text:span text:style-name="Strong_20_Emphasis"><text:span text:style-name="T244">&lt;strong&gt;</text:span></text:span><text:span text:style-name="T69">Timestamp:</text:span><text:span text:style-name="Strong_20_Emphasis"><text:span text:style-name="T244">&lt;/strong&gt;</text:span></text:span><text:span text:style-name="T69"> 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timestamp</text:span></text:span><text:span text:style-name="T69"> </text:span><text:span text:style-name="Strong_20_Emphasis"><text:span text:style-name="T117">}}    </text:span></text:span><text:span text:style-name="Strong_20_Emphasis"><text:span text:style-name="T156">##</text:span></text:span><text:span text:style-name="Strong_20_Emphasis"><text:span text:style-name="T155">註記時間點</text:span></text:span></text:p>
      <text:p text:style-name="P12"><text:span text:style-name="T71">     </text:span><text:span text:style-name="Strong_20_Emphasis"><text:span text:style-name="T244">&lt;strong&gt;</text:span></text:span><text:span text:style-name="T69">Unique-ID:</text:span><text:span text:style-name="Strong_20_Emphasis"><text:span text:style-name="T244">&lt;/strong&gt;</text:span></text:span><text:span text:style-name="Strong_20_Emphasis"><text:span text:style-name="T69"> </text:span></text:span><text:span text:style-name="Strong_20_Emphasis"><text:span text:style-name="T117">{{</text:span></text:span><text:span text:style-name="Strong_20_Emphasis"><text:span text:style-name="T69"> </text:span></text:span><text:span text:style-name="Strong_20_Emphasis"><text:span text:style-name="T95">$alert-&gt;uid</text:span></text:span><text:span text:style-name="Strong_20_Emphasis"><text:span text:style-name="T117"> }}  </text:span></text:span><text:span text:style-name="Strong_20_Emphasis"><text:span text:style-name="T156">##</text:span></text:span><text:span text:style-name="Strong_20_Emphasis"><text:span text:style-name="T155">顯示</text:span></text:span><text:span text:style-name="Strong_20_Emphasis"><text:span text:style-name="T156">uid</text:span></text:span></text:p>
      <text:p text:style-name="P12"><text:span text:style-name="T71">     </text:span><text:span text:style-name="T244">&lt;strong&gt;</text:span><text:span text:style-name="T69">Rule:</text:span><text:span text:style-name="Strong_20_Emphasis"><text:span text:style-name="T244">&lt;/strong&gt;</text:span></text:span></text:p>
      <text:p text:style-name="P13"><text:span text:style-name="Strong_20_Emphasis"><text:span text:style-name="T172">@if</text:span></text:span><text:span text:style-name="T69"> (</text:span><text:span text:style-name="T186">$alert-&gt;name</text:span><text:span text:style-name="T69">) </text:span><text:span text:style-name="Strong_20_Emphasis"><text:span text:style-name="T117">{{</text:span></text:span><text:span text:style-name="T69"> </text:span><text:span text:style-name="T95">$alert-&gt;name</text:span><text:span text:style-name="T69"> </text:span><text:span text:style-name="T117">}}</text:span><text:span text:style-name="T69"> </text:span><text:span text:style-name="Strong_20_Emphasis"><text:span text:style-name="T226">@else</text:span></text:span><text:span text:style-name="T69"> </text:span><text:span text:style-name="Strong_20_Emphasis"><text:span text:style-name="T117">{{</text:span></text:span><text:span text:style-name="T117"> </text:span><text:span text:style-name="Strong_20_Emphasis"><text:span text:style-name="T95">$alert-&gt;rule</text:span></text:span><text:span text:style-name="Strong_20_Emphasis"><text:span text:style-name="T117"> }}</text:span></text:span><text:span text:style-name="T69"> </text:span><text:span text:style-name="Strong_20_Emphasis"><text:span text:style-name="T172">@endif</text:span></text:span><text:span text:style-name="Strong_20_Emphasis"><text:span text:style-name="T244">&lt;/pre&gt;   </text:span></text:span></text:p>
      <text:p text:style-name="P13"><text:span text:style-name="Strong_20_Emphasis"><text:span text:style-name="T156">## </text:span></text:span><text:span text:style-name="Strong_20_Emphasis"><text:span text:style-name="T155">顯示警報名稱或規則</text:span></text:span></text:p>
      <text:p text:style-name="P12"><text:span text:style-name="Strong_20_Emphasis"><text:span text:style-name="T244">&lt;pre style="white-space:normal;"&gt;</text:span></text:span></text:p>
      <text:p text:style-name="P13"><text:span text:style-name="T226">@if</text:span><text:span text:style-name="T69"> (</text:span><text:span text:style-name="Strong_20_Emphasis"><text:span text:style-name="T186">$alert-&gt;faults</text:span></text:span><text:span text:style-name="T69">) </text:span><text:span text:style-name="Strong_20_Emphasis"><text:span text:style-name="T244">&lt;strong&gt;</text:span></text:span><text:span text:style-name="T69">Faults:</text:span><text:span text:style-name="Strong_20_Emphasis"><text:span text:style-name="T244">&lt;/strong&gt;  </text:span></text:span></text:p>
      <text:p text:style-name="P13"><text:span text:style-name="Strong_20_Emphasis"><text:span text:style-name="T244"> </text:span></text:span><text:span text:style-name="Strong_20_Emphasis"><text:span text:style-name="T156">## </text:span></text:span><text:span text:style-name="Strong_20_Emphasis"><text:span text:style-name="T155">若告警出現，迴圈顯示 字串 </text:span></text:span><text:span text:style-name="Strong_20_Emphasis"><text:span text:style-name="T156">&lt;key&gt; : &lt;value&gt;</text:span></text:span></text:p>
      <text:p text:style-name="P12"><text:span text:style-name="T71">    </text:span><text:span text:style-name="Strong_20_Emphasis"><text:span text:style-name="T226">@foreach</text:span></text:span><text:span text:style-name="T69"> (</text:span><text:span text:style-name="Strong_20_Emphasis"><text:span text:style-name="T186">$alert-&gt;faults as $key =&gt; $value</text:span></text:span><text:span text:style-name="T69">)   </text:span><text:span text:style-name="Strong_20_Emphasis"><text:span text:style-name="T69">##</text:span></text:span><text:span text:style-name="Strong_20_Emphasis"><text:span text:style-name="T73">持續 資料代入 </text:span></text:span><text:span text:style-name="Strong_20_Emphasis"><text:span text:style-name="T69">key  </text:span></text:span><text:span text:style-name="Strong_20_Emphasis"><text:span text:style-name="T73">直到 小於 </text:span></text:span><text:span text:style-name="Strong_20_Emphasis"><text:span text:style-name="T69">value</text:span></text:span></text:p>
      <text:p text:style-name="P12"><text:span text:style-name="T71">         </text:span><text:span text:style-name="T69">#</text:span><text:span text:style-name="T117">{{</text:span><text:span text:style-name="T69"> </text:span><text:span text:style-name="Strong_20_Emphasis"><text:span text:style-name="T208">$key</text:span></text:span><text:span text:style-name="T69"> </text:span><text:span text:style-name="T117">}}</text:span><text:span text:style-name="T69">:</text:span><text:span text:style-name="T116">{{ </text:span><text:span text:style-name="Strong_20_Emphasis"><text:span text:style-name="T209">$value['string']</text:span></text:span><text:span text:style-name="T116"> }}</text:span></text:p>
      <text:p text:style-name="P12"><text:span text:style-name="T71">    </text:span><text:span text:style-name="Strong_20_Emphasis"><text:span text:style-name="T172">@endforeach</text:span></text:span><text:span text:style-name="T69"> </text:span><text:span text:style-name="Strong_20_Emphasis"><text:span text:style-name="T244">&lt;/pre&gt;</text:span></text:span></text:p>
      <text:p text:style-name="P12"><text:span text:style-name="Strong_20_Emphasis"><text:span text:style-name="T226">@end if</text:span></text:span></text:p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pple-system" svg:font-family="apple-system, BlinkMacSystemFont, 'Segoe UI', Roboto, Oxygen, Ubuntu, Cantarell, 'Fira Sans', 'Droid Sans', 'Helvetica Neue', sans-serif"/>
    <style:font-face style:name="trebuchet ms" svg:font-family="'trebuchet ms', geneva, sans-serif"/>
    <style:font-face style:name="Liberation Serif" svg:font-family="'Liberation Serif'" style:font-family-generic="roman" style:font-pitch="variable"/>
    <style:font-face style:name="Adobe 黑体 Std R" svg:font-family="'Adobe 黑体 Std R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0-04-09T17:05:00.831000000</dc:date>
    <meta:editing-duration>PT11M37S</meta:editing-duration>
    <meta:editing-cycles>3</meta:editing-cycles>
    <meta:document-statistic meta:table-count="0" meta:image-count="0" meta:object-count="0" meta:page-count="11" meta:paragraph-count="204" meta:word-count="2012" meta:character-count="9262" meta:non-whitespace-character-count="7590"/>
  </office:meta>
</office:document-meta>
</file>